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OpenSymbol2" svg:font-family="OpenSymbol"/>
    <style:font-face style:name="Tahoma1" svg:font-family="Tahoma"/>
    <style:font-face style:name="Bitstream Vera Sans7" svg:font-family="'Bitstream Vera Sans'" style:font-family-generic="roman"/>
    <style:font-face style:name="Liberation Sans1" svg:font-family="'Liberation Sans'" style:font-family-generic="roman"/>
    <style:font-face style:name="Thorndale" svg:font-family="Thorndale" style:font-family-generic="roman"/>
    <style:font-face style:name="Times New Roman2"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rial Unicode MS" svg:font-family="'Arial Unicode MS'" style:font-pitch="variable"/>
    <style:font-face style:name="Mangal1" svg:font-family="Mangal" style:font-pitch="variable"/>
    <style:font-face style:name="SimSun" svg:font-family="SimSun" style:font-pitch="variable"/>
    <style:font-face style:name="Tahoma" svg:font-family="Tahoma"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horndale1"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Italique" style:font-family-generic="roman" style:font-pitch="variable"/>
    <style:font-face style:name="Arial" svg:font-family="Arial" style:font-family-generic="swiss" style:font-pitch="variable"/>
    <style:font-face style:name="Bitstream Vera Sans6"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2" svg:font-family="Tahoma" style:font-family-generic="system" style:font-pitch="variable"/>
  </office:font-face-decls>
  <office:automatic-styles>
    <style:style style:name="Tableau1" style:family="table">
      <style:table-properties style:width="8.999cm" fo:margin-left="0cm" table:align="left"/>
    </style:style>
    <style:style style:name="Tableau1.A" style:family="table-column">
      <style:table-column-properties style:column-width="2.469cm"/>
    </style:style>
    <style:style style:name="Tableau1.B" style:family="table-column">
      <style:table-column-properties style:column-width="1.304cm"/>
    </style:style>
    <style:style style:name="Tableau1.D" style:family="table-column">
      <style:table-column-properties style:column-width="1.305cm"/>
    </style:style>
    <style:style style:name="Tableau1.F" style:family="table-column">
      <style:table-column-properties style:column-width="1.314cm"/>
    </style:style>
    <style:style style:name="Tableau1.A1" style:family="table-cell">
      <style:table-cell-properties style:vertical-align="middle" fo:background-color="#add9e0" fo:padding-left="0.049cm" fo:padding-right="0.049cm" fo:padding-top="0.101cm" fo:padding-bottom="0.101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C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left="0.5pt solid #000000" fo:border-right="none" fo:border-top="0.5pt solid #000000" fo:border-bottom="0.5pt solid #000000"/>
    </style:style>
    <style:style style:name="Tableau1.E1" style:family="table-cell">
      <style:table-cell-properties style:vertical-align="middle" fo:padding="0.097cm" fo:border-left="0.5pt solid #000000" fo:border-right="none" fo:border-top="0.5pt solid #000000" fo:border-bottom="0.5pt solid #000000"/>
    </style:style>
    <style:style style:name="Tableau1.F1" style:family="table-cell">
      <style:table-cell-properties style:vertical-align="middle" fo:padding="0.097cm" fo:border="0.5pt solid #000000"/>
    </style:style>
    <style:style style:name="Tableau1.A2" style:family="table-cell">
      <style:table-cell-properties style:vertical-align="middle" fo:background-color="#add9e0" fo:padding-left="0.049cm" fo:padding-right="0.049cm" fo:padding-top="0.101cm" fo:padding-bottom="0.101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9.151cm" table:align="margins"/>
    </style:style>
    <style:style style:name="Tableau2.A" style:family="table-column">
      <style:table-column-properties style:column-width="4.576cm" style:rel-column-width="32767*"/>
    </style:style>
    <style:style style:name="Tableau2.B" style:family="table-column">
      <style:table-column-properties style:column-width="4.576cm" style:rel-column-width="32768*"/>
    </style:style>
    <style:style style:name="Tableau2.1" style:family="table-row">
      <style:table-row-properties style:min-row-height="0.7cm"/>
    </style:style>
    <style:style style:name="Tableau2.A1" style:family="table-cell">
      <style:table-cell-properties style:vertical-align="middle" fo:background-color="transparent" fo:padding="0cm" fo:border="none">
        <style:background-image/>
      </style:table-cell-properties>
    </style:style>
    <style:style style:name="Tableau2.B1" style:family="table-cell">
      <style:table-cell-properties style:vertical-align="middle" fo:background-color="transparent" fo:padding="0cm" fo:border-left="0.5pt solid #000000" fo:border-right="none" fo:border-top="none" fo:border-bottom="none">
        <style:background-image/>
      </style:table-cell-properties>
    </style:style>
    <style:style style:name="Tableau2.2" style:family="table-row">
      <style:table-row-properties style:min-row-height="4.988cm"/>
    </style:style>
    <style:style style:name="Tableau2.A2" style:family="table-cell">
      <style:table-cell-properties style:vertical-align="middle" fo:background-color="transparent" fo:padding="0.101cm" fo:border="none">
        <style:background-image/>
      </style:table-cell-properties>
    </style:style>
    <style:style style:name="Tableau2.3" style:family="table-row">
      <style:table-row-properties style:min-row-height="1.111cm"/>
    </style:style>
    <style:style style:name="Tableau2.A3" style:family="table-cell">
      <style:table-cell-properties style:vertical-align="bottom" fo:background-color="transparent" fo:padding="0.101cm" fo:border-left="none" fo:border-right="none" fo:border-top="0.5pt solid #000000" fo:border-bottom="none">
        <style:background-image/>
      </style:table-cell-properties>
    </style:style>
    <style:style style:name="Tableau2.B3" style:family="table-cell">
      <style:table-cell-properties style:vertical-align="bottom" fo:background-color="transparent" fo:padding="0.101cm" fo:border-left="0.5pt solid #000000" fo:border-right="none" fo:border-top="0.5pt solid #000000" fo:border-bottom="none">
        <style:background-image/>
      </style:table-cell-properties>
    </style:style>
    <style:style style:name="Tableau2.4" style:family="table-row">
      <style:table-row-properties style:min-row-height="5.001cm"/>
    </style:style>
    <style:style style:name="Tableau2.B4" style:family="table-cell">
      <style:table-cell-properties style:vertical-align="middle" fo:background-color="transparent" fo:padding="0.101cm" fo:border-left="0.5pt solid #000000" fo:border-right="none" fo:border-top="none" fo:border-bottom="none">
        <style:background-image/>
      </style:table-cell-properties>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6"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rsid="001655a3" officeooo:paragraph-rsid="00551eb5"/>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text-properties fo:font-size="3pt" style:font-size-asian="4pt" style:font-size-complex="4pt"/>
    </style:style>
    <style:style style:name="P18" style:family="paragraph" style:parent-style-name="Standard">
      <style:text-properties fo:font-size="2pt" style:font-size-asian="2pt" style:font-size-complex="2pt"/>
    </style:style>
    <style:style style:name="P19" style:family="paragraph" style:parent-style-name="Standard">
      <style:text-properties fo:font-size="6pt" style:font-size-asian="6pt" style:font-size-complex="6pt"/>
    </style:style>
    <style:style style:name="P20" style:family="paragraph" style:parent-style-name="Header">
      <style:paragraph-properties fo:margin-left="6.399cm" fo:margin-right="0cm" fo:text-indent="0cm" style:auto-text-indent="false"/>
      <style:text-properties style:font-name="Bitstream Vera Sans6" fo:font-size="13pt" fo:font-weight="bold" style:font-size-asian="13pt" style:font-weight-asian="bold" style:font-size-complex="13pt" style:font-weight-complex="bold"/>
    </style:style>
    <style:style style:name="P21" style:family="paragraph" style:parent-style-name="Header">
      <style:paragraph-properties fo:margin-left="7.001cm" fo:margin-right="0cm" fo:text-indent="0cm" style:auto-text-indent="false"/>
      <style:text-properties style:font-name="Bitstream Vera Sans6" fo:font-size="11pt" fo:font-weight="normal" style:font-size-asian="11pt" style:font-weight-asian="normal" style:font-size-complex="11pt" style:font-weight-complex="normal"/>
    </style:style>
    <style:style style:name="P22" style:family="paragraph" style:parent-style-name="Footer">
      <style:paragraph-properties fo:margin-left="0cm" fo:margin-right="0.7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_5f_En-tête">
      <style:text-properties officeooo:paragraph-rsid="00551eb5"/>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_5f_Paragraphe_20_livret_20_">
      <style:text-properties officeooo:paragraph-rsid="00551eb5"/>
    </style:style>
    <style:style style:name="P27" style:family="paragraph" style:parent-style-name="FILET_5f_POINTILLES">
      <style:paragraph-properties fo:text-align="justify" style:justify-single-word="false"/>
      <style:text-properties officeooo:paragraph-rsid="00551eb5"/>
    </style:style>
    <style:style style:name="P28" style:family="paragraph" style:parent-style-name="Table_20_Contents">
      <style:paragraph-properties fo:text-align="center" style:justify-single-word="false"/>
      <style:text-properties style:font-name="Bitstream Vera Sans6" fo:font-size="9pt" fo:font-weight="bold" officeooo:paragraph-rsid="00551eb5" style:font-size-asian="9pt" style:font-weight-asian="bold" style:font-size-complex="9pt" style:font-weight-complex="bold"/>
    </style:style>
    <style:style style:name="P29" style:family="paragraph" style:parent-style-name="Table_20_Contents">
      <style:paragraph-properties fo:text-align="center" style:justify-single-word="false"/>
      <style:text-properties style:font-name="Bitstream Vera Sans6" fo:font-size="9pt" officeooo:paragraph-rsid="00551eb5" style:font-size-asian="9pt" style:font-size-complex="9pt"/>
    </style:style>
    <style:style style:name="P30" style:family="paragraph" style:parent-style-name="Exo_5f_Num">
      <style:text-properties officeooo:paragraph-rsid="00551eb5"/>
    </style:style>
    <style:style style:name="P31" style:family="paragraph" style:parent-style-name="Exo_5f_Num" style:list-style-name="Num_5f_Exo">
      <style:text-properties officeooo:paragraph-rsid="00551eb5"/>
    </style:style>
    <style:style style:name="P32" style:family="paragraph" style:parent-style-name="Exo_5f_Num" style:master-page-name="_5f_Fiche_20_éditeur_20_série_20_2_20_une_20_colonne_20_impaire_20__28_G_29_">
      <style:paragraph-properties style:page-number="100" fo:break-before="auto" fo:break-after="auto"/>
    </style:style>
    <style:style style:name="P33" style:family="paragraph" style:parent-style-name="Exo_5f_Num">
      <style:paragraph-properties fo:margin-top="0.711cm" fo:margin-bottom="0.101cm" loext:contextual-spacing="false"/>
      <style:text-properties officeooo:paragraph-rsid="00551eb5"/>
    </style:style>
    <style:style style:name="P34" style:family="paragraph" style:parent-style-name="Exo_5f_Num" style:list-style-name="Num_5f_Exo">
      <style:paragraph-properties fo:margin-top="0.7cm" fo:margin-bottom="0.3cm" loext:contextual-spacing="false"/>
      <style:text-properties officeooo:paragraph-rsid="00551eb5"/>
    </style:style>
    <style:style style:name="P35" style:family="paragraph" style:parent-style-name="Exo_5f_Num" style:list-style-name="">
      <style:paragraph-properties fo:margin-top="0.55cm" fo:margin-bottom="0.3cm" loext:contextual-spacing="false"/>
      <style:text-properties officeooo:paragraph-rsid="00551eb5"/>
    </style:style>
    <style:style style:name="P36" style:family="paragraph" style:parent-style-name="Exo_5f_Num">
      <style:paragraph-properties fo:margin-top="0.741cm" fo:margin-bottom="0.3cm" loext:contextual-spacing="false"/>
      <style:text-properties officeooo:paragraph-rsid="00551eb5"/>
    </style:style>
    <style:style style:name="P37" style:family="paragraph" style:parent-style-name="Exo_5f_Num">
      <style:paragraph-properties fo:margin-top="0.82cm" fo:margin-bottom="0.101cm" loext:contextual-spacing="false"/>
      <style:text-properties officeooo:paragraph-rsid="00551eb5"/>
    </style:style>
    <style:style style:name="P38" style:family="paragraph" style:parent-style-name="FILET_5f_POINTILLES" style:list-style-name="liste_5f_abc">
      <style:paragraph-properties fo:text-align="justify" style:justify-single-word="false"/>
      <style:text-properties officeooo:paragraph-rsid="00551eb5"/>
    </style:style>
    <style:style style:name="P39" style:family="paragraph" style:parent-style-name="FILET_5f_POINTILLES" style:list-style-name="liste_5f_abc">
      <style:paragraph-properties fo:text-align="justify" style:justify-single-word="false"/>
      <style:text-properties officeooo:paragraph-rsid="0056aec9"/>
    </style:style>
    <style:style style:name="P40" style:family="paragraph" style:parent-style-name="FILET_5f_POINTILLES" style:list-style-name="Num_5f_Exo">
      <style:paragraph-properties fo:margin-top="0cm" fo:margin-bottom="0cm" loext:contextual-spacing="false" style:line-height-at-least="0.801cm"/>
      <style:text-properties fo:color="#b3b3b3" fo:font-style="normal" officeooo:paragraph-rsid="00551eb5" style:font-style-asian="normal" style:font-style-complex="normal"/>
    </style:style>
    <style:style style:name="P41" style:family="paragraph" style:parent-style-name="FILET_5f_POINTILLES" style:list-style-name="Num_5f_Exo">
      <style:paragraph-properties fo:margin-top="0cm" fo:margin-bottom="0cm" loext:contextual-spacing="false" style:line-height-at-least="0.801cm"/>
      <style:text-properties fo:color="#b3b3b3" fo:font-style="normal" officeooo:paragraph-rsid="0056aec9" style:font-style-asian="normal" style:font-style-complex="normal"/>
    </style:style>
    <style:style style:name="P42" style:family="paragraph" style:parent-style-name="FILET_5f_POINTILLES" style:list-style-name="_5f_Numérotation_20_des_20_exercices_20_livrets">
      <style:paragraph-properties fo:margin-top="0cm" fo:margin-bottom="0cm" loext:contextual-spacing="false" style:line-height-at-least="0.801cm"/>
      <style:text-properties fo:color="#b3b3b3" fo:font-style="normal" officeooo:paragraph-rsid="00551eb5" style:font-style-asian="normal" style:font-style-complex="normal"/>
    </style:style>
    <style:style style:name="P43" style:family="paragraph" style:parent-style-name="FILET_5f_POINTILLES" style:list-style-name="Num_5f_Exo">
      <style:paragraph-properties fo:margin-top="0cm" fo:margin-bottom="0cm" loext:contextual-spacing="false" style:line-height-at-least="0.801cm"/>
      <style:text-properties officeooo:paragraph-rsid="00551eb5"/>
    </style:style>
    <style:style style:name="P44" style:family="paragraph" style:parent-style-name="Standard" style:list-style-name="Num_5f_Exo">
      <style:paragraph-properties fo:text-align="center" style:justify-single-word="false"/>
      <style:text-properties officeooo:paragraph-rsid="00551eb5"/>
    </style:style>
    <style:style style:name="P45" style:family="paragraph" style:parent-style-name="Standard" style:list-style-name="_5f_Numérotation_20_des_20_exercices_20_livrets">
      <style:paragraph-properties fo:margin-top="0.101cm" fo:margin-bottom="0.199cm" loext:contextual-spacing="false"/>
      <style:text-properties officeooo:paragraph-rsid="00551eb5"/>
    </style:style>
    <style:style style:name="P46" style:family="paragraph" style:parent-style-name="Text_20_body" style:list-style-name="_5f_Numérotation_20_des_20_exercices_20_livrets">
      <style:paragraph-properties fo:margin-top="0cm" fo:margin-bottom="0cm" loext:contextual-spacing="false" fo:line-height="100%" fo:text-align="justify" style:justify-single-word="false"/>
      <style:text-properties fo:font-size="2pt" officeooo:paragraph-rsid="00551eb5" style:font-size-asian="2pt" style:font-size-complex="2pt"/>
    </style:style>
    <style:style style:name="P47" style:family="paragraph" style:parent-style-name="_5f_Paragraphe_20_livret_20_" style:list-style-name="Num_5f_Exo">
      <style:paragraph-properties fo:text-align="center" style:justify-single-word="false"/>
      <style:text-properties officeooo:paragraph-rsid="00551eb5"/>
    </style:style>
    <style:style style:name="P48" style:family="paragraph" style:parent-style-name="_5f_Paragraphe_20_livret_20_" style:list-style-name="liste_5f_abc">
      <style:paragraph-properties fo:text-align="start" style:justify-single-word="false"/>
      <style:text-properties officeooo:paragraph-rsid="00551eb5"/>
    </style:style>
    <style:style style:name="P49" style:family="paragraph" style:parent-style-name="_5f_Paragraphe_20_livret_20_" style:list-style-name="Num_5f_Exo">
      <style:paragraph-properties fo:text-align="center" style:justify-single-word="false"/>
      <style:text-properties fo:font-weight="bold" officeooo:paragraph-rsid="00551eb5" style:font-weight-asian="bold" style:font-weight-complex="bold"/>
    </style:style>
    <style:style style:name="P50" style:family="paragraph" style:parent-style-name="_5f_Paragraphe_20_livret_20_" style:list-style-name="_5f_Numérotation_20_des_20_exercices_20_livrets">
      <style:paragraph-properties fo:margin-top="0.3cm" fo:margin-bottom="0.101cm" loext:contextual-spacing="false" fo:text-align="center" style:justify-single-word="false"/>
      <style:text-properties fo:font-style="normal" officeooo:paragraph-rsid="00551eb5" style:font-style-asian="normal" style:font-style-complex="normal"/>
    </style:style>
    <style:style style:name="P51" style:family="paragraph" style:parent-style-name="_5f_Paragraphe_20_livret_20_" style:list-style-name="Num_5f_Exo">
      <style:paragraph-properties fo:margin-top="0.3cm" fo:margin-bottom="0.101cm" loext:contextual-spacing="false" fo:text-align="center" style:justify-single-word="false"/>
      <style:text-properties fo:font-weight="bold" officeooo:paragraph-rsid="00551eb5" style:font-weight-asian="bold" style:font-weight-complex="bold"/>
    </style:style>
    <style:style style:name="P52" style:family="paragraph" style:parent-style-name="_5f_Paragraphe_20_livret_20_">
      <style:paragraph-properties fo:margin-top="0.101cm" fo:margin-bottom="0.49cm" loext:contextual-spacing="false"/>
    </style:style>
    <style:style style:name="P53" style:family="paragraph" style:parent-style-name="_5f_Paragraphe_20_livret_20_réponse_20_élève" style:list-style-name="liste_5f_abc">
      <style:text-properties officeooo:paragraph-rsid="00551eb5"/>
    </style:style>
    <style:style style:name="P54" style:family="paragraph" style:parent-style-name="_5f_Paragraphe_20_livret_20_réponse_20_élève" style:list-style-name="liste_5f_abc">
      <style:paragraph-properties>
        <style:tab-stops>
          <style:tab-stop style:position="9.2cm" style:type="right" style:leader-style="dotted" style:leader-text="."/>
        </style:tab-stops>
      </style:paragraph-properties>
      <style:text-properties officeooo:rsid="001873e9" officeooo:paragraph-rsid="00551eb5"/>
    </style:style>
    <style:style style:name="P55" style:family="paragraph" style:parent-style-name="_5f_Paragraphe_20_livret_20_réponse_20_élève" style:list-style-name="liste_5f_abc">
      <style:text-properties officeooo:rsid="001873e9" officeooo:paragraph-rsid="00551eb5"/>
    </style:style>
    <style:style style:name="P56" style:family="paragraph" style:parent-style-name="_5f_Paragraphe_20_livret_20_réponse_20_élève" style:list-style-name="liste_5f_abc">
      <style:paragraph-properties fo:margin-top="0.33cm" fo:margin-bottom="0cm" loext:contextual-spacing="false"/>
      <style:text-properties officeooo:paragraph-rsid="00551eb5"/>
    </style:style>
    <style:style style:name="P57" style:family="paragraph" style:parent-style-name="_5f_Paragraphe_20_livret_20_réponse_20_élève" style:list-style-name="liste_5f_abc">
      <style:paragraph-properties fo:margin-top="0cm" fo:margin-bottom="0cm" loext:contextual-spacing="false"/>
      <style:text-properties officeooo:paragraph-rsid="00551eb5"/>
    </style:style>
    <style:style style:name="P58" style:family="paragraph" style:parent-style-name="_5f_Paragraphe_20_livret_20_réponse_20_élève" style:list-style-name="liste_5f_abc">
      <style:paragraph-properties fo:margin-top="0.049cm" fo:margin-bottom="0cm" loext:contextual-spacing="false" style:line-height-at-least="0.6cm"/>
      <style:text-properties officeooo:paragraph-rsid="00551eb5"/>
    </style:style>
    <style:style style:name="P59" style:family="paragraph" style:parent-style-name="_5f_Pied_20_de_20_page" style:list-style-name=""/>
    <style:style style:name="P60" style:family="paragraph" style:parent-style-name="_5f_Pied_20_de_20_page" style:list-style-name="">
      <style:paragraph-properties fo:text-align="end" style:justify-single-word="false"/>
    </style:style>
    <style:style style:name="P61" style:family="paragraph" style:parent-style-name="_5f_Pied_20_de_20_page">
      <style:paragraph-properties fo:text-align="end" style:justify-single-word="false"/>
    </style:style>
    <style:style style:name="P62"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63" style:family="paragraph" style:parent-style-name="_5f_Titre_20_d_27_exercices_20_livret" style:list-style-name="_5f_Numérotation_20_des_20_exercices_20_livrets">
      <style:paragraph-properties fo:margin-top="0.499cm" fo:margin-bottom="0.499cm" loext:contextual-spacing="false"/>
      <style:text-properties officeooo:paragraph-rsid="00551eb5"/>
    </style:style>
    <style:style style:name="P64" style:family="paragraph" style:parent-style-name="_5f_Titre_20_d_27_exercices_20_livret" style:list-style-name="liste_5f_abc">
      <style:paragraph-properties fo:margin-top="0cm" fo:margin-bottom="0cm" loext:contextual-spacing="false" style:line-height-at-least="0.6cm"/>
      <style:text-properties officeooo:paragraph-rsid="00551eb5"/>
    </style:style>
    <style:style style:name="P65" style:family="paragraph" style:parent-style-name="_5f_Titre_20_d_27_exercices_20_livret" style:list-style-name="Num_5f_Exo">
      <style:paragraph-properties fo:margin-top="0.52cm" fo:margin-bottom="0cm" loext:contextual-spacing="false"/>
      <style:text-properties officeooo:paragraph-rsid="00551eb5"/>
    </style:style>
    <style:style style:name="P66" style:family="paragraph" style:parent-style-name="_5f_Titre_20_d_27_exercices_20_livret" style:list-style-name="_5f_Numérotation_20_des_20_exercices_20_livrets">
      <style:paragraph-properties fo:margin-top="0.4cm" fo:margin-bottom="0cm" loext:contextual-spacing="false"/>
      <style:text-properties fo:color="#000000" style:font-name="Bitstream Vera Sans1" fo:font-size="10pt" fo:font-weight="normal" officeooo:rsid="001ec4a7" officeooo:paragraph-rsid="00551eb5"/>
    </style:style>
    <style:style style:name="P67" style:family="paragraph" style:parent-style-name="_5f_Titre_20_d_27_exercices_20_livret" style:list-style-name="_5f_Numérotation_20_des_20_exercices_20_livrets">
      <style:paragraph-properties fo:margin-top="0.4cm" fo:margin-bottom="0cm" loext:contextual-spacing="false"/>
      <style:text-properties fo:color="#000000" style:font-name="Bitstream Vera Sans1" fo:font-size="10pt" fo:font-style="normal" fo:font-weight="normal" officeooo:rsid="001ec4a7" officeooo:paragraph-rsid="00551eb5" style:font-style-asian="normal" style:font-style-complex="normal"/>
    </style:style>
    <style:style style:name="P68" style:family="paragraph" style:parent-style-name="_5f_Titre_20_d_27_exercices_20_livret" style:list-style-name="">
      <style:paragraph-properties fo:margin-top="0.4cm" fo:margin-bottom="0cm" loext:contextual-spacing="false"/>
      <style:text-properties fo:color="#000000" style:font-name="Bitstream Vera Sans1" fo:font-size="10pt" fo:font-style="normal" fo:font-weight="normal" officeooo:rsid="00206168" officeooo:paragraph-rsid="00551eb5" style:font-style-asian="normal" style:font-style-complex="normal"/>
    </style:style>
    <style:style style:name="P69" style:family="paragraph" style:parent-style-name="_5f_Titre_20_d_27_exercices_20_livret" style:list-style-name="_5f_Numérotation_20_des_20_exercices_20_livrets">
      <style:paragraph-properties fo:margin-top="0.4cm" fo:margin-bottom="0cm" loext:contextual-spacing="false"/>
      <style:text-properties fo:color="#000000" style:font-name="Bitstream Vera Sans1" fo:font-size="10pt" fo:font-style="normal" fo:font-weight="normal" officeooo:rsid="00206168" officeooo:paragraph-rsid="0057740d" style:font-style-asian="normal" style:font-style-complex="normal"/>
    </style:style>
    <style:style style:name="P70" style:family="paragraph" style:parent-style-name="_5f_Titre_20_d_27_exercices_20_livret" style:list-style-name="_5f_Numérotation_20_des_20_exercices_20_livrets">
      <style:paragraph-properties fo:margin-top="0.4cm" fo:margin-bottom="0cm" loext:contextual-spacing="false"/>
      <style:text-properties officeooo:paragraph-rsid="00551eb5"/>
    </style:style>
    <style:style style:name="P71" style:family="paragraph">
      <loext:graphic-properties draw:fill="solid" draw:fill-color="#00b00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indent="0cm"/>
    </style:style>
    <style:style style:name="P73"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Vera Sans4" fo:font-size="9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74" style:family="paragraph">
      <loext:graphic-properties draw:fill="solid" draw:fill-color="#ff000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5"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Vera Sans4"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Vera Sans4"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7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ffffff"/>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Bitstream Vera Sans4" fo:font-size="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Vera Sans4"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000000"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ff0000" draw:opacity="6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ffffff" draw:opacity="9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1" fo:font-size="24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84" style:family="paragraph">
      <loext:graphic-properties draw:fill="solid" draw:fill-color="#00000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1" fo:font-size="24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85"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6" fo:font-size="11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86"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6" fo:font-size="11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87" style:family="paragraph">
      <style:paragraph-properties fo:margin-left="0cm" fo:margin-right="0cm" fo:margin-top="0cm" fo:margin-bottom="0cm" fo:line-height="100%" fo:text-align="center" fo:text-indent="0cm"/>
    </style:style>
    <style:style style:name="P88" style:family="paragraph">
      <loext:graphic-properties draw:fill="none" draw:fill-color="#00b8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Thorndale1" fo:font-size="24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89" style:family="paragraph">
      <loext:graphic-properties draw:fill="none"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1" fo:font-size="24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90"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1" fo:font-size="24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91"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6" fo:font-size="10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92"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93"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6"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94"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95"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6" fo:font-size="10pt"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6"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1" fo:font-size="24pt"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style:line-height-at-least="0.136cm" fo:text-indent="0cm"/>
    </style:style>
    <style:style style:name="P98" style:family="paragraph">
      <loext:graphic-properties draw:fill="none" draw:fill-color="#ffffff"/>
      <style:paragraph-properties fo:margin-left="0cm" fo:margin-right="0cm" fo:margin-top="0cm" fo:margin-bottom="0cm" style:line-height-at-least="0.238cm" fo:text-indent="0cm" style:writing-mode="lr-tb"/>
      <style:text-properties style:use-window-font-color="true" style:text-outline="false" style:text-line-through-style="none" style:text-line-through-type="none" style:font-name="Bitstream Vera Sans6" fo:font-size="9pt"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9"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1" fo:font-size="24pt"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0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1" style:family="paragraph">
      <style:paragraph-properties fo:text-align="center"/>
    </style:style>
    <style:style style:name="P102" style:family="paragraph">
      <loext:graphic-properties draw:fill="none" draw:fill-color="#ffffff"/>
      <style:paragraph-properties fo:text-align="center"/>
      <style:text-properties fo:color="#ffffff" style:font-name="Bitstream Vera Sans6" fo:font-size="16pt" fo:font-weight="bold" style:font-size-asian="16pt" style:font-weight-asian="bold" style:font-size-complex="16pt" style:font-weight-complex="bold"/>
    </style:style>
    <style:style style:name="P103" style:family="paragraph">
      <loext:graphic-properties draw:fill="solid" draw:fill-color="#1ca2b8"/>
    </style:style>
    <style:style style:name="T1" style:family="text">
      <style:text-properties fo:font-variant="small-caps"/>
    </style:style>
    <style:style style:name="T2" style:family="text">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color="#33ccb2"/>
    </style:style>
    <style:style style:name="T5" style:family="text">
      <style:text-properties fo:font-size="12pt" style:font-size-asian="12pt" style:font-size-complex="12pt"/>
    </style:style>
    <style:style style:name="T6" style:family="text">
      <style:text-properties fo:font-variant="normal" fo:text-transform="none" fo:color="#1ca2b8" style:font-name="Bitstream Vera Sans6" fo:font-size="16pt" fo:letter-spacing="-0.007cm" fo:font-style="normal" fo:text-shadow="none" fo:font-weight="bold" officeooo:rsid="003bda30" style:font-size-asian="16pt" style:font-style-asian="normal" style:font-size-complex="16pt" style:font-style-complex="normal"/>
    </style:style>
    <style:style style:name="T7" style:family="text">
      <style:text-properties fo:font-size="16pt" fo:letter-spacing="-0.007cm" officeooo:rsid="00551eb5" style:font-size-asian="16pt" style:font-size-complex="16pt"/>
    </style:style>
    <style:style style:name="T8" style:family="text">
      <style:text-properties officeooo:rsid="001d30cf"/>
    </style:style>
    <style:style style:name="T9" style:family="text">
      <style:text-properties fo:font-style="normal" style:font-style-asian="normal" style:font-style-complex="normal"/>
    </style:style>
    <style:style style:name="T10" style:family="text">
      <style:text-properties fo:font-style="normal" officeooo:rsid="0022b099" style:font-style-asian="normal" style:font-style-complex="normal"/>
    </style:style>
    <style:style style:name="T11" style:family="text">
      <style:text-properties fo:font-style="normal" officeooo:rsid="0021ebe4" style:font-style-asian="normal" style:font-style-complex="normal"/>
    </style:style>
    <style:style style:name="T12" style:family="text">
      <style:text-properties fo:font-style="normal" officeooo:rsid="0022b099" style:font-style-asian="normal" style:font-weight-asian="bold" style:font-style-complex="normal" style:font-weight-complex="bold"/>
    </style:style>
    <style:style style:name="T13" style:family="text">
      <style:text-properties fo:color="#000000"/>
    </style:style>
    <style:style style:name="T14" style:family="text">
      <style:text-properties fo:color="#000000" style:font-name="Bitstream Vera Sans1" fo:font-size="10pt" fo:font-style="normal" fo:font-weight="normal" officeooo:rsid="0023dfbf" style:font-style-asian="normal" style:font-style-complex="normal"/>
    </style:style>
    <style:style style:name="T15" style:family="text">
      <style:text-properties fo:color="#000000" style:font-name="Bitstream Vera Sans1" fo:font-size="10pt" fo:font-style="normal" fo:font-weight="normal" officeooo:rsid="00206168" style:font-style-asian="normal" style:font-style-complex="normal"/>
    </style:style>
    <style:style style:name="T16" style:family="text">
      <style:text-properties fo:color="#000000" style:font-name="Bitstream Vera Sans1" fo:font-size="10pt" fo:font-style="normal" fo:font-weight="normal" officeooo:rsid="002313d9" style:font-style-asian="normal" style:font-style-complex="normal"/>
    </style:style>
    <style:style style:name="T17" style:family="text">
      <style:text-properties fo:color="#000000" style:font-name="Bitstream Vera Sans1" fo:font-size="10pt" fo:font-style="normal" fo:font-weight="normal" officeooo:rsid="001ec4a7" style:font-style-asian="normal" style:font-style-complex="normal"/>
    </style:style>
    <style:style style:name="T18" style:family="text">
      <style:text-properties fo:color="#000000" style:font-name="Bitstream Vera Sans1" fo:font-size="10pt" fo:font-style="normal" fo:font-weight="normal" officeooo:rsid="003a5213" style:font-style-asian="normal" style:font-style-complex="normal"/>
    </style:style>
    <style:style style:name="T19" style:family="text">
      <style:text-properties fo:color="#000000" style:font-name="Bitstream Vera Sans1" fo:font-size="10pt" fo:font-style="normal" fo:font-weight="normal" officeooo:rsid="0057740d" style:font-style-asian="normal" style:font-style-complex="normal"/>
    </style:style>
    <style:style style:name="T20" style:family="text">
      <style:text-properties fo:color="#000000" fo:font-style="normal" style:font-style-asian="normal" style:font-style-complex="normal"/>
    </style:style>
    <style:style style:name="T21" style:family="text">
      <style:text-properties fo:color="#000000" fo:font-style="normal" officeooo:rsid="0057740d" style:font-style-asian="normal" style:font-style-complex="normal"/>
    </style:style>
    <style:style style:name="T22" style:family="text">
      <style:text-properties fo:font-size="10pt" fo:font-style="normal" style:font-size-asian="10pt" style:font-style-asian="normal" style:font-size-complex="10pt" style:font-style-complex="normal"/>
    </style:style>
    <style:style style:name="T23" style:family="text">
      <style:text-properties fo:font-size="10pt" fo:font-style="normal" officeooo:rsid="001873e9" style:font-size-asian="10pt" style:font-style-asian="normal" style:font-size-complex="10pt" style:font-style-complex="normal"/>
    </style:style>
    <style:style style:name="T24" style:family="text">
      <style:text-properties fo:color="#b3b3b3"/>
    </style:style>
    <style:style style:name="T25" style:family="text">
      <style:text-properties fo:color="#b3b3b3" fo:font-size="10pt" fo:font-style="normal" style:font-size-asian="10pt" style:font-style-asian="normal" style:font-size-complex="10pt" style:font-style-complex="normal"/>
    </style:style>
    <style:style style:name="T26" style:family="text">
      <style:text-properties style:text-position="0% 100%" style:font-name-asian="OpenSymbol1" style:font-style-asian="normal" style:font-name-complex="OpenSymbol1" style:font-style-complex="normal"/>
    </style:style>
    <style:style style:name="T27" style:family="text">
      <style:text-properties style:text-position="0% 100%" style:font-name-asian="OpenSymbol1" style:font-name-complex="OpenSymbol1"/>
    </style:style>
    <style:style style:name="T28" style:family="text">
      <style:text-properties style:text-position="0% 100%" style:font-name="OpenSymbol2" fo:font-size="10pt" fo:letter-spacing="-0.004cm" officeooo:rsid="005c4ae9" style:font-name-asian="OpenSymbol1" style:font-size-asian="10pt" style:font-name-complex="OpenSymbol1" style:font-size-complex="10pt"/>
    </style:style>
    <style:style style:name="T29" style:family="text">
      <style:text-properties style:text-position="0% 100%" style:font-name="Times New Roman1" fo:font-size="12pt" fo:letter-spacing="-0.004cm" style:text-underline-style="none" officeooo:rsid="00697465" style:font-name-asian="OpenSymbol2" style:font-size-asian="12pt" style:font-weight-asian="normal" style:font-name-complex="OpenSymbol2" style:font-size-complex="12pt" style:font-weight-complex="normal"/>
    </style:style>
    <style:style style:name="T30" style:family="text">
      <style:text-properties style:text-position="0% 100%" fo:letter-spacing="-0.004cm"/>
    </style:style>
    <style:style style:name="T31" style:family="text">
      <style:text-properties style:text-position="0% 100%" fo:letter-spacing="-0.004cm" officeooo:rsid="0023dfbf"/>
    </style:style>
    <style:style style:name="T32" style:family="text">
      <style:text-properties style:text-position="0% 100%" style:font-name="Bitstream Vera Sans1" fo:font-size="10pt" fo:letter-spacing="-0.004cm" style:text-underline-style="none" style:font-name-asian="OpenSymbol2" style:font-size-asian="12pt" style:font-weight-asian="normal" style:font-name-complex="OpenSymbol2" style:font-size-complex="12pt" style:font-weight-complex="normal"/>
    </style:style>
    <style:style style:name="T33" style:family="text">
      <style:text-properties style:use-window-font-color="true" style:font-name="Bitstream Vera Sans1" fo:font-size="10pt" fo:font-style="normal" style:text-underline-style="none" officeooo:rsid="002957e1" style:font-size-asian="10pt" style:font-style-asian="normal" style:font-size-complex="10pt" style:font-style-complex="normal"/>
    </style:style>
    <style:style style:name="T34" style:family="text">
      <style:text-properties style:use-window-font-color="true" style:font-name="Bitstream Vera Sans2" fo:font-size="10pt" fo:font-weight="normal" officeooo:rsid="001ec4a7" style:font-size-asian="10.5pt"/>
    </style:style>
    <style:style style:name="T35" style:family="text">
      <style:text-properties style:use-window-font-color="true" style:font-name="Bitstream Vera Sans2" fo:font-size="10pt" fo:font-weight="normal" officeooo:rsid="00206168" style:font-size-asian="10.5pt"/>
    </style:style>
    <style:style style:name="T36" style:family="text">
      <style:text-properties style:use-window-font-color="true" style:font-name="Bitstream Vera Sans2" fo:font-size="10pt" fo:font-weight="normal" officeooo:rsid="002b3311" style:font-size-asian="10.5pt"/>
    </style:style>
    <style:style style:name="T37" style:family="text">
      <style:text-properties style:use-window-font-color="true" style:font-name="Bitstream Vera Sans2" fo:font-size="10pt" fo:font-weight="normal" officeooo:rsid="002d1d06" style:font-size-asian="10.5pt"/>
    </style:style>
    <style:style style:name="T38" style:family="text">
      <style:text-properties style:use-window-font-color="true" style:font-name="Bitstream Vera Sans2" fo:font-size="10pt" fo:font-weight="normal" officeooo:rsid="00248f0e" style:font-size-asian="10.5pt"/>
    </style:style>
    <style:style style:name="T39" style:family="text">
      <style:text-properties style:use-window-font-color="true" style:font-name="Bitstream Vera Sans2" fo:font-size="10pt" officeooo:rsid="00248f0e" style:font-size-asian="10.5pt"/>
    </style:style>
    <style:style style:name="T40" style:family="text">
      <style:text-properties style:use-window-font-color="true" style:font-name="Bitstream Vera Sans2" fo:font-size="10pt" officeooo:rsid="0025722f" style:font-size-asian="10.5pt"/>
    </style:style>
    <style:style style:name="T41" style:family="text">
      <style:text-properties style:use-window-font-color="true" style:font-name="Bitstream Vera Sans2" fo:font-size="10pt" fo:font-style="normal" fo:font-weight="normal" officeooo:rsid="002ded00" fo:background-color="transparent" loext:char-shading-value="0" style:font-size-asian="10.5pt"/>
    </style:style>
    <style:style style:name="T42" style:family="text">
      <style:text-properties style:use-window-font-color="true" style:font-name="Bitstream Vera Sans2" fo:font-size="10pt" fo:font-style="normal" fo:font-weight="normal" officeooo:rsid="00206168" fo:background-color="transparent" loext:char-shading-value="0" style:font-size-asian="10.5pt"/>
    </style:style>
    <style:style style:name="T43" style:family="text">
      <style:text-properties style:use-window-font-color="true" style:font-name="Bitstream Vera Sans2" fo:font-size="10pt" fo:font-style="normal" fo:font-weight="normal" officeooo:rsid="002d1d06" fo:background-color="transparent" loext:char-shading-value="0" style:font-size-asian="10.5pt"/>
    </style:style>
    <style:style style:name="T44" style:family="text">
      <style:text-properties fo:letter-spacing="-0.007cm"/>
    </style:style>
    <style:style style:name="T45" style:family="text">
      <style:text-properties officeooo:rsid="001873e9" style:font-size-asian="10pt" style:font-style-asian="normal" style:font-size-complex="10pt" style:font-style-complex="normal"/>
    </style:style>
    <style:style style:name="T46" style:family="text">
      <style:text-properties officeooo:rsid="001c06bb"/>
    </style:style>
    <style:style style:name="T47" style:family="text">
      <style:text-properties fo:font-weight="normal" style:font-weight-asian="normal" style:font-weight-complex="normal"/>
    </style:style>
    <style:style style:name="T48" style:family="text">
      <style:text-properties fo:font-weight="normal" officeooo:rsid="0021ebe4" style:font-weight-asian="normal" style:font-weight-complex="normal"/>
    </style:style>
    <style:style style:name="T49" style:family="text">
      <style:text-properties fo:font-weight="normal" officeooo:rsid="00206168" style:font-size-asian="10.5pt"/>
    </style:style>
    <style:style style:name="T50" style:family="text">
      <style:text-properties fo:font-weight="normal" officeooo:rsid="00248f0e" style:font-size-asian="10.5pt"/>
    </style:style>
    <style:style style:name="T51" style:family="text">
      <style:text-properties fo:font-weight="normal" officeooo:rsid="0025722f"/>
    </style:style>
    <style:style style:name="T52" style:family="text">
      <style:text-properties fo:font-weight="normal" officeooo:rsid="00275cfe"/>
    </style:style>
    <style:style style:name="T53" style:family="text">
      <style:text-properties fo:font-weight="normal" officeooo:rsid="001ec4a7"/>
    </style:style>
    <style:style style:name="T54" style:family="text">
      <style:text-properties fo:font-weight="normal" officeooo:rsid="0057740d"/>
    </style:style>
    <style:style style:name="T55" style:family="text">
      <style:text-properties officeooo:rsid="00328b7c"/>
    </style:style>
    <style:style style:name="T56" style:family="text">
      <style:text-properties officeooo:rsid="0022b099"/>
    </style:style>
    <style:style style:name="T57" style:family="text">
      <style:text-properties officeooo:rsid="001ec4a7"/>
    </style:style>
    <style:style style:name="T58" style:family="text">
      <style:text-properties officeooo:rsid="0021ebe4"/>
    </style:style>
    <style:style style:name="T59" style:family="text">
      <style:text-properties officeooo:rsid="0023dfbf"/>
    </style:style>
    <style:style style:name="T60" style:family="text">
      <style:text-properties fo:letter-spacing="0.007cm"/>
    </style:style>
    <style:style style:name="T61" style:family="text">
      <style:text-properties fo:letter-spacing="-0.004cm"/>
    </style:style>
    <style:style style:name="T62" style:family="text">
      <style:text-properties officeooo:rsid="0022b099" style:font-weight-asian="bold" style:font-weight-complex="bold"/>
    </style:style>
    <style:style style:name="T63" style:family="text">
      <style:text-properties officeooo:rsid="0057740d"/>
    </style:style>
    <style:style style:name="T64" style:family="text">
      <style:text-properties fo:font-variant="normal" fo:text-transform="none" fo:color="#000000" style:text-outline="false" style:text-line-through-style="none" style:text-line-through-type="none" style:font-name="Bitstream Vera Sans4" fo:font-size="9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Bitstream Vera Sans4"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0000" style:text-outline="false" style:text-line-through-style="none" style:text-line-through-type="none" style:font-name="Bitstream Vera Sans4"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text-line-through-type="none" style:font-name="Bitstream Vera Sans6" fo:font-size="11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T68" style:family="text">
      <style:text-properties fo:color="#000000" style:text-outline="false" style:text-line-through-style="none" style:text-line-through-type="none" style:font-name="Bitstream Vera Sans6" fo:font-size="11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T69" style:family="text">
      <style:text-properties style:use-window-font-color="true" style:text-outline="false" style:text-line-through-style="none" style:text-line-through-type="none" style:font-name="Bitstream Vera Sans6" fo:font-size="10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T70" style:family="text">
      <style:text-properties style:use-window-font-color="true" style:text-outline="false" style:text-line-through-style="none" style:text-line-through-type="none" style:font-name="Bitstream Vera Sans6"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71" style:family="text">
      <style:text-properties style:use-window-font-color="true" style:text-outline="false" style:text-line-through-style="none" style:text-line-through-type="none" style:font-name="Bitstream Vera Sans6" fo:font-size="10pt"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style:text-line-through-type="none" style:font-name="Bitstream Vera Sans6" fo:font-size="9pt"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text-scale="30%" style:font-relief="none" style:text-overline-style="none" style:text-overline-color="font-color"/>
    </style:style>
    <style:style style:name="T73" style:family="text">
      <style:text-properties style:use-window-font-color="true" style:text-outline="false" style:text-line-through-style="none" style:text-line-through-type="none" style:font-name="Bitstream Vera Sans6" fo:font-size="9pt"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style:text-line-through-type="none" style:font-name="Bitstream Vera Sans6"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75" style:family="text">
      <style:text-properties fo:color="#ffffff" style:font-name="Bitstream Vera Sans6"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gr1" style:family="graphic">
      <style:graphic-properties style:run-through="foreground" style:wrap="run-through" style:number-wrapped-paragraphs="no-limit" style:vertical-pos="from-top" style:vertical-rel="paragraph" style:horizontal-pos="center" style:horizontal-rel="paragraph"/>
    </style:style>
    <style:style style:name="gr2" style:family="graphic">
      <style:graphic-properties draw:stroke="solid" svg:stroke-width="0.019cm" svg:stroke-color="#00b000" draw:marker-start="" draw:marker-start-width="0.199cm" draw:marker-start-center="false" draw:marker-end="" draw:marker-end-width="0.199cm" draw:marker-end-center="false" draw:fill="solid" draw:fill-color="#00b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3" style:family="graphic">
      <style:graphic-properties draw:stroke="solid" svg:stroke-width="0.019cm" svg:stroke-color="#00b000" draw:marker-start="" draw:marker-start-width="0.199cm" draw:marker-start-center="false" draw:marker-end="" draw:marker-end-width="0.199cm" draw:marker-end-center="false" draw:fill="solid" draw:fill-color="#00b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4" style:family="graphic">
      <style:graphic-properties draw:stroke="solid" svg:stroke-width="0.019cm" svg:stroke-color="#00b000" draw:marker-start="" draw:marker-start-width="0.199cm" draw:marker-start-center="false" draw:marker-end="" draw:marker-end-width="0.199cm" draw:marker-end-center="false" draw:fill="solid" draw:fill-color="#00b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6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7"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8"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9" style:family="graphic">
      <style:graphic-properties draw:stroke="solid" svg:stroke-width="0.019cm" svg:stroke-color="#00b000" draw:marker-start="" draw:marker-start-width="0.199cm" draw:marker-start-center="false" draw:marker-end="" draw:marker-end-width="0.199cm" draw:marker-end-center="false" draw:fill="solid" draw:fill-color="#00b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0" style:family="graphic">
      <style:graphic-properties draw:stroke="solid" svg:stroke-width="0.019cm" svg:stroke-color="#00b000" draw:marker-start="" draw:marker-start-width="0.199cm" draw:marker-start-center="false" draw:marker-end="" draw:marker-end-width="0.199cm" draw:marker-end-center="false" draw:fill="solid" draw:fill-color="#00b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1" style:family="graphic">
      <style:graphic-properties draw:stroke="solid" svg:stroke-width="0.019cm" svg:stroke-color="#00b000" draw:marker-start="" draw:marker-start-width="0.199cm" draw:marker-start-center="false" draw:marker-end="" draw:marker-end-width="0.199cm" draw:marker-end-center="false" draw:fill="solid" draw:fill-color="#00b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2"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4"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solid" svg:stroke-width="0.019cm" svg:stroke-color="#00b000" draw:marker-start="" draw:marker-start-width="0.199cm" draw:marker-start-center="false" draw:marker-end="" draw:marker-end-width="0.199cm" draw:marker-end-center="false" draw:fill="solid" draw:fill-color="#00b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6" style:family="graphic">
      <style:graphic-properties draw:stroke="solid" svg:stroke-width="0.019cm" svg:stroke-color="#00b000" draw:marker-start="" draw:marker-start-width="0.199cm" draw:marker-start-center="false" draw:marker-end="" draw:marker-end-width="0.199cm" draw:marker-end-center="false" draw:fill="solid" draw:fill-color="#00b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7" style:family="graphic">
      <style:graphic-properties draw:stroke="solid" svg:stroke-width="0.019cm" svg:stroke-color="#00b000" draw:marker-start="" draw:marker-start-width="0.199cm" draw:marker-start-center="false" draw:marker-end="" draw:marker-end-width="0.199cm" draw:marker-end-center="false" draw:fill="solid" draw:fill-color="#00b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8"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9"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0"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solid" svg:stroke-width="0.019cm" svg:stroke-color="#00b000" draw:marker-start="" draw:marker-start-width="0.199cm" draw:marker-start-center="false" draw:marker-end="" draw:marker-end-width="0.199cm" draw:marker-end-center="false" draw:fill="solid" draw:fill-color="#00b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2" style:family="graphic">
      <style:graphic-properties draw:stroke="solid" svg:stroke-width="0.019cm" svg:stroke-color="#00b000" draw:marker-start="" draw:marker-start-width="0.199cm" draw:marker-start-center="false" draw:marker-end="" draw:marker-end-width="0.199cm" draw:marker-end-center="false" draw:fill="solid" draw:fill-color="#00b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3" style:family="graphic">
      <style:graphic-properties draw:stroke="solid" svg:stroke-width="0.019cm" svg:stroke-color="#00b000" draw:marker-start="" draw:marker-start-width="0.199cm" draw:marker-start-center="false" draw:marker-end="" draw:marker-end-width="0.199cm" draw:marker-end-center="false" draw:fill="solid" draw:fill-color="#00b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4"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5"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6"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7" style:family="graphic">
      <style:graphic-properties draw:stroke="solid" svg:stroke-width="0.019cm" svg:stroke-color="#00b000" draw:marker-start="" draw:marker-start-width="0.199cm" draw:marker-start-center="false" draw:marker-end="" draw:marker-end-width="0.199cm" draw:marker-end-center="false" draw:fill="solid" draw:fill-color="#00b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8" style:family="graphic">
      <style:graphic-properties draw:stroke="solid" svg:stroke-width="0.019cm" svg:stroke-color="#00b000" draw:marker-start="" draw:marker-start-width="0.199cm" draw:marker-start-center="false" draw:marker-end="" draw:marker-end-width="0.199cm" draw:marker-end-center="false" draw:fill="solid" draw:fill-color="#00b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9" style:family="graphic">
      <style:graphic-properties draw:stroke="solid" svg:stroke-width="0.019cm" svg:stroke-color="#00b000" draw:marker-start="" draw:marker-start-width="0.199cm" draw:marker-start-center="false" draw:marker-end="" draw:marker-end-width="0.199cm" draw:marker-end-center="false" draw:fill="solid" draw:fill-color="#00b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386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386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386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22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386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34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386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386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386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564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564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041cm" svg:stroke-color="#000000" draw:marker-start="" draw:marker-start-width="0.199cm" draw:marker-start-center="false" draw:marker-end="" draw:marker-end-width="0.199cm" draw:marker-end-center="false"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58" style:family="graphic">
      <style:graphic-properties draw:stroke="solid" svg:stroke-width="0.041cm" svg:stroke-color="#000000" draw:marker-start="" draw:marker-start-width="0.199cm" draw:marker-start-center="false" draw:marker-end="" draw:marker-end-width="0.199cm" draw:marker-end-center="false"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5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4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041cm" svg:stroke-color="#000000" draw:marker-start="" draw:marker-start-width="0.199cm" draw:marker-start-center="false" draw:marker-end="" draw:marker-end-width="0.199cm" draw:marker-end-center="false"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61" style:family="graphic">
      <style:graphic-properties draw:stroke="solid" svg:stroke-width="0.041cm" svg:stroke-color="#000000" draw:marker-start="" draw:marker-start-width="0.199cm" draw:marker-start-center="false" draw:marker-end="" draw:marker-end-width="0.199cm" draw:marker-end-center="false"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6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43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041cm" svg:stroke-color="#000000" draw:marker-start="" draw:marker-start-width="0.199cm" draw:marker-start-center="false" draw:marker-end="" draw:marker-end-width="0.199cm" draw:marker-end-center="false"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64" style:family="graphic">
      <style:graphic-properties draw:stroke="solid" svg:stroke-width="0.041cm" svg:stroke-color="#000000" draw:marker-start="" draw:marker-start-width="0.199cm" draw:marker-start-center="false" draw:marker-end="" draw:marker-end-width="0.199cm" draw:marker-end-center="false"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6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35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041cm" svg:stroke-color="#000000" draw:marker-start="" draw:marker-start-width="0.199cm" draw:marker-start-center="false" draw:marker-end="" draw:marker-end-width="0.199cm" draw:marker-end-center="false"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68" style:family="graphic">
      <style:graphic-properties draw:stroke="solid" svg:stroke-width="0.041cm" svg:stroke-color="#000000" draw:marker-start="" draw:marker-start-width="0.199cm" draw:marker-start-center="false" draw:marker-end="" draw:marker-end-width="0.199cm" draw:marker-end-center="false"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69" style:family="graphic">
      <style:graphic-properties fo:margin-left="0.4cm" fo:margin-right="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0" style:family="graphic">
      <style:graphic-properties style:run-through="foreground"/>
    </style:style>
    <style:style style:name="gr71"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7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1cm" fo:min-width="0.443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019cm" svg:stroke-color="#000000" draw:marker-start="" draw:marker-start-width="0.199cm" draw:marker-start-center="false" draw:marker-end="" draw:marker-end-width="0.199cm" draw:marker-end-center="false" draw:fill="solid" draw:fill-color="#000000" draw:opacity="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75" style:family="graphic">
      <style:graphic-properties fo:margin-top="0.3cm" fo:margin-bottom="0.49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6"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6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77" style:family="graphic">
      <style:graphic-properties draw:stroke="solid" svg:stroke-width="0.019cm" svg:stroke-color="#ffffff" draw:marker-start="" draw:marker-start-width="0.199cm" draw:marker-start-center="false" draw:marker-end="" draw:marker-end-width="0.199cm" draw:marker-end-center="false" draw:fill="solid" draw:fill-color="#ffffff" draw:opacity="9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78" style:family="graphic">
      <style:graphic-properties fo:margin-top="0.199cm" fo:margin-bottom="0.4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9" style:family="graphic">
      <style:graphic-properties draw:stroke="solid" svg:stroke-width="0.019cm" svg:stroke-color="#cccccc"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8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1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4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4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03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85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4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097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12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8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79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54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94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06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98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36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318cm" fo:padding-top="0.125cm" fo:padding-bottom="0.125cm" fo:padding-left="0.25cm" fo:padding-right="0.25cm" draw:shadow="hidden" draw:shadow-offset-x="0.199cm" draw:shadow-offset-y="0.199cm" draw:shadow-color="#808080" style:run-through="foreground"/>
    </style:style>
    <style:style style:name="gr9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97" style:family="graphic">
      <style:graphic-properties draw:stroke="solid" draw:stroke-dash="Dashed_20__28_var_29__20_62"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8" style:family="graphic">
      <style:graphic-properties draw:stroke="solid" draw:stroke-dash="Dashed_20__28_var_29__20_64"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9" style:family="graphic">
      <style:graphic-properties draw:stroke="solid" draw:stroke-dash="Dashed_20__28_var_29__20_66"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0" style:family="graphic">
      <style:graphic-properties draw:stroke="solid" draw:stroke-dash="Dashed_20__28_var_29__20_68"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solid" draw:stroke-dash="Dashed_20__28_var_29__20_70"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2" style:family="graphic">
      <style:graphic-properties draw:stroke="solid" draw:stroke-dash="Dashed_20__28_var_29__20_72" svg:stroke-width="0.019cm" svg:stroke-color="#000000" draw:marker-start-width="0.229cm" draw:marker-start-center="false" draw:marker-end-width="0.229cm" draw:marker-end-center="false"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3" style:family="graphic">
      <style:graphic-properties draw:stroke="solid" draw:stroke-dash="Dashed_20__28_var_29__20_74"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4" style:family="graphic">
      <style:graphic-properties draw:stroke="solid" draw:stroke-dash="Dashed_20__28_var_29__20_76"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5" style:family="graphic">
      <style:graphic-properties draw:stroke="solid" draw:stroke-dash="Dashed_20__28_var_29__20_78"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6" style:family="graphic">
      <style:graphic-properties draw:stroke="solid" draw:stroke-dash="Dashed_20__28_var_29__20_80"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7" style:family="graphic">
      <style:graphic-properties draw:stroke="solid" draw:stroke-dash="Dashed_20__28_var_29__20_82"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8" style:family="graphic">
      <style:graphic-properties draw:stroke="solid" draw:stroke-dash="Dashed_20__28_var_29__20_84" svg:stroke-width="0.019cm" svg:stroke-color="#000000" draw:marker-start-width="0.229cm" draw:marker-start-center="false" draw:marker-end-width="0.229cm" draw:marker-end-center="false"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9" style:family="graphic">
      <style:graphic-properties draw:stroke="solid" draw:stroke-dash="Dashed_20__28_var_29__20_86"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0" style:family="graphic">
      <style:graphic-properties draw:stroke="solid" draw:stroke-dash="Dashed_20__28_var_29__20_88"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1" style:family="graphic">
      <style:graphic-properties draw:stroke="none" draw:stroke-dash="Dashed_20__28_var_29__20_90"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2"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false" fo:min-height="0.476cm" fo:min-width="0.159cm" draw:shadow="hidden" draw:shadow-offset-x="0.3cm" draw:shadow-offset-y="0.3cm" draw:shadow-color="#808080" style:run-through="foreground"/>
    </style:style>
    <style:style style:name="gr113"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false" fo:min-height="0.476cm" fo:min-width="0.157cm" draw:shadow="hidden" draw:shadow-offset-x="0.3cm" draw:shadow-offset-y="0.3cm" draw:shadow-color="#808080" style:run-through="foreground"/>
    </style:style>
    <style:style style:name="gr114" style:family="graphic">
      <style:graphic-properties draw:stroke="solid" draw:stroke-dash="Dashed_20__28_var_29__20_40"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5" style:family="graphic">
      <style:graphic-properties draw:stroke="solid" draw:stroke-dash="Dashed_20__28_var_29__20_42"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6" style:family="graphic">
      <style:graphic-properties draw:stroke="solid" draw:stroke-dash="Dashed_20__28_var_29__20_44"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7" style:family="graphic">
      <style:graphic-properties draw:stroke="solid" draw:stroke-dash="Dashed_20__28_var_29__20_46"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8" style:family="graphic">
      <style:graphic-properties draw:stroke="solid" draw:stroke-dash="Dashed_20__28_var_29__20_48"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9" style:family="graphic">
      <style:graphic-properties draw:stroke="none" draw:stroke-dash="Dashed_20__28_var_29__20_50"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0" style:family="graphic">
      <style:graphic-properties draw:stroke="none" draw:stroke-dash="Dashed_20__28_var_29__20_52"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6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1" style:family="graphic">
      <style:graphic-properties draw:stroke="solid" draw:stroke-dash="Dashed_20__28_var_29__20_54"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2" style:family="graphic">
      <style:graphic-properties draw:stroke="solid" draw:stroke-dash="Dashed_20__28_var_29__20_56"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3" style:family="graphic">
      <style:graphic-properties draw:stroke="solid" draw:stroke-dash="Dashed_20__28_var_29__20_58"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4" style:family="graphic">
      <style:graphic-properties draw:stroke="none" draw:stroke-dash="Dashed_20__28_var_29__20_60"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6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5" style:family="graphic">
      <style:graphic-properties draw:stroke="solid" svg:stroke-width="0.019cm" svg:stroke-color="#000000" draw:marker-start-width="0.332cm" draw:marker-start-center="false" draw:marker-end-width="0.332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6" style:family="graphic">
      <style:graphic-properties draw:stroke="solid" draw:stroke-dash="Dashed_20__28_var_29__20_14" svg:stroke-width="0.019cm" svg:stroke-color="#000000" draw:marker-start-width="0.332cm" draw:marker-start-center="false"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7" style:family="graphic">
      <style:graphic-properties draw:stroke="solid" draw:stroke-dash="Dashed_20__28_var_29__20_16" svg:stroke-width="0.019cm" svg:stroke-color="#000000" draw:marker-start-width="0.332cm" draw:marker-start-center="false"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8"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true" fo:min-height="0.476cm" fo:min-width="0.319cm" draw:shadow="hidden" draw:shadow-offset-x="0.3cm" draw:shadow-offset-y="0.3cm" draw:shadow-color="#808080" style:run-through="foreground"/>
    </style:style>
    <style:style style:name="gr129" style:family="graphic">
      <style:graphic-properties draw:stroke="solid" draw:stroke-dash="Dashed_20__28_var_29__20_18" svg:stroke-width="0.019cm" svg:stroke-color="#000000" draw:marker-start-width="0.229cm" draw:marker-start-center="false"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0" style:family="graphic">
      <style:graphic-properties draw:stroke="solid" draw:stroke-dash="Dashed_20__28_var_29__20_20" svg:stroke-width="0.019cm" svg:stroke-color="#000000" draw:marker-start-width="0.229cm" draw:marker-start-center="false"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1" style:family="graphic">
      <style:graphic-properties draw:stroke="solid" draw:stroke-dash="Dashed_20__28_var_29__20_22" svg:stroke-width="0.019cm" svg:stroke-color="#000000" draw:marker-start-width="0.229cm" draw:marker-start-center="false"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2" style:family="graphic">
      <style:graphic-properties draw:stroke="solid" draw:stroke-dash="Dashed_20__28_var_29__20_24" svg:stroke-width="0.019cm" svg:stroke-color="#000000" draw:marker-start-width="0.229cm" draw:marker-start-center="false"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3" style:family="graphic">
      <style:graphic-properties draw:stroke="solid" draw:stroke-dash="Dashed_20__28_var_29__20_26" svg:stroke-width="0.019cm" svg:stroke-color="#000000" draw:marker-start-width="0.229cm" draw:marker-start-center="false"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4" style:family="graphic">
      <style:graphic-properties draw:stroke="solid" draw:stroke-dash="Dashed_20__28_var_29__20_28" svg:stroke-width="0.019cm" svg:stroke-color="#000000" draw:marker-start-width="0.229cm" draw:marker-start-center="false"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5" style:family="graphic">
      <style:graphic-properties draw:stroke="solid" draw:stroke-dash="Dashed_20__28_var_29__20_30"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6" style:family="graphic">
      <style:graphic-properties draw:stroke="solid" draw:stroke-dash="Dashed_20__28_var_29__20_32"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7" style:family="graphic">
      <style:graphic-properties draw:stroke="none" draw:stroke-dash="Dashed_20__28_var_29__20_34"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77cm" fo:min-width="0.38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8" style:family="graphic">
      <style:graphic-properties draw:stroke="none" draw:stroke-dash="Dashed_20__28_var_29__20_36"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79cm" fo:min-width="0.32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9" style:family="graphic">
      <style:graphic-properties draw:stroke="none" draw:stroke-dash="Dashed_20__28_var_29__20_38"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73cm" fo:min-width="0.32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0" style:family="graphic">
      <style:graphic-properties fo:margin-left="1cm" fo:margin-right="0cm" style:run-through="foreground" style:wrap="left" style:number-wrapped-paragraphs="no-limit" style:wrap-contour="false" style:vertical-pos="middle" style:vertical-rel="baseline" style:horizontal-pos="from-left" style:horizontal-rel="paragraph" draw:wrap-influence-on-position="once-concurrent" style:flow-with-text="false"/>
    </style:style>
    <style:style style:name="gr141" style:family="graphic">
      <style:graphic-properties draw:stroke="soli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279cm" draw:shadow="hidden" draw:shadow-offset-x="0.3cm" draw:shadow-offset-y="0.3cm" draw:shadow-color="#808080" style:run-through="foreground"/>
    </style:style>
    <style:style style:name="gr14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226cm" draw:shadow="hidden" draw:shadow-offset-x="0.3cm" draw:shadow-offset-y="0.3cm" draw:shadow-color="#808080" style:run-through="foreground"/>
    </style:style>
    <style:style style:name="gr14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303cm" draw:shadow="hidden" draw:shadow-offset-x="0.3cm" draw:shadow-offset-y="0.3cm" draw:shadow-color="#808080" style:run-through="foreground"/>
    </style:style>
    <style:style style:name="gr14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284cm" draw:shadow="hidden" draw:shadow-offset-x="0.3cm" draw:shadow-offset-y="0.3cm" draw:shadow-color="#808080" style:run-through="foreground"/>
    </style:style>
    <style:style style:name="gr14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254cm" draw:shadow="hidden" draw:shadow-offset-x="0.3cm" draw:shadow-offset-y="0.3cm" draw:shadow-color="#808080" style:run-through="foreground"/>
    </style:style>
    <style:style style:name="gr14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312cm" draw:shadow="hidden" draw:shadow-offset-x="0.3cm" draw:shadow-offset-y="0.3cm" draw:shadow-color="#808080" style:run-through="foreground"/>
    </style:style>
    <style:style style:name="gr14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298cm" draw:shadow="hidden" draw:shadow-offset-x="0.3cm" draw:shadow-offset-y="0.3cm" draw:shadow-color="#808080" style:run-through="foreground"/>
    </style:style>
    <style:style style:name="gr14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318cm" draw:shadow="hidden" draw:shadow-offset-x="0.3cm" draw:shadow-offset-y="0.3cm" draw:shadow-color="#808080" style:run-through="foreground"/>
    </style:style>
    <style:style style:name="gr15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245cm" draw:shadow="hidden" draw:shadow-offset-x="0.3cm" draw:shadow-offset-y="0.3cm" draw:shadow-color="#808080" style:run-through="foreground"/>
    </style:style>
    <style:style style:name="gr15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52"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3"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62cm" draw:shadow="hidden" draw:shadow-offset-x="0.3cm" draw:shadow-offset-y="0.3cm" draw:shadow-color="#808080" style:run-through="foreground"/>
    </style:style>
    <style:style style:name="gr154"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29cm" draw:shadow="hidden" draw:shadow-offset-x="0.3cm" draw:shadow-offset-y="0.3cm" draw:shadow-color="#808080" style:run-through="foreground"/>
    </style:style>
    <style:style style:name="gr155"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15cm" draw:shadow="hidden" draw:shadow-offset-x="0.3cm" draw:shadow-offset-y="0.3cm" draw:shadow-color="#808080" style:run-through="foreground"/>
    </style:style>
    <style:style style:name="gr156"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39cm" draw:shadow="hidden" draw:shadow-offset-x="0.3cm" draw:shadow-offset-y="0.3cm" draw:shadow-color="#808080" style:run-through="foreground"/>
    </style:style>
    <style:style style:name="gr15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18cm" draw:shadow="hidden" draw:shadow-offset-x="0.3cm" draw:shadow-offset-y="0.3cm" draw:shadow-color="#808080" style:run-through="foreground"/>
    </style:style>
    <style:style style:name="gr158"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46cm" draw:shadow="hidden" draw:shadow-offset-x="0.3cm" draw:shadow-offset-y="0.3cm" draw:shadow-color="#808080" style:run-through="foreground"/>
    </style:style>
    <style:style style:name="gr159"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31cm" draw:shadow="hidden" draw:shadow-offset-x="0.3cm" draw:shadow-offset-y="0.3cm" draw:shadow-color="#808080" style:run-through="foreground"/>
    </style:style>
    <style:style style:name="gr160"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365cm" draw:shadow="hidden" draw:shadow-offset-x="0.3cm" draw:shadow-offset-y="0.3cm" draw:shadow-color="#808080" style:run-through="foreground"/>
    </style:style>
    <style:style style:name="gr16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323cm" draw:shadow="hidden" draw:shadow-offset-x="0.3cm" draw:shadow-offset-y="0.3cm" draw:shadow-color="#808080" style:run-through="foreground"/>
    </style:style>
    <style:style style:name="gr162"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3" style:family="graphic">
      <style:graphic-properties draw:stroke="none" svg:stroke-width="0cm" svg:stroke-color="#000000" draw:marker-start-width="0.3cm" draw:marker-start-center="false" draw:marker-end-width="0.3cm" draw:marker-end-center="false" draw:fill="none" draw:fill-color="#ffffff" fo:min-height="0.658cm" fo:padding-top="0.125cm" fo:padding-bottom="0.125cm" fo:padding-left="0.25cm" fo:padding-right="0.25cm" draw:shadow="hidden" draw:shadow-offset-x="0.3cm" draw:shadow-offset-y="0.3cm" draw:shadow-color="#808080" style:run-through="foreground"/>
    </style:style>
    <style:style style:name="gr164" style:family="graphic">
      <style:graphic-properties draw:stroke="solid" svg:stroke-width="0.019cm" svg:stroke-color="#000000" draw:marker-start-width="0.34cm" draw:marker-start-center="false" draw:marker-end-width="0.34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5" style:family="graphic">
      <style:graphic-properties draw:stroke="none" svg:stroke-width="0cm" svg:stroke-color="#000000" draw:marker-start-width="0.3cm" draw:marker-start-center="false" draw:marker-end-width="0.3cm" draw:marker-end-center="false" draw:fill="none" draw:fill-color="#ffffff" fo:min-height="0.66cm" fo:padding-top="0cm" fo:padding-bottom="0cm" fo:padding-left="0cm" fo:padding-right="0cm" draw:shadow="hidden" draw:shadow-offset-x="0.3cm" draw:shadow-offset-y="0.3cm" draw:shadow-color="#808080" style:run-through="foreground"/>
    </style:style>
    <style:style style:name="gr166"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7" style:family="graphic">
      <style:graphic-properties draw:stroke="none" svg:stroke-width="0cm" svg:stroke-color="#000000" draw:marker-start-width="0.3cm" draw:marker-start-center="false" draw:marker-end-width="0.3cm" draw:marker-end-center="false" draw:fill="none" draw:fill-color="#ffffff" fo:min-height="0.653cm" fo:padding-top="0cm" fo:padding-bottom="0cm" fo:padding-left="0cm" fo:padding-right="0cm" draw:shadow="hidden" draw:shadow-offset-x="0.3cm" draw:shadow-offset-y="0.3cm" draw:shadow-color="#808080" style:run-through="foreground"/>
    </style:style>
    <style:style style:name="gr168" style:family="graphic">
      <style:graphic-properties draw:stroke="none" svg:stroke-width="0cm" svg:stroke-color="#000000" draw:marker-start-width="0.3cm" draw:marker-start-center="false" draw:marker-end-width="0.3cm" draw:marker-end-center="false" draw:fill="none" draw:fill-color="#ffffff" fo:min-height="0.661cm" fo:padding-top="0.125cm" fo:padding-bottom="0.125cm" fo:padding-left="0.25cm" fo:padding-right="0.25cm" draw:shadow="hidden" draw:shadow-offset-x="0.3cm" draw:shadow-offset-y="0.3cm" draw:shadow-color="#808080" style:run-through="foreground"/>
    </style:style>
    <style:style style:name="gr169" style:family="graphic">
      <style:graphic-properties draw:stroke="none" svg:stroke-width="0cm" svg:stroke-color="#000000" draw:marker-start-width="0.3cm" draw:marker-start-center="false" draw:marker-end-width="0.3cm" draw:marker-end-center="false" draw:fill="none" draw:fill-color="#ffffff" draw:textarea-horizontal-align="center" fo:min-height="0.66cm" fo:padding-top="0.125cm" fo:padding-bottom="0.125cm" fo:padding-left="0.25cm" fo:padding-right="0.25cm" draw:shadow="hidden" draw:shadow-offset-x="0.3cm" draw:shadow-offset-y="0.3cm" draw:shadow-color="#808080" style:run-through="foreground"/>
    </style:style>
    <style:style style:name="gr170" style:family="graphic">
      <style:graphic-properties draw:stroke="none" svg:stroke-width="0cm" svg:stroke-color="#000000" draw:marker-start-width="0.3cm" draw:marker-start-center="false" draw:marker-end-width="0.3cm" draw:marker-end-center="false" draw:fill="none" draw:fill-color="#ffffff" fo:min-height="0.374cm" fo:padding-top="0cm" fo:padding-bottom="0cm" fo:padding-left="0cm" fo:padding-right="0cm" draw:shadow="hidden" draw:shadow-offset-x="0.3cm" draw:shadow-offset-y="0.3cm" draw:shadow-color="#808080" style:run-through="foreground"/>
    </style:style>
    <style:style style:name="gr17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58cm" fo:padding-top="0cm" fo:padding-bottom="0cm" fo:padding-left="0cm" fo:padding-right="0cm" draw:shadow="hidden" draw:shadow-offset-x="0.3cm" draw:shadow-offset-y="0.3cm" draw:shadow-color="#808080" style:run-through="foreground"/>
    </style:style>
    <style:style style:name="gr172" style:family="graphic">
      <style:graphic-properties draw:stroke="none" svg:stroke-width="0cm" svg:stroke-color="#000000" draw:marker-start-width="0.3cm" draw:marker-start-center="false" draw:marker-end-width="0.3cm" draw:marker-end-center="false" draw:fill="none" draw:fill-color="#ffffff" fo:min-height="0.437cm" fo:padding-top="0.125cm" fo:padding-bottom="0.125cm" fo:padding-left="0.25cm" fo:padding-right="0.25cm" draw:shadow="hidden" draw:shadow-offset-x="0.3cm" draw:shadow-offset-y="0.3cm" draw:shadow-color="#808080" style:run-through="foreground"/>
    </style:style>
    <style:style style:name="gr17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17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7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6"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7"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807719157" text:style-name="Num_5f_Exo">
        <text:list-item>
          <text:h text:style-name="P32" text:outline-level="1"><text:soft-page-break/> <text:span text:style-name="T44">On a tracé les symétriques du quadrilatère n° 1 par trois symétries centrales distinctes. En observant la figure et en t’aidant de papier calque, complète les phrases ci-dessous.</text:span></text:h>
        </text:list-item>
      </text:list>
      <text:list xml:id="list3788578042" text:style-name="_5f_Numérotation_20_des_20_exercices_20_livrets">
        <text:list-header>
          <text:p text:style-name="P50"><draw:g text:anchor-type="as-char" draw:z-index="12" draw:name="Forme9" draw:style-name="gr151"><draw:frame draw:style-name="gr163" draw:text-style-name="P95" svg:width="0.466cm" svg:height="0.909cm" svg:x="4.344cm" svg:y="0.559cm"><draw:text-box><text:p text:style-name="P72"><text:span text:style-name="T71">A</text:span></text:p></draw:text-box></draw:frame><draw:line draw:style-name="gr164" draw:text-style-name="P96" svg:x1="2.82cm" svg:y1="1.559cm" svg:x2="4.235cm" svg:y2="1.894cm"><text:p/></draw:line><draw:line draw:style-name="gr141" draw:text-style-name="P96" svg:x1="4.235cm" svg:y1="1.878cm" svg:x2="2.808cm" svg:y2="0.005cm"><text:p/></draw:line><draw:line draw:style-name="gr141" draw:text-style-name="P96" svg:x1="2.228cm" svg:y1="0.781cm" svg:x2="2.808cm" svg:y2="0cm"><text:p/></draw:line><draw:frame draw:style-name="gr165" draw:text-style-name="P98" svg:width="0.436cm" svg:height="0.66cm" svg:x="2.738cm" svg:y="0.67cm"><draw:text-box><text:p text:style-name="P97"><text:span text:style-name="T72"><text:s text:c="2"/></text:span><text:span text:style-name="T73">2</text:span></text:p></draw:text-box></draw:frame><draw:ellipse draw:style-name="gr166" draw:text-style-name="P99" svg:width="0.519cm" svg:height="0.507cm" svg:x="2.63cm" svg:y="0.612cm"><text:p/></draw:ellipse><draw:line draw:style-name="gr141" draw:text-style-name="P96" svg:x1="2.82cm" svg:y1="1.557cm" svg:x2="2.224cm" svg:y2="0.769cm"><text:p/></draw:line><draw:line draw:style-name="gr164" draw:text-style-name="P96" svg:x1="6.551cm" svg:y1="0.779cm" svg:x2="5.138cm" svg:y2="0.446cm"><text:p/></draw:line><draw:line draw:style-name="gr141" draw:text-style-name="P96" svg:x1="5.138cm" svg:y1="0.457cm" svg:x2="6.563cm" svg:y2="2.327cm"><text:p/></draw:line><draw:line draw:style-name="gr141" draw:text-style-name="P96" svg:x1="7.143cm" svg:y1="1.552cm" svg:x2="6.563cm" svg:y2="2.332cm"><text:p/></draw:line><draw:frame draw:style-name="gr167" draw:text-style-name="P98" svg:width="0.435cm" svg:height="0.653cm" svg:x="6.348cm" svg:y="1.289cm"><draw:text-box><text:p text:style-name="P97"><text:span text:style-name="T72"><text:s text:c="2"/></text:span><text:span text:style-name="T73">1</text:span></text:p></draw:text-box></draw:frame><draw:ellipse draw:style-name="gr166" draw:text-style-name="P99" svg:width="0.514cm" svg:height="0.507cm" draw:transform="rotate (-3.14159265358979) translate (6.74158333333333cm 1.70548611111111cm)"><text:p/></draw:ellipse><draw:line draw:style-name="gr141" draw:text-style-name="P96" svg:x1="6.551cm" svg:y1="0.778cm" svg:x2="7.151cm" svg:y2="1.565cm"><text:p/></draw:line><draw:g draw:style-name="gr70"><draw:line draw:style-name="gr164" draw:text-style-name="P96" svg:x1="4.057cm" svg:y1="5.179cm" svg:x2="5.47cm" svg:y2="5.511cm"><text:p/></draw:line><draw:line draw:style-name="gr141" draw:text-style-name="P96" svg:x1="5.47cm" svg:y1="5.501cm" svg:x2="4.041cm" svg:y2="3.628cm"><text:p/></draw:line><draw:line draw:style-name="gr141" draw:text-style-name="P96" svg:x1="3.464cm" svg:y1="4.402cm" svg:x2="4.041cm" svg:y2="3.621cm"><text:p/></draw:line><draw:frame draw:style-name="gr165" draw:text-style-name="P98" svg:width="0.442cm" svg:height="0.66cm" svg:x="3.955cm" svg:y="4.322cm"><draw:text-box><text:p text:style-name="P97"><text:span text:style-name="T72"><text:s text:c="2"/></text:span><text:span text:style-name="T73">4</text:span></text:p></draw:text-box></draw:frame><draw:ellipse draw:style-name="gr166" draw:text-style-name="P99" svg:width="0.518cm" svg:height="0.509cm" svg:x="3.879cm" svg:y="4.262cm"><text:p/></draw:ellipse><draw:line draw:style-name="gr141" draw:text-style-name="P96" svg:x1="4.056cm" svg:y1="5.178cm" svg:x2="3.455cm" svg:y2="4.39cm"><text:p/></draw:line></draw:g><draw:line draw:style-name="gr164" draw:text-style-name="P96" svg:x1="2.244cm" svg:y1="4.845cm" svg:x2="3.657cm" svg:y2="5.18cm"><text:p/></draw:line><draw:line draw:style-name="gr141" draw:text-style-name="P96" svg:x1="3.657cm" svg:y1="5.166cm" svg:x2="2.228cm" svg:y2="3.293cm"><text:p/></draw:line><draw:line draw:style-name="gr141" draw:text-style-name="P96" svg:x1="1.651cm" svg:y1="4.067cm" svg:x2="2.228cm" svg:y2="3.286cm"><text:p/></draw:line><draw:frame draw:style-name="gr165" draw:text-style-name="P98" svg:width="0.436cm" svg:height="0.66cm" svg:x="2.175cm" svg:y="4.02cm"><draw:text-box><text:p text:style-name="P97"><text:span text:style-name="T72"><text:s text:c="2"/></text:span><text:span text:style-name="T73">3</text:span></text:p></draw:text-box></draw:frame><draw:ellipse draw:style-name="gr166" draw:text-style-name="P99" svg:width="0.512cm" svg:height="0.511cm" svg:x="2.057cm" svg:y="3.939cm"><text:p/></draw:ellipse><draw:line draw:style-name="gr141" draw:text-style-name="P96" svg:x1="2.245cm" svg:y1="4.843cm" svg:x2="1.644cm" svg:y2="4.055cm"><text:p/></draw:line><draw:frame draw:style-name="gr168" draw:text-style-name="P95" svg:width="0.466cm" svg:height="0.913cm" svg:x="4.098cm" svg:y="2.813cm"><draw:text-box><text:p text:style-name="P72"><text:span text:style-name="T71">T</text:span></text:p></draw:text-box></draw:frame><draw:frame draw:style-name="gr169" draw:text-style-name="P95" svg:width="0.466cm" svg:height="0.911cm" svg:x="5.004cm" svg:y="2.972cm"><draw:text-box><text:p text:style-name="P72"><text:span text:style-name="T71">R</text:span></text:p></draw:text-box></draw:frame><draw:g draw:style-name="gr70"><draw:line draw:style-name="gr164" draw:text-style-name="P96" svg:x1="2.009cm" svg:y1="0.474cm" svg:x2="0.593cm" svg:y2="0.809cm"><text:p/></draw:line><draw:line draw:style-name="gr141" draw:text-style-name="P96" svg:x1="0.593cm" svg:y1="2.358cm" svg:x2="2.02cm" svg:y2="0.487cm"><text:p/></draw:line><draw:line draw:style-name="gr141" draw:text-style-name="P96" svg:x1="0.58cm" svg:y1="2.364cm" svg:x2="0cm" svg:y2="1.584cm"><text:p/></draw:line><draw:frame draw:style-name="gr170" draw:text-style-name="P98" svg:width="0.258cm" svg:height="0.375cm" svg:x="0.58cm" svg:y="1.319cm"><draw:text-box><text:p text:style-name="P97"><text:span text:style-name="T72"><text:s/></text:span><text:span text:style-name="T73">5</text:span></text:p></draw:text-box></draw:frame><draw:ellipse draw:style-name="gr166" draw:text-style-name="P99" svg:width="0.514cm" svg:height="0.512cm" draw:transform="rotate (-3.14159265358979) translate (0.956027777777778cm 1.77780555555556cm)"><text:p/></draw:ellipse><draw:line draw:style-name="gr141" draw:text-style-name="P96" svg:x1="0.004cm" svg:y1="1.587cm" svg:x2="0.602cm" svg:y2="0.799cm"><text:p/></draw:line></draw:g><draw:g draw:style-name="gr70"><draw:line draw:style-name="gr141" draw:text-style-name="P96" svg:x1="6.562cm" svg:y1="3.561cm" svg:x2="7.144cm" svg:y2="4.342cm"><text:p/></draw:line><draw:line draw:style-name="gr141" draw:text-style-name="P96" svg:x1="7.137cm" svg:y1="4.334cm" svg:x2="6.537cm" svg:y2="5.121cm"><text:p/></draw:line><draw:line draw:style-name="gr141" draw:text-style-name="P96" svg:x1="6.565cm" svg:y1="3.556cm" svg:x2="5.138cm" svg:y2="5.426cm"><text:p/></draw:line><draw:line draw:style-name="gr164" draw:text-style-name="P96" svg:x1="5.131cm" svg:y1="5.44cm" svg:x2="6.546cm" svg:y2="5.103cm"><text:p/></draw:line></draw:g><draw:g draw:style-name="gr70"><draw:line draw:style-name="gr141" draw:text-style-name="P96" svg:x1="4.3cm" svg:y1="2.709cm" svg:x2="4.494cm" svg:y2="2.896cm"><text:p/></draw:line><draw:line draw:style-name="gr141" draw:text-style-name="P96" svg:x1="4.295cm" svg:y1="2.9cm" svg:x2="4.489cm" svg:y2="2.713cm"><text:p/></draw:line></draw:g><draw:g draw:style-name="gr70"><draw:line draw:style-name="gr141" draw:text-style-name="P96" svg:x1="5.209cm" svg:y1="2.873cm" svg:x2="5.405cm" svg:y2="3.064cm"><text:p/></draw:line><draw:line draw:style-name="gr141" draw:text-style-name="P96" svg:x1="5.203cm" svg:y1="3.064cm" svg:x2="5.401cm" svg:y2="2.875cm"><text:p/></draw:line></draw:g><draw:g draw:style-name="gr70"><draw:line draw:style-name="gr141" draw:text-style-name="P96" svg:x1="4.591cm" svg:y1="1.078cm" svg:x2="4.787cm" svg:y2="1.269cm"><text:p/></draw:line><draw:line draw:style-name="gr141" draw:text-style-name="P96" svg:x1="4.586cm" svg:y1="1.268cm" svg:x2="4.784cm" svg:y2="1.081cm"><text:p/></draw:line></draw:g><draw:g draw:style-name="gr70"><draw:ellipse draw:style-name="gr166" draw:text-style-name="P99" svg:width="0.512cm" svg:height="0.503cm" draw:transform="rotate (-3.14159265358979) translate (6.79626388888889cm 4.61513888888889cm)"><text:p/></draw:ellipse><draw:frame draw:style-name="gr171" draw:text-style-name="P95" svg:width="0.258cm" svg:height="0.414cm" svg:x="6.415cm" svg:y="4.202cm"><draw:text-box><text:p text:style-name="P72"><text:span text:style-name="T72"><text:s/></text:span><text:span text:style-name="T74">6</text:span></text:p></draw:text-box></draw:frame></draw:g><draw:frame draw:style-name="gr172" draw:text-style-name="P95" svg:width="0.468cm" svg:height="0.689cm" svg:x="3.39cm" svg:y="1.882cm"><draw:text-box><text:p text:style-name="P72"><text:span text:style-name="T71">S</text:span></text:p></draw:text-box></draw:frame><draw:g draw:style-name="gr70"><draw:line draw:style-name="gr141" draw:text-style-name="P96" svg:x1="3.593cm" svg:y1="1.778cm" svg:x2="3.787cm" svg:y2="1.965cm"><text:p/></draw:line><draw:line draw:style-name="gr141" draw:text-style-name="P96" svg:x1="3.588cm" svg:y1="1.97cm" svg:x2="3.782cm" svg:y2="1.783cm"><text:p/></draw:line></draw:g></draw:g></text:p>
        </text:list-header>
      </text:list>
      <text:list xml:id="list1704653263" text:style-name="liste_5f_abc">
        <text:list-item text:start-value="1">
          <text:p text:style-name="P56">Dans la symétrie de centre R, le quadrilatère n° 1 se transforme en le quadrilatère n°<text:span text:style-name="T24">......</text:span> .</text:p>
        </text:list-item>
        <text:list-item>
          <text:p text:style-name="P57">Les quadrilatères n° 1 et n° 3 sont symétriques par rapport au point <text:span text:style-name="T24">......</text:span> .</text:p>
        </text:list-item>
        <text:list-item>
          <text:p text:style-name="P53">Le quadrilatère n° <text:span text:style-name="T24">......</text:span> est le symétrique du quadrilatère n° 1 par la symétrie de centre A.</text:p>
        </text:list-item>
        <text:list-item>
          <text:p text:style-name="P54">Le quadrilatère n° 6 est l’image du quadrilatère n° 1 par <text:span text:style-name="_5f_pointillés_20_gris"><text:tab/></text:span></text:p>
        </text:list-item>
        <text:list-item>
          <text:p text:style-name="P55"><text:span text:style-name="_5f_pointillés_20_gris"><text:span text:style-name="T13">Les quadrilatères n° </text:span></text:span><text:span text:style-name="_5f_pointillés_20_gris">….</text:span><text:span text:style-name="_5f_pointillés_20_gris"><text:span text:style-name="T13"> et n° 6 sont symétriques par rapport à une droite.</text:span></text:span></text:p>
        </text:list-item>
      </text:list>
      <text:list xml:id="list105931362772974" text:continue-list="list1807719157" text:style-name="Num_5f_Exo">
        <text:list-item>
          <text:h text:style-name="P33" text:outline-level="1"> En observant la figure ci-dessous, complète les phrases suivantes.</text:h>
        </text:list-item>
      </text:list>
      <text:list xml:id="list105931726587763" text:continue-list="list3788578042" text:style-name="_5f_Numérotation_20_des_20_exercices_20_livrets">
        <text:list-header>
          <text:h text:style-name="P63" text:outline-level="1"><draw:g text:anchor-type="as-char" draw:z-index="13" draw:name="Forme10" draw:style-name="gr151"><draw:line draw:style-name="gr152" draw:text-style-name="P92" svg:x1="0cm" svg:y1="0.55cm" svg:x2="8.999cm" svg:y2="0.55cm"><text:p/></draw:line><draw:line draw:style-name="gr152" draw:text-style-name="P92" svg:x1="0.529cm" svg:y1="0.4cm" svg:x2="0.529cm" svg:y2="0.7cm"><text:p/></draw:line><draw:line draw:style-name="gr152" draw:text-style-name="P92" svg:x1="7.676cm" svg:y1="0.4cm" svg:x2="7.676cm" svg:y2="0.7cm"><text:p/></draw:line><draw:line draw:style-name="gr152" draw:text-style-name="P92" svg:x1="6.884cm" svg:y1="0.4cm" svg:x2="6.884cm" svg:y2="0.7cm"><text:p/></draw:line><draw:line draw:style-name="gr152" draw:text-style-name="P92" svg:x1="6.087cm" svg:y1="0.4cm" svg:x2="6.087cm" svg:y2="0.7cm"><text:p/></draw:line><draw:line draw:style-name="gr152" draw:text-style-name="P92" svg:x1="5.293cm" svg:y1="0.4cm" svg:x2="5.293cm" svg:y2="0.7cm"><text:p/></draw:line><draw:line draw:style-name="gr152" draw:text-style-name="P92" svg:x1="4.501cm" svg:y1="0.4cm" svg:x2="4.501cm" svg:y2="0.7cm"><text:p/></draw:line><draw:line draw:style-name="gr152" draw:text-style-name="P92" svg:x1="3.708cm" svg:y1="0.4cm" svg:x2="3.708cm" svg:y2="0.7cm"><text:p/></draw:line><draw:line draw:style-name="gr152" draw:text-style-name="P92" svg:x1="2.912cm" svg:y1="0.4cm" svg:x2="2.912cm" svg:y2="0.7cm"><text:p/></draw:line><draw:line draw:style-name="gr152" draw:text-style-name="P92" svg:x1="2.118cm" svg:y1="0.4cm" svg:x2="2.118cm" svg:y2="0.7cm"><text:p/></draw:line><draw:line draw:style-name="gr152" draw:text-style-name="P92" svg:x1="1.326cm" svg:y1="0.4cm" svg:x2="1.326cm" svg:y2="0.7cm"><text:p/></draw:line><draw:frame draw:style-name="gr153" draw:text-style-name="P93" svg:width="0.308cm" svg:height="0.415cm" svg:x="0.379cm" svg:y="0.026cm"><draw:text-box><text:p text:style-name="P72"><text:span text:style-name="T70">M</text:span></text:p></draw:text-box></draw:frame><draw:frame draw:style-name="gr154" draw:text-style-name="P93" svg:width="0.244cm" svg:height="0.415cm" svg:x="1.21cm" svg:y="0.018cm"><draw:text-box><text:p text:style-name="P72"><text:span text:style-name="T70">A</text:span></text:p></draw:text-box></draw:frame><draw:frame draw:style-name="gr155" draw:text-style-name="P93" svg:width="0.218cm" svg:height="0.415cm" svg:x="2.011cm" svg:y="0.018cm"><draw:text-box><text:p text:style-name="P72"><text:span text:style-name="T70">T</text:span></text:p></draw:text-box></draw:frame><draw:frame draw:style-name="gr156" draw:text-style-name="P93" svg:width="0.265cm" svg:height="0.415cm" svg:x="2.78cm" svg:y="0.018cm"><draw:text-box><text:p text:style-name="P72"><text:span text:style-name="T70">H</text:span></text:p></draw:text-box></draw:frame><draw:frame draw:style-name="gr157" draw:text-style-name="P93" svg:width="0.223cm" svg:height="0.415cm" svg:x="3.598cm" svg:y="0.019cm"><draw:text-box><text:p text:style-name="P72"><text:span text:style-name="T70">E</text:span></text:p></draw:text-box></draw:frame><draw:frame draw:style-name="gr156" draw:text-style-name="P93" svg:width="0.265cm" svg:height="0.415cm" svg:x="4.367cm" svg:y="0.019cm"><draw:text-box><text:p text:style-name="P72"><text:span text:style-name="T70">N</text:span></text:p></draw:text-box></draw:frame><draw:frame draw:style-name="gr155" draw:text-style-name="P93" svg:width="0.214cm" svg:height="0.415cm" svg:x="5.193cm" svg:y="0.019cm"><draw:text-box><text:p text:style-name="P72"><text:span text:style-name="T70">P</text:span></text:p></draw:text-box></draw:frame><draw:frame draw:style-name="gr158" draw:text-style-name="P93" svg:width="0.278cm" svg:height="0.415cm" svg:x="5.951cm" svg:y="0.019cm"><draw:text-box><text:p text:style-name="P72"><text:span text:style-name="T70">O</text:span></text:p></draw:text-box></draw:frame><draw:frame draw:style-name="gr159" draw:text-style-name="P93" svg:width="0.249cm" svg:height="0.415cm" svg:x="6.756cm" svg:y="0.019cm"><draw:text-box><text:p text:style-name="P72"><text:span text:style-name="T70">C</text:span></text:p></draw:text-box></draw:frame><draw:frame draw:style-name="gr160" draw:text-style-name="P93" svg:width="0.366cm" svg:height="0.415cm" svg:x="7.548cm" svg:y="0cm"><draw:text-box><text:p text:style-name="P72"><text:span text:style-name="T70">H'</text:span></text:p></draw:text-box></draw:frame><draw:line draw:style-name="gr152" draw:text-style-name="P92" svg:x1="8.47cm" svg:y1="0.4cm" svg:x2="8.47cm" svg:y2="0.7cm"><text:p/></draw:line><draw:frame draw:style-name="gr161" draw:text-style-name="P93" svg:width="0.324cm" svg:height="0.415cm" svg:x="8.361cm" svg:y="0.018cm"><draw:text-box><text:p text:style-name="P72"><text:span text:style-name="T70">E'</text:span></text:p></draw:text-box></draw:frame><draw:path draw:style-name="gr162" draw:text-style-name="P94" svg:width="0.219cm" svg:height="0.126cm" svg:x="0.818cm" svg:y="0.483cm" svg:viewBox="0 0 220 127" svg:d="M0 118c4-62 16-79 16-79l44-27 46 44 25 45 37 26 30-30 17-44 5-53"><text:p/></draw:path><draw:path draw:style-name="gr162" draw:text-style-name="P94" svg:width="0.219cm" svg:height="0.126cm" svg:x="2.404cm" svg:y="0.483cm" svg:viewBox="0 0 220 127" svg:d="M0 118c5-62 16-79 16-79l44-27 46 44 26 45 36 26 31-30 18-44 3-53"><text:p/></draw:path><draw:path draw:style-name="gr162" draw:text-style-name="P94" svg:width="0.219cm" svg:height="0.128cm" svg:x="1.61cm" svg:y="0.474cm" svg:viewBox="0 0 220 129" svg:d="M0 120c5-64 16-81 16-81l44-25 46 42 26 45 36 28 31-32 16-44 5-53"><text:p/></draw:path><draw:path draw:style-name="gr162" draw:text-style-name="P94" svg:width="0.218cm" svg:height="0.126cm" svg:x="3.201cm" svg:y="0.483cm" svg:viewBox="0 0 219 127" svg:d="M0 118c4-62 16-79 16-79l44-27 46 44 25 45 37 26 30-30 17-44 4-53"><text:p/></draw:path><draw:path draw:style-name="gr162" draw:text-style-name="P94" svg:width="0.219cm" svg:height="0.126cm" svg:x="3.993cm" svg:y="0.483cm" svg:viewBox="0 0 220 127" svg:d="M0 118c5-62 16-79 16-79l44-27 46 44 26 45 36 26 31-30 16-44 5-53"><text:p/></draw:path><draw:path draw:style-name="gr162" draw:text-style-name="P94" svg:width="0.219cm" svg:height="0.126cm" svg:x="4.787cm" svg:y="0.483cm" svg:viewBox="0 0 220 127" svg:d="M0 118c5-62 16-79 16-79l44-27 46 44 26 45 36 26 31-30 16-44 5-53"><text:p/></draw:path><draw:path draw:style-name="gr162" draw:text-style-name="P94" svg:width="0.219cm" svg:height="0.126cm" svg:x="5.583cm" svg:y="0.483cm" svg:viewBox="0 0 220 127" svg:d="M0 118c5-62 16-79 16-79l44-27 46 44 26 45 36 26 31-30 16-44 5-53"><text:p/></draw:path><draw:path draw:style-name="gr162" draw:text-style-name="P94" svg:width="0.219cm" svg:height="0.126cm" svg:x="6.376cm" svg:y="0.483cm" svg:viewBox="0 0 220 127" svg:d="M0 118c5-62 16-79 16-79l44-27 46 44 26 45 36 26 31-30 18-44 3-53"><text:p/></draw:path><draw:path draw:style-name="gr162" draw:text-style-name="P94" svg:width="0.221cm" svg:height="0.126cm" svg:x="7.168cm" svg:y="0.483cm" svg:viewBox="0 0 222 127" svg:d="M0 118c5-62 16-79 16-79l44-27 46 44 26 45 37 26 30-30 18-44 5-53"><text:p/></draw:path><draw:path draw:style-name="gr162" draw:text-style-name="P94" svg:width="0.221cm" svg:height="0.126cm" svg:x="7.962cm" svg:y="0.483cm" svg:viewBox="0 0 222 127" svg:d="M0 118c5-62 18-79 18-79l42-27 48 44 24 45 37 26 30-30 18-44 5-53"><text:p/></draw:path></draw:g></text:h>
        </text:list-header>
      </text:list>
      <text:list xml:id="list105930219729232" text:continue-list="list1704653263" text:style-name="liste_5f_abc">
        <text:list-item text:start-value="1">
          <text:h text:style-name="P64" text:outline-level="1" text:restart-numbering="true" text:start-value="-1"><text:span text:style-name="_5f_Consigne"><text:span text:style-name="T22">Le point M est le symétrique du point E par rapport au point </text:span></text:span><text:span text:style-name="_5f_Consigne"><text:span text:style-name="T25">....</text:span></text:span><text:span text:style-name="_5f_Consigne"><text:span text:style-name="T22"> .</text:span></text:span></text:h>
        </text:list-item>
        <text:list-item>
          <text:p text:style-name="P58"><text:span text:style-name="_5f_Consigne"><text:span text:style-name="T22">Le point E’ a pour symétrique le point </text:span></text:span><text:span text:style-name="_5f_Consigne"><text:span text:style-name="T25">....</text:span></text:span><text:span text:style-name="_5f_Consigne"><text:span text:style-name="T22"> dans la symétrie de centre O.</text:span></text:span></text:p>
        </text:list-item>
        <text:list-item>
          <text:p text:style-name="P58"><text:span text:style-name="_5f_Consigne"><text:span text:style-name="T22">Les points </text:span></text:span><text:span text:style-name="_5f_Consigne"><text:span text:style-name="T25">....</text:span></text:span><text:span text:style-name="_5f_Consigne"><text:span text:style-name="T22"> et H sont symétriques par rapport au point N.</text:span></text:span></text:p>
        </text:list-item>
        <text:list-item>
          <text:p text:style-name="P58"><text:span text:style-name="_5f_Consigne"><text:span text:style-name="T22">La symétrie de centre </text:span></text:span><text:span text:style-name="_5f_Consigne"><text:span text:style-name="T25">....</text:span></text:span><text:span text:style-name="_5f_Consigne"><text:span text:style-name="T22"> transforme T en C.</text:span></text:span></text:p>
        </text:list-item>
        <text:list-item>
          <text:p text:style-name="P58"><text:span text:style-name="_5f_Consigne"><text:span text:style-name="T22">Dans la symétrie de centre N, le point </text:span></text:span><text:span text:style-name="_5f_Consigne"><text:span text:style-name="T25">....</text:span></text:span><text:span text:style-name="_5f_Consigne"><text:span text:style-name="T22"> est l’image du point E’.</text:span></text:span></text:p>
        </text:list-item>
        <text:list-item>
          <text:p text:style-name="P58"><text:span text:style-name="_5f_Consigne"><text:span text:style-name="T23">Les points </text:span></text:span><text:span text:style-name="_5f_Consigne"><text:span text:style-name="T33">T</text:span></text:span><text:span text:style-name="_5f_Consigne"><text:span text:style-name="T23"> et E’ sont symétriques par rapport au point </text:span></text:span><text:span text:style-name="_5f_pointillés_20_gris"><text:span text:style-name="T45">……</text:span></text:span><text:span text:style-name="_5f_Consigne"><text:span text:style-name="T23">.</text:span></text:span></text:p>
        </text:list-item>
      </text:list>
      <text:list xml:id="list105931832987078" text:continue-list="list105931362772974" text:style-name="Num_5f_Exo">
        <text:list-item>
          <text:h text:style-name="P30" text:outline-level="1"> Le pentagone ROUGE est le symétrique du pentagone BLANC par la symétrie de centre P. Complète le tableau ci-dessous.</text:h>
        </text:list-item>
      </text:list>
      <text:list xml:id="list105931252915613" text:continue-list="list105931726587763" text:style-name="_5f_Numérotation_20_des_20_exercices_20_livrets">
        <text:list-header>
          <text:p text:style-name="P45"><draw:g text:anchor-type="as-char" draw:z-index="14" draw:name="Forme11" draw:style-name="gr140"><draw:line draw:style-name="gr141" draw:text-style-name="P90" svg:x1="0.356cm" svg:y1="1.655cm" svg:x2="2.25cm" svg:y2="0.586cm"><text:p/></draw:line><draw:line draw:style-name="gr141" draw:text-style-name="P90" svg:x1="2.49cm" svg:y1="1.323cm" svg:x2="2.252cm" svg:y2="0.586cm"><text:p/></draw:line><draw:line draw:style-name="gr141" draw:text-style-name="P90" svg:x1="0.36cm" svg:y1="1.655cm" svg:x2="2.138cm" svg:y2="2.637cm"><text:p/></draw:line><draw:line draw:style-name="gr141" draw:text-style-name="P90" svg:x1="1.533cm" svg:y1="1.475cm" svg:x2="2.14cm" svg:y2="2.639cm"><text:p/></draw:line><draw:line draw:style-name="gr141" draw:text-style-name="P90" svg:x1="1.533cm" svg:y1="1.475cm" svg:x2="2.489cm" svg:y2="1.316cm"><text:p/></draw:line><draw:frame draw:style-name="gr142" draw:text-style-name="P91" svg:width="0.279cm" svg:height="0.473cm" svg:x="0cm" svg:y="1.439cm"><draw:text-box><text:p text:style-name="P72"><text:span text:style-name="T69">B</text:span></text:p></draw:text-box></draw:frame><draw:frame draw:style-name="gr143" draw:text-style-name="P91" svg:width="0.227cm" svg:height="0.473cm" svg:x="2.247cm" svg:y="0.159cm"><draw:text-box><text:p text:style-name="P72"><text:span text:style-name="T69">L</text:span></text:p></draw:text-box></draw:frame><draw:frame draw:style-name="gr142" draw:text-style-name="P91" svg:width="0.279cm" svg:height="0.473cm" svg:x="2.515cm" svg:y="1.18cm"><draw:text-box><text:p text:style-name="P72"><text:span text:style-name="T69">A</text:span></text:p></draw:text-box></draw:frame><draw:frame draw:style-name="gr144" draw:text-style-name="P91" svg:width="0.304cm" svg:height="0.473cm" svg:x="1.228cm" svg:y="1.233cm"><draw:text-box><text:p text:style-name="P72"><text:span text:style-name="T69">N</text:span></text:p></draw:text-box></draw:frame><draw:frame draw:style-name="gr145" draw:text-style-name="P91" svg:width="0.285cm" svg:height="0.473cm" svg:x="2.251cm" svg:y="2.595cm"><draw:text-box><text:p text:style-name="P72"><text:span text:style-name="T69">C</text:span></text:p></draw:text-box></draw:frame><draw:line draw:style-name="gr141" draw:text-style-name="P90" svg:x1="6.274cm" svg:y1="1.288cm" svg:x2="4.387cm" svg:y2="2.36cm"><text:p/></draw:line><draw:line draw:style-name="gr141" draw:text-style-name="P90" svg:x1="4.145cm" svg:y1="1.625cm" svg:x2="4.385cm" svg:y2="2.362cm"><text:p/></draw:line><draw:line draw:style-name="gr141" draw:text-style-name="P90" svg:x1="6.275cm" svg:y1="1.288cm" svg:x2="4.493cm" svg:y2="0.309cm"><text:p/></draw:line><draw:line draw:style-name="gr141" draw:text-style-name="P90" svg:x1="5.102cm" svg:y1="1.473cm" svg:x2="4.493cm" svg:y2="0.309cm"><text:p/></draw:line><draw:line draw:style-name="gr141" draw:text-style-name="P90" svg:x1="5.099cm" svg:y1="1.475cm" svg:x2="4.145cm" svg:y2="1.634cm"><text:p/></draw:line><draw:frame draw:style-name="gr146" draw:text-style-name="P91" svg:width="0.255cm" svg:height="0.473cm" svg:x="6.346cm" svg:y="1.021cm"><draw:text-box><text:p text:style-name="P72"><text:span text:style-name="T69">E</text:span></text:p></draw:text-box></draw:frame><draw:frame draw:style-name="gr147" draw:text-style-name="P91" svg:width="0.313cm" svg:height="0.473cm" svg:x="4.073cm" svg:y="2.425cm"><draw:text-box><text:p text:style-name="P72"><text:span text:style-name="T69">G</text:span></text:p></draw:text-box></draw:frame><draw:frame draw:style-name="gr148" draw:text-style-name="P91" svg:width="0.299cm" svg:height="0.473cm" svg:x="3.821cm" svg:y="1.332cm"><draw:text-box><text:p text:style-name="P72"><text:span text:style-name="T69">U</text:span></text:p></draw:text-box></draw:frame><draw:frame draw:style-name="gr149" draw:text-style-name="P91" svg:width="0.318cm" svg:height="0.473cm" svg:x="5.165cm" svg:y="1.178cm"><draw:text-box><text:p text:style-name="P72"><text:span text:style-name="T69">O</text:span></text:p></draw:text-box></draw:frame><draw:frame draw:style-name="gr145" draw:text-style-name="P91" svg:width="0.285cm" svg:height="0.473cm" svg:x="4.172cm" svg:y="0cm"><draw:text-box><text:p text:style-name="P72"><text:span text:style-name="T69">R</text:span></text:p></draw:text-box></draw:frame><draw:g draw:style-name="gr70"><draw:line draw:style-name="gr141" draw:text-style-name="P90" svg:x1="3.217cm" svg:y1="1.369cm" svg:x2="3.411cm" svg:y2="1.558cm"><text:p/></draw:line><draw:line draw:style-name="gr141" draw:text-style-name="P90" svg:x1="3.221cm" svg:y1="1.56cm" svg:x2="3.415cm" svg:y2="1.369cm"><text:p/></draw:line></draw:g><draw:frame draw:style-name="gr150" draw:text-style-name="P91" svg:width="0.246cm" svg:height="0.473cm" svg:x="3.233cm" svg:y="0.877cm"><draw:text-box><text:p text:style-name="P72"><text:span text:style-name="T69">P</text:span></text:p></draw:text-box></draw:frame></draw:g></text:p>
        </text:list-header>
      </text:list>
      <table:table table:name="Tableau1" table:style-name="Tableau1">
        <table:table-column table:style-name="Tableau1.A"/>
        <table:table-column table:style-name="Tableau1.B" table:number-columns-repeated="2"/>
        <table:table-column table:style-name="Tableau1.D"/>
        <table:table-column table:style-name="Tableau1.B"/>
        <table:table-column table:style-name="Tableau1.F"/>
        <table:table-row>
          <table:table-cell table:style-name="Tableau1.A1" office:value-type="string">
            <text:p text:style-name="P28"><text:span text:style-name="T46">P</text:span>oint</text:p>
          </table:table-cell>
          <table:table-cell table:style-name="Tableau1.E1" office:value-type="string">
            <text:p text:style-name="P29">B</text:p>
          </table:table-cell>
          <table:table-cell table:style-name="Tableau1.E1" office:value-type="string">
            <text:p text:style-name="P29">L</text:p>
          </table:table-cell>
          <table:table-cell table:style-name="Tableau1.D1" office:value-type="string">
            <text:p text:style-name="P29">A</text:p>
          </table:table-cell>
          <table:table-cell table:style-name="Tableau1.E1" office:value-type="string">
            <text:p text:style-name="P29">N</text:p>
          </table:table-cell>
          <table:table-cell table:style-name="Tableau1.F1" office:value-type="string">
            <text:p text:style-name="P29">C</text:p>
          </table:table-cell>
        </table:table-row>
        <table:table-row>
          <table:table-cell table:style-name="Tableau1.A2" office:value-type="string">
            <text:p text:style-name="P28"><text:span text:style-name="T46">S</text:span>ymétrique</text:p>
          </table:table-cell>
          <table:table-cell table:style-name="Tableau1.E2" office:value-type="string">
            <text:p text:style-name="P29"/>
          </table:table-cell>
          <table:table-cell table:style-name="Tableau1.E2" office:value-type="string">
            <text:p text:style-name="P29"/>
          </table:table-cell>
          <table:table-cell table:style-name="Tableau1.D2" office:value-type="string">
            <text:p text:style-name="P29"/>
          </table:table-cell>
          <table:table-cell table:style-name="Tableau1.E2" office:value-type="string">
            <text:p text:style-name="P29"/>
          </table:table-cell>
          <table:table-cell table:style-name="Tableau1.F2" office:value-type="string">
            <text:p text:style-name="P29"/>
          </table:table-cell>
        </table:table-row>
      </table:table>
      <text:list xml:id="list105931119592727" text:continue-numbering="true" text:style-name="_5f_Numérotation_20_des_20_exercices_20_livrets">
        <text:list-header>
          <text:p text:style-name="P46"/>
        </text:list-header>
      </text:list>
      <text:list xml:id="list105930561519244" text:continue-list="list105931832987078" text:style-name="Num_5f_Exo">
        <text:list-item>
          <text:h text:style-name="P34" text:outline-level="1"> Des élèves ont tracé la figure n° 2 symétrique de la figure n° 1 par rapport au point O. </text:h>
        </text:list-item>
      </text:list>
      <table:table table:name="Tableau2" table:style-name="Tableau2">
        <table:table-column table:style-name="Tableau2.A"/>
        <table:table-column table:style-name="Tableau2.B"/>
        <table:table-row table:style-name="Tableau2.1">
          <table:table-cell table:style-name="Tableau2.A1" office:value-type="string">
            <text:list xml:id="list105930965474914" text:continue-numbering="true" text:style-name="Num_5f_Exo">
              <text:list-header>
                <text:p text:style-name="P49">Samira</text:p>
              </text:list-header>
            </text:list>
          </table:table-cell>
          <table:table-cell table:style-name="Tableau2.B1" office:value-type="string">
            <text:list xml:id="list105931418538209" text:continue-numbering="true" text:style-name="Num_5f_Exo">
              <text:list-header>
                <text:p text:style-name="P49">Antoine</text:p>
              </text:list-header>
            </text:list>
          </table:table-cell>
        </table:table-row>
        <table:table-row table:style-name="Tableau2.2">
          <table:table-cell table:style-name="Tableau2.A2" office:value-type="string">
            <text:list xml:id="list105931417442184" text:continue-numbering="true" text:style-name="Num_5f_Exo">
              <text:list-header>
                <text:p text:style-name="P47"><draw:g text:anchor-type="as-char" svg:y="0cm" draw:z-index="15" draw:name="Forme12" draw:style-name="gr96"><draw:g draw:style-name="gr70"><draw:ellipse draw:style-name="gr129" draw:text-style-name="P89" svg:width="1.031cm" svg:height="1.034cm" draw:transform="rotate (-3.14159265358979) translate (1.666875cm 1.45697222222222cm)"><text:p/></draw:ellipse><draw:circle draw:style-name="gr130" draw:text-style-name="P89" svg:width="1.034cm" svg:height="1.034cm" draw:transform="rotate (-3.14159265358979) translate (1.18180555555556cm 1.03363888888889cm)"><text:p/></draw:circle><draw:ellipse draw:style-name="gr131" draw:text-style-name="P89" svg:width="1.029cm" svg:height="1.034cm" draw:transform="rotate (-3.14159265358979) translate (1.02834722222222cm 1.59808333333333cm)"><text:p/></draw:ellipse></draw:g><draw:g draw:style-name="gr70"><draw:ellipse draw:style-name="gr132" draw:text-style-name="P89" svg:width="1.031cm" svg:height="1.034cm" svg:x="0.744cm" svg:y="2.544cm"><text:p/></draw:ellipse><draw:ellipse draw:style-name="gr133" draw:text-style-name="P89" svg:width="1.029cm" svg:height="1.034cm" svg:x="1.235cm" svg:y="2.967cm"><text:p/></draw:ellipse><draw:ellipse draw:style-name="gr134" draw:text-style-name="P89" svg:width="1.031cm" svg:height="1.034cm" svg:x="1.381cm" svg:y="2.404cm"><text:p/></draw:ellipse></draw:g><draw:g draw:style-name="gr70"><draw:line draw:style-name="gr135" draw:text-style-name="P83" svg:x1="1.122cm" svg:y1="1.894cm" svg:x2="1.321cm" svg:y2="2.093cm"><text:p/></draw:line><draw:line draw:style-name="gr136" draw:text-style-name="P83" svg:x1="1.321cm" svg:y1="1.893cm" svg:x2="1.122cm" svg:y2="2.091cm"><text:p/></draw:line></draw:g><draw:frame draw:style-name="gr137" draw:text-style-name="P85" svg:width="0.385cm" svg:height="0.578cm" svg:x="0.72cm" svg:y="1.847cm"><draw:text-box><text:p text:style-name="P72"><text:span text:style-name="T67">O</text:span></text:p></draw:text-box></draw:frame><draw:frame draw:style-name="gr138" draw:text-style-name="P85" svg:width="0.324cm" svg:height="0.579cm" svg:x="0.556cm" svg:y="0.025cm"><draw:text-box><text:p text:style-name="P72"><text:span text:style-name="T67">1</text:span></text:p></draw:text-box></draw:frame><draw:frame draw:style-name="gr139" draw:text-style-name="P85" svg:width="0.324cm" svg:height="0.574cm" svg:x="1.586cm" svg:y="3.424cm"><draw:text-box><text:p text:style-name="P72"><text:span text:style-name="T67">2</text:span></text:p></draw:text-box></draw:frame></draw:g></text:p>
              </text:list-header>
            </text:list>
          </table:table-cell>
          <table:table-cell table:style-name="Tableau2.B1" office:value-type="string">
            <text:list xml:id="list105930457736309" text:continue-numbering="true" text:style-name="Num_5f_Exo">
              <text:list-header>
                <text:p text:style-name="P47"><draw:g text:anchor-type="as-char" svg:y="0cm" draw:z-index="16" draw:name="Forme13" draw:style-name="gr96"><draw:rect draw:style-name="gr125" draw:text-style-name="P88" svg:width="1.701cm" svg:height="1.701cm" svg:x="0cm" svg:y="0cm"><text:p text:style-name="P87"><text:span text:style-name="T68">1</text:span></text:p></draw:rect><draw:g draw:style-name="gr70"><draw:line draw:style-name="gr126" draw:text-style-name="P83" svg:x1="1.6cm" svg:y1="1.588cm" svg:x2="1.799cm" svg:y2="1.775cm"><text:p/></draw:line><draw:line draw:style-name="gr127" draw:text-style-name="P83" svg:x1="1.798cm" svg:y1="1.586cm" svg:x2="1.6cm" svg:y2="1.771cm"><text:p/></draw:line></draw:g><draw:frame draw:style-name="gr128" draw:text-style-name="P86" svg:width="0.32cm" svg:height="0.477cm" svg:x="1.84cm" svg:y="1.208cm"><draw:text-box><text:p text:style-name="P72"><text:span text:style-name="T67">O</text:span></text:p></draw:text-box></draw:frame><draw:rect draw:style-name="gr125" draw:text-style-name="P88" svg:width="1.311cm" svg:height="1.35cm" svg:x="1.693cm" svg:y="1.681cm"><text:p text:style-name="P87"><text:span text:style-name="T68">2</text:span></text:p></draw:rect></draw:g></text:p>
              </text:list-header>
            </text:list>
          </table:table-cell>
        </table:table-row>
        <table:table-row table:style-name="Tableau2.3">
          <table:table-cell table:style-name="Tableau2.A3" office:value-type="string">
            <text:list xml:id="list105931833390924" text:continue-numbering="true" text:style-name="Num_5f_Exo">
              <text:list-header>
                <text:p text:style-name="P51">Gustave</text:p>
              </text:list-header>
            </text:list>
          </table:table-cell>
          <table:table-cell table:style-name="Tableau2.B3" office:value-type="string">
            <text:list xml:id="list105931597905871" text:continue-numbering="true" text:style-name="Num_5f_Exo">
              <text:list-header>
                <text:p text:style-name="P51">Hélène</text:p>
              </text:list-header>
            </text:list>
          </table:table-cell>
        </table:table-row>
        <table:table-row table:style-name="Tableau2.4">
          <table:table-cell table:style-name="Tableau2.A2" office:value-type="string">
            <text:list xml:id="list105930531502741" text:continue-numbering="true" text:style-name="Num_5f_Exo">
              <text:list-header>
                <text:p text:style-name="P44"><draw:g text:anchor-type="as-char" svg:y="0cm" draw:z-index="17" draw:name="Forme14" draw:style-name="gr96"><draw:g draw:style-name="gr70"><draw:line draw:style-name="gr114" draw:text-style-name="P83" svg:x1="0.018cm" svg:y1="0.353cm" svg:x2="2.181cm" svg:y2="0cm"><text:p/></draw:line><draw:line draw:style-name="gr115" draw:text-style-name="P83" svg:x1="0.018cm" svg:y1="0.353cm" svg:x2="1.99cm" svg:y2="1.801cm"><text:p/></draw:line><draw:line draw:style-name="gr116" draw:text-style-name="P83" svg:x1="1.99cm" svg:y1="1.81cm" svg:x2="2.181cm" svg:y2="0cm"><text:p/></draw:line></draw:g><draw:g draw:style-name="gr70"><draw:line draw:style-name="gr117" draw:text-style-name="P83" svg:x1="0.642cm" svg:y1="1.891cm" svg:x2="0.841cm" svg:y2="2.09cm"><text:p/></draw:line><draw:line draw:style-name="gr118" draw:text-style-name="P83" svg:x1="0.642cm" svg:y1="2.09cm" svg:x2="0.841cm" svg:y2="1.891cm"><text:p/></draw:line></draw:g><draw:frame draw:style-name="gr119" draw:text-style-name="P85" svg:width="0.32cm" svg:height="0.477cm" svg:x="0.245cm" svg:y="1.792cm"><draw:text-box><text:p text:style-name="P72"><text:span text:style-name="T67">O</text:span></text:p></draw:text-box></draw:frame><draw:frame draw:style-name="gr120" draw:text-style-name="P85" svg:width="0.267cm" svg:height="0.477cm" svg:x="1.27cm" svg:y="0.533cm"><draw:text-box><text:p text:style-name="P72"><text:span text:style-name="T67">2</text:span></text:p></draw:text-box></draw:frame><draw:g draw:style-name="gr70"><draw:line draw:style-name="gr121" draw:text-style-name="P83" svg:x1="0cm" svg:y1="3.649cm" svg:x2="2.163cm" svg:y2="4cm"><text:p/></draw:line><draw:line draw:style-name="gr122" draw:text-style-name="P83" svg:x1="0cm" svg:y1="3.649cm" svg:x2="1.972cm" svg:y2="2.201cm"><text:p/></draw:line><draw:line draw:style-name="gr123" draw:text-style-name="P83" svg:x1="1.972cm" svg:y1="2.191cm" svg:x2="2.163cm" svg:y2="4.001cm"><text:p/></draw:line></draw:g><draw:frame draw:style-name="gr124" draw:text-style-name="P85" svg:width="0.267cm" svg:height="0.477cm" svg:x="1.346cm" svg:y="3.152cm"><draw:text-box><text:p text:style-name="P72"><text:span text:style-name="T67">1</text:span></text:p></draw:text-box></draw:frame></draw:g></text:p>
              </text:list-header>
            </text:list>
          </table:table-cell>
          <table:table-cell table:style-name="Tableau2.B4" office:value-type="string">
            <text:list xml:id="list105931240595050" text:continue-numbering="true" text:style-name="Num_5f_Exo">
              <text:list-header>
                <text:p text:style-name="P44"><draw:g text:anchor-type="as-char" svg:y="0cm" draw:z-index="19" draw:name="Forme15" draw:style-name="gr96"><draw:line draw:style-name="gr97" draw:text-style-name="P83" svg:x1="0.011cm" svg:y1="0.772cm" svg:x2="0.011cm" svg:y2="0.028cm"><text:p/></draw:line><draw:line draw:style-name="gr98" draw:text-style-name="P83" svg:x1="1.496cm" svg:y1="0.028cm" svg:x2="0.011cm" svg:y2="0.028cm"><text:p/></draw:line><draw:line draw:style-name="gr99" draw:text-style-name="P83" svg:x1="2.238cm" svg:y1="0.773cm" svg:x2="0cm" svg:y2="0.775cm"><text:p/></draw:line><draw:line draw:style-name="gr100" draw:text-style-name="P83" svg:x1="1.496cm" svg:y1="0.765cm" svg:x2="1.496cm" svg:y2="0.021cm"><text:p/></draw:line><draw:line draw:style-name="gr101" draw:text-style-name="P83" svg:x1="0.007cm" svg:y1="0.397cm" svg:x2="1.489cm" svg:y2="0.397cm"><text:p/></draw:line><draw:rect draw:style-name="gr102" draw:text-style-name="P84" svg:width="1.481cm" svg:height="0.369cm" svg:x="0.011cm" svg:y="0.395cm"><text:p/></draw:rect><draw:g draw:style-name="gr70"><draw:line draw:style-name="gr103" draw:text-style-name="P83" svg:x1="3.718cm" svg:y1="2.267cm" svg:x2="3.718cm" svg:y2="3.013cm"><text:p/></draw:line><draw:line draw:style-name="gr104" draw:text-style-name="P83" svg:x1="2.235cm" svg:y1="3.013cm" svg:x2="3.718cm" svg:y2="3.013cm"><text:p/></draw:line><draw:line draw:style-name="gr105" draw:text-style-name="P83" svg:x1="1.492cm" svg:y1="2.267cm" svg:x2="3.73cm" svg:y2="2.267cm"><text:p/></draw:line><draw:line draw:style-name="gr106" draw:text-style-name="P83" svg:x1="2.235cm" svg:y1="2.275cm" svg:x2="2.235cm" svg:y2="3.019cm"><text:p/></draw:line><draw:line draw:style-name="gr107" draw:text-style-name="P83" svg:x1="3.724cm" svg:y1="2.644cm" svg:x2="2.242cm" svg:y2="2.644cm"><text:p/></draw:line><draw:rect draw:style-name="gr108" draw:text-style-name="P84" svg:width="1.479cm" svg:height="0.369cm" draw:transform="rotate (-3.14159265358979) translate (3.71827777777778cm 2.64583333333333cm)"><text:p/></draw:rect></draw:g><draw:g draw:style-name="gr70"><draw:line draw:style-name="gr109" draw:text-style-name="P83" svg:x1="1.773cm" svg:y1="1.425cm" svg:x2="1.971cm" svg:y2="1.623cm"><text:p/></draw:line><draw:line draw:style-name="gr110" draw:text-style-name="P83" svg:x1="1.969cm" svg:y1="1.422cm" svg:x2="1.771cm" svg:y2="1.618cm"><text:p/></draw:line></draw:g><draw:frame draw:style-name="gr111" draw:text-style-name="P85" svg:width="0.32cm" svg:height="0.477cm" svg:x="1.457cm" svg:y="1.487cm"><draw:text-box><text:p text:style-name="P72"><text:span text:style-name="T67">O</text:span></text:p></draw:text-box></draw:frame><draw:frame draw:style-name="gr112" draw:text-style-name="P86" svg:width="0.191cm" svg:height="0.477cm" svg:x="0.603cm" svg:y="0cm"><draw:text-box><text:p text:style-name="P72"><text:span text:style-name="T67">1</text:span></text:p></draw:text-box></draw:frame><draw:frame draw:style-name="gr113" draw:text-style-name="P86" svg:width="0.191cm" svg:height="0.477cm" svg:x="2.84cm" svg:y="2.623cm"><draw:text-box><text:p text:style-name="P72"><text:span text:style-name="T67">2</text:span></text:p></draw:text-box></draw:frame></draw:g></text:p>
              </text:list-header>
            </text:list>
          </table:table-cell>
        </table:table-row>
      </table:table>
      <text:list xml:id="list105931734170251" text:continue-numbering="true" text:style-name="Num_5f_Exo">
        <text:list-header>
          <text:h text:style-name="P65" text:outline-level="1"><text:span text:style-name="T20">Pour chacun d’eux, indique si </text:span><text:span text:style-name="T19">sa</text:span><text:span text:style-name="T20"> construction est juste ou fausse et explique pourquoi.</text:span></text:h>
          <text:p text:style-name="P40"><text:span text:style-name="_5f_pointillés_20_gris"><text:span text:style-name="T27"><text:tab/></text:span></text:span></text:p>
          <text:p text:style-name="P40"><text:span text:style-name="_5f_pointillés_20_gris"><text:span text:style-name="T27"><text:tab/></text:span></text:span></text:p>
          <text:p text:style-name="P40"><text:span text:style-name="_5f_pointillés_20_gris"><text:span text:style-name="T27"><text:tab/></text:span></text:span></text:p>
          <text:p text:style-name="P41"><text:span text:style-name="_5f_pointillés_20_gris"><text:span text:style-name="T27"><text:tab/></text:span></text:span></text:p>
          <text:p text:style-name="P43"><text:span text:style-name="_5f_pointillés_20_gris"><text:span text:style-name="T26"><text:tab/></text:span></text:span></text:p>
        </text:list-header>
        <text:list-item>
          <text:h text:style-name="P31" text:outline-level="1"><text:soft-page-break/><text:span text:style-name="Bold_5f_niv1"><text:span text:style-name="T47"> </text:span></text:span><text:span text:style-name="Bold_5f_niv1"><text:span text:style-name="T55">Sur un quadrillage</text:span></text:span></text:h>
          <text:h text:style-name="P30" text:outline-level="1"><draw:g text:anchor-type="paragraph" draw:z-index="20" draw:style-name="gr78"><draw:line draw:style-name="gr79" draw:text-style-name="P77" svg:x1="2.03cm" svg:y1="0.242cm" svg:x2="2.03cm" svg:y2="5.243cm"><text:p/></draw:line><draw:line draw:style-name="gr79" draw:text-style-name="P77" svg:x1="2.9cm" svg:y1="0.242cm" svg:x2="2.9cm" svg:y2="5.243cm"><text:p/></draw:line><draw:line draw:style-name="gr79" draw:text-style-name="P77" svg:x1="3.769cm" svg:y1="0.242cm" svg:x2="3.769cm" svg:y2="5.243cm"><text:p/></draw:line><draw:line draw:style-name="gr79" draw:text-style-name="P77" svg:x1="4.638cm" svg:y1="0.242cm" svg:x2="4.638cm" svg:y2="5.243cm"><text:p/></draw:line><draw:line draw:style-name="gr79" draw:text-style-name="P77" svg:x1="5.507cm" svg:y1="0.242cm" svg:x2="5.507cm" svg:y2="5.243cm"><text:p/></draw:line><draw:line draw:style-name="gr79" draw:text-style-name="P77" svg:x1="6.377cm" svg:y1="0.242cm" svg:x2="6.377cm" svg:y2="5.243cm"><text:p/></draw:line><draw:line draw:style-name="gr79" draw:text-style-name="P77" svg:x1="7.246cm" svg:y1="0.242cm" svg:x2="7.246cm" svg:y2="5.243cm"><text:p/></draw:line><draw:line draw:style-name="gr79" draw:text-style-name="P77" svg:x1="2.03cm" svg:y1="5.244cm" svg:x2="7.246cm" svg:y2="5.244cm"><text:p/></draw:line><draw:line draw:style-name="gr79" draw:text-style-name="P77" svg:x1="2.03cm" svg:y1="4.409cm" svg:x2="7.246cm" svg:y2="4.409cm"><text:p/></draw:line><draw:line draw:style-name="gr79" draw:text-style-name="P77" svg:x1="2.03cm" svg:y1="3.578cm" svg:x2="7.246cm" svg:y2="3.578cm"><text:p/></draw:line><draw:line draw:style-name="gr79" draw:text-style-name="P77" svg:x1="2.03cm" svg:y1="2.742cm" svg:x2="7.246cm" svg:y2="2.742cm"><text:p/></draw:line><draw:line draw:style-name="gr79" draw:text-style-name="P77" svg:x1="2.03cm" svg:y1="1.909cm" svg:x2="7.246cm" svg:y2="1.909cm"><text:p/></draw:line><draw:line draw:style-name="gr79" draw:text-style-name="P77" svg:x1="2.03cm" svg:y1="1.076cm" svg:x2="7.246cm" svg:y2="1.076cm"><text:p/></draw:line><draw:line draw:style-name="gr79" draw:text-style-name="P77" svg:x1="2.03cm" svg:y1="0.242cm" svg:x2="7.246cm" svg:y2="0.242cm"><text:p/></draw:line><draw:g draw:style-name="gr70"><draw:line draw:style-name="gr71" draw:text-style-name="P77" svg:x1="3.673cm" svg:y1="1.009cm" svg:x2="3.847cm" svg:y2="1.176cm"><text:p/></draw:line><draw:line draw:style-name="gr71" draw:text-style-name="P77" svg:x1="3.673cm" svg:y1="1.176cm" svg:x2="3.847cm" svg:y2="1.009cm"><text:p/></draw:line></draw:g><draw:frame draw:style-name="gr80" draw:text-style-name="P79" svg:width="0.72cm" svg:height="0.625cm" svg:x="3.769cm" svg:y="0.627cm"><draw:text-box><text:p text:style-name="P72"><text:span text:style-name="T66">B</text:span></text:p></draw:text-box></draw:frame><draw:g draw:style-name="gr70"><draw:line draw:style-name="gr71" draw:text-style-name="P77" svg:x1="4.542cm" svg:y1="1.009cm" svg:x2="4.716cm" svg:y2="1.176cm"><text:p/></draw:line><draw:line draw:style-name="gr71" draw:text-style-name="P77" svg:x1="4.542cm" svg:y1="1.176cm" svg:x2="4.716cm" svg:y2="1.009cm"><text:p/></draw:line></draw:g><draw:frame draw:style-name="gr81" draw:text-style-name="P79" svg:width="0.726cm" svg:height="0.625cm" svg:x="4.57cm" svg:y="0.609cm"><draw:text-box><text:p text:style-name="P72"><text:span text:style-name="T66">C</text:span></text:p></draw:text-box></draw:frame><draw:g draw:style-name="gr70"><draw:line draw:style-name="gr71" draw:text-style-name="P77" svg:x1="5.41cm" svg:y1="1.009cm" svg:x2="5.584cm" svg:y2="1.176cm"><text:p/></draw:line><draw:line draw:style-name="gr71" draw:text-style-name="P77" svg:x1="5.41cm" svg:y1="1.176cm" svg:x2="5.584cm" svg:y2="1.009cm"><text:p/></draw:line></draw:g><draw:frame draw:style-name="gr82" draw:text-style-name="P79" svg:width="0.75cm" svg:height="0.625cm" svg:x="5.454cm" svg:y="0.609cm"><draw:text-box><text:p text:style-name="P72"><text:span text:style-name="T66">D</text:span></text:p></draw:text-box></draw:frame><draw:g draw:style-name="gr70"><draw:line draw:style-name="gr71" draw:text-style-name="P77" svg:x1="6.281cm" svg:y1="1.009cm" svg:x2="6.455cm" svg:y2="1.176cm"><text:p/></draw:line><draw:line draw:style-name="gr71" draw:text-style-name="P77" svg:x1="6.281cm" svg:y1="1.176cm" svg:x2="6.455cm" svg:y2="1.009cm"><text:p/></draw:line></draw:g><draw:frame draw:style-name="gr83" draw:text-style-name="P79" svg:width="0.705cm" svg:height="0.625cm" svg:x="6.341cm" svg:y="0.609cm"><draw:text-box><text:p text:style-name="P72"><text:span text:style-name="T66">E</text:span></text:p></draw:text-box></draw:frame><draw:g draw:style-name="gr70"><draw:line draw:style-name="gr71" draw:text-style-name="P77" svg:x1="2.803cm" svg:y1="1.009cm" svg:x2="2.977cm" svg:y2="1.176cm"><text:p/></draw:line><draw:line draw:style-name="gr71" draw:text-style-name="P77" svg:x1="2.803cm" svg:y1="1.176cm" svg:x2="2.977cm" svg:y2="1.009cm"><text:p/></draw:line></draw:g><draw:frame draw:style-name="gr80" draw:text-style-name="P79" svg:width="0.72cm" svg:height="0.625cm" svg:x="2.864cm" svg:y="0.567cm"><draw:text-box><text:p text:style-name="P72"><text:span text:style-name="T66">A</text:span></text:p></draw:text-box></draw:frame><draw:g draw:style-name="gr70"><draw:line draw:style-name="gr71" draw:text-style-name="P77" svg:x1="2.803cm" svg:y1="1.817cm" svg:x2="2.977cm" svg:y2="1.984cm"><text:p/></draw:line><draw:line draw:style-name="gr71" draw:text-style-name="P77" svg:x1="2.803cm" svg:y1="1.984cm" svg:x2="2.977cm" svg:y2="1.817cm"><text:p/></draw:line></draw:g><draw:frame draw:style-name="gr84" draw:text-style-name="P79" svg:width="0.687cm" svg:height="0.625cm" svg:x="2.834cm" svg:y="1.45cm"><draw:text-box><text:p text:style-name="P72"><text:span text:style-name="T66">F</text:span></text:p></draw:text-box></draw:frame><draw:g draw:style-name="gr70"><draw:line draw:style-name="gr71" draw:text-style-name="P77" svg:x1="3.673cm" svg:y1="1.817cm" svg:x2="3.847cm" svg:y2="1.984cm"><text:p/></draw:line><draw:line draw:style-name="gr71" draw:text-style-name="P77" svg:x1="3.673cm" svg:y1="1.984cm" svg:x2="3.847cm" svg:y2="1.817cm"><text:p/></draw:line></draw:g><draw:frame draw:style-name="gr82" draw:text-style-name="P79" svg:width="0.75cm" svg:height="0.625cm" svg:x="3.732cm" svg:y="1.434cm"><draw:text-box><text:p text:style-name="P72"><text:span text:style-name="T66">G</text:span></text:p></draw:text-box></draw:frame><draw:g draw:style-name="gr70"><draw:line draw:style-name="gr71" draw:text-style-name="P77" svg:x1="4.551cm" svg:y1="1.817cm" svg:x2="4.725cm" svg:y2="1.984cm"><text:p/></draw:line><draw:line draw:style-name="gr71" draw:text-style-name="P77" svg:x1="4.551cm" svg:y1="1.984cm" svg:x2="4.725cm" svg:y2="1.817cm"><text:p/></draw:line></draw:g><draw:frame draw:style-name="gr85" draw:text-style-name="P79" svg:width="0.742cm" svg:height="0.625cm" svg:x="4.595cm" svg:y="1.434cm"><draw:text-box><text:p text:style-name="P72"><text:span text:style-name="T66">H</text:span></text:p></draw:text-box></draw:frame><draw:g draw:style-name="gr70"><draw:line draw:style-name="gr71" draw:text-style-name="P77" svg:x1="5.41cm" svg:y1="1.817cm" svg:x2="5.584cm" svg:y2="1.984cm"><text:p/></draw:line><draw:line draw:style-name="gr71" draw:text-style-name="P77" svg:x1="5.41cm" svg:y1="1.984cm" svg:x2="5.584cm" svg:y2="1.817cm"><text:p/></draw:line></draw:g><draw:frame draw:style-name="gr86" draw:text-style-name="P79" svg:width="0.599cm" svg:height="0.625cm" svg:x="5.5cm" svg:y="1.434cm"><draw:text-box><text:p text:style-name="P72"><text:span text:style-name="T66">I</text:span></text:p></draw:text-box></draw:frame><draw:g draw:style-name="gr70"><draw:line draw:style-name="gr71" draw:text-style-name="P77" svg:x1="6.298cm" svg:y1="1.833cm" svg:x2="6.472cm" svg:y2="2cm"><text:p/></draw:line><draw:line draw:style-name="gr71" draw:text-style-name="P77" svg:x1="6.298cm" svg:y1="2cm" svg:x2="6.472cm" svg:y2="1.833cm"><text:p/></draw:line></draw:g><draw:frame draw:style-name="gr86" draw:text-style-name="P79" svg:width="0.599cm" svg:height="0.625cm" svg:x="6.334cm" svg:y="1.441cm"><draw:text-box><text:p text:style-name="P72"><text:span text:style-name="T66">J</text:span></text:p></draw:text-box></draw:frame><draw:g draw:style-name="gr70"><draw:line draw:style-name="gr71" draw:text-style-name="P77" svg:x1="2.803cm" svg:y1="2.66cm" svg:x2="2.977cm" svg:y2="2.827cm"><text:p/></draw:line><draw:line draw:style-name="gr71" draw:text-style-name="P77" svg:x1="2.803cm" svg:y1="2.827cm" svg:x2="2.977cm" svg:y2="2.66cm"><text:p/></draw:line></draw:g><draw:frame draw:style-name="gr87" draw:text-style-name="P79" svg:width="0.713cm" svg:height="0.625cm" svg:x="2.866cm" svg:y="2.276cm"><draw:text-box><text:p text:style-name="P72"><text:span text:style-name="T66">K</text:span></text:p></draw:text-box></draw:frame><draw:g draw:style-name="gr70"><draw:line draw:style-name="gr71" draw:text-style-name="P77" svg:x1="3.673cm" svg:y1="2.66cm" svg:x2="3.847cm" svg:y2="2.827cm"><text:p/></draw:line><draw:line draw:style-name="gr71" draw:text-style-name="P77" svg:x1="3.673cm" svg:y1="2.827cm" svg:x2="3.847cm" svg:y2="2.66cm"><text:p/></draw:line></draw:g><draw:frame draw:style-name="gr88" draw:text-style-name="P79" svg:width="0.683cm" svg:height="0.625cm" svg:x="3.737cm" svg:y="2.309cm"><draw:text-box><text:p text:style-name="P72"><text:span text:style-name="T66">L</text:span></text:p></draw:text-box></draw:frame><draw:g draw:style-name="gr70"><draw:line draw:style-name="gr71" draw:text-style-name="P77" svg:x1="4.542cm" svg:y1="2.66cm" svg:x2="4.716cm" svg:y2="2.827cm"><text:p/></draw:line><draw:line draw:style-name="gr71" draw:text-style-name="P77" svg:x1="4.542cm" svg:y1="2.827cm" svg:x2="4.716cm" svg:y2="2.66cm"><text:p/></draw:line></draw:g><draw:frame draw:style-name="gr89" draw:text-style-name="P79" svg:width="0.78cm" svg:height="0.625cm" svg:x="4.602cm" svg:y="2.309cm"><draw:text-box><text:p text:style-name="P72"><text:span text:style-name="T66">M</text:span></text:p></draw:text-box></draw:frame><draw:g draw:style-name="gr70"><draw:line draw:style-name="gr71" draw:text-style-name="P77" svg:x1="5.41cm" svg:y1="2.66cm" svg:x2="5.584cm" svg:y2="2.827cm"><text:p/></draw:line><draw:line draw:style-name="gr71" draw:text-style-name="P77" svg:x1="5.41cm" svg:y1="2.827cm" svg:x2="5.584cm" svg:y2="2.66cm"><text:p/></draw:line></draw:g><draw:frame draw:style-name="gr85" draw:text-style-name="P79" svg:width="0.742cm" svg:height="0.625cm" svg:x="5.491cm" svg:y="2.325cm"><draw:text-box><text:p text:style-name="P72"><text:span text:style-name="T66">N</text:span></text:p></draw:text-box></draw:frame><draw:g draw:style-name="gr70"><draw:line draw:style-name="gr71" draw:text-style-name="P77" svg:x1="6.298cm" svg:y1="2.66cm" svg:x2="6.472cm" svg:y2="2.827cm"><text:p/></draw:line><draw:line draw:style-name="gr71" draw:text-style-name="P77" svg:x1="6.298cm" svg:y1="2.827cm" svg:x2="6.472cm" svg:y2="2.66cm"><text:p/></draw:line></draw:g><draw:frame draw:style-name="gr90" draw:text-style-name="P79" svg:width="0.756cm" svg:height="0.625cm" svg:x="6.322cm" svg:y="2.325cm"><draw:text-box><text:p text:style-name="P72"><text:span text:style-name="T66">O</text:span></text:p></draw:text-box></draw:frame><draw:g draw:style-name="gr70"><draw:line draw:style-name="gr71" draw:text-style-name="P77" svg:x1="2.803cm" svg:y1="3.483cm" svg:x2="2.977cm" svg:y2="3.65cm"><text:p/></draw:line><draw:line draw:style-name="gr71" draw:text-style-name="P77" svg:x1="2.803cm" svg:y1="3.65cm" svg:x2="2.977cm" svg:y2="3.483cm"><text:p/></draw:line></draw:g><draw:frame draw:style-name="gr91" draw:text-style-name="P79" svg:width="0.696cm" svg:height="0.625cm" svg:x="2.903cm" svg:y="3.059cm"><draw:text-box><text:p text:style-name="P72"><text:span text:style-name="T66">P</text:span></text:p></draw:text-box></draw:frame><draw:g draw:style-name="gr70"><draw:line draw:style-name="gr71" draw:text-style-name="P77" svg:x1="3.673cm" svg:y1="3.483cm" svg:x2="3.847cm" svg:y2="3.65cm"><text:p/></draw:line><draw:line draw:style-name="gr71" draw:text-style-name="P77" svg:x1="3.673cm" svg:y1="3.65cm" svg:x2="3.847cm" svg:y2="3.483cm"><text:p/></draw:line></draw:g><draw:frame draw:style-name="gr90" draw:text-style-name="P79" svg:width="0.756cm" svg:height="0.625cm" svg:x="3.748cm" svg:y="3.059cm"><draw:text-box><text:p text:style-name="P72"><text:span text:style-name="T66">Q</text:span></text:p></draw:text-box></draw:frame><draw:g draw:style-name="gr70"><draw:line draw:style-name="gr71" draw:text-style-name="P77" svg:x1="4.551cm" svg:y1="3.483cm" svg:x2="4.725cm" svg:y2="3.65cm"><text:p/></draw:line><draw:line draw:style-name="gr71" draw:text-style-name="P77" svg:x1="4.551cm" svg:y1="3.65cm" svg:x2="4.725cm" svg:y2="3.483cm"><text:p/></draw:line></draw:g><draw:frame draw:style-name="gr81" draw:text-style-name="P79" svg:width="0.726cm" svg:height="0.625cm" svg:x="4.628cm" svg:y="3.101cm"><draw:text-box><text:p text:style-name="P72"><text:span text:style-name="T66">R</text:span></text:p></draw:text-box></draw:frame><draw:g draw:style-name="gr70"><draw:line draw:style-name="gr71" draw:text-style-name="P77" svg:x1="5.41cm" svg:y1="3.483cm" svg:x2="5.584cm" svg:y2="3.65cm"><text:p/></draw:line><draw:line draw:style-name="gr71" draw:text-style-name="P77" svg:x1="5.41cm" svg:y1="3.65cm" svg:x2="5.584cm" svg:y2="3.483cm"><text:p/></draw:line></draw:g><draw:frame draw:style-name="gr92" draw:text-style-name="P79" svg:width="0.708cm" svg:height="0.625cm" svg:x="5.491cm" svg:y="3.084cm"><draw:text-box><text:p text:style-name="P72"><text:span text:style-name="T66">S</text:span></text:p></draw:text-box></draw:frame><draw:g draw:style-name="gr70"><draw:line draw:style-name="gr71" draw:text-style-name="P77" svg:x1="6.281cm" svg:y1="3.483cm" svg:x2="6.455cm" svg:y2="3.65cm"><text:p/></draw:line><draw:line draw:style-name="gr71" draw:text-style-name="P77" svg:x1="6.281cm" svg:y1="3.65cm" svg:x2="6.455cm" svg:y2="3.483cm"><text:p/></draw:line></draw:g><draw:frame draw:style-name="gr93" draw:text-style-name="P79" svg:width="0.699cm" svg:height="0.625cm" svg:x="6.344cm" svg:y="3.117cm"><draw:text-box><text:p text:style-name="P72"><text:span text:style-name="T66">T</text:span></text:p></draw:text-box></draw:frame><draw:g draw:style-name="gr70"><draw:line draw:style-name="gr71" draw:text-style-name="P77" svg:x1="2.803cm" svg:y1="4.318cm" svg:x2="2.977cm" svg:y2="4.485cm"><text:p/></draw:line><draw:line draw:style-name="gr71" draw:text-style-name="P77" svg:x1="2.803cm" svg:y1="4.485cm" svg:x2="2.977cm" svg:y2="4.318cm"><text:p/></draw:line></draw:g><draw:frame draw:style-name="gr94" draw:text-style-name="P79" svg:width="0.738cm" svg:height="0.625cm" svg:x="2.831cm" svg:y="3.967cm"><draw:text-box><text:p text:style-name="P72"><text:span text:style-name="T66">U</text:span></text:p></draw:text-box></draw:frame><draw:g draw:style-name="gr70"><draw:line draw:style-name="gr71" draw:text-style-name="P77" svg:x1="3.673cm" svg:y1="4.318cm" svg:x2="3.847cm" svg:y2="4.485cm"><text:p/></draw:line><draw:line draw:style-name="gr71" draw:text-style-name="P77" svg:x1="3.673cm" svg:y1="4.485cm" svg:x2="3.847cm" svg:y2="4.318cm"><text:p/></draw:line></draw:g><draw:frame draw:style-name="gr80" draw:text-style-name="P79" svg:width="0.72cm" svg:height="0.625cm" svg:x="3.794cm" svg:y="3.967cm"><draw:text-box><text:p text:style-name="P72"><text:span text:style-name="T66">V</text:span></text:p></draw:text-box></draw:frame><draw:g draw:style-name="gr70"><draw:line draw:style-name="gr71" draw:text-style-name="P77" svg:x1="4.551cm" svg:y1="4.318cm" svg:x2="4.725cm" svg:y2="4.485cm"><text:p/></draw:line><draw:line draw:style-name="gr71" draw:text-style-name="P77" svg:x1="4.551cm" svg:y1="4.485cm" svg:x2="4.725cm" svg:y2="4.318cm"><text:p/></draw:line></draw:g><draw:frame draw:style-name="gr95" draw:text-style-name="P79" svg:width="0.819cm" svg:height="0.625cm" svg:x="4.623cm" svg:y="3.967cm"><draw:text-box><text:p text:style-name="P72"><text:span text:style-name="T66">W</text:span></text:p></draw:text-box></draw:frame><draw:g draw:style-name="gr70"><draw:line draw:style-name="gr71" draw:text-style-name="P77" svg:x1="5.41cm" svg:y1="4.318cm" svg:x2="5.584cm" svg:y2="4.485cm"><text:p/></draw:line><draw:line draw:style-name="gr71" draw:text-style-name="P77" svg:x1="5.41cm" svg:y1="4.485cm" svg:x2="5.584cm" svg:y2="4.318cm"><text:p/></draw:line></draw:g><draw:frame draw:style-name="gr80" draw:text-style-name="P79" svg:width="0.72cm" svg:height="0.625cm" svg:x="5.533cm" svg:y="3.934cm"><draw:text-box><text:p text:style-name="P72"><text:span text:style-name="T66">X</text:span></text:p></draw:text-box></draw:frame><draw:g draw:style-name="gr70"><draw:line draw:style-name="gr71" draw:text-style-name="P77" svg:x1="6.255cm" svg:y1="4.318cm" svg:x2="6.429cm" svg:y2="4.485cm"><text:p/></draw:line><draw:line draw:style-name="gr71" draw:text-style-name="P77" svg:x1="6.255cm" svg:y1="4.485cm" svg:x2="6.429cm" svg:y2="4.318cm"><text:p/></draw:line></draw:g><draw:frame draw:style-name="gr93" draw:text-style-name="P79" svg:width="0.699cm" svg:height="0.625cm" svg:x="6.378cm" svg:y="3.934cm"><draw:text-box><text:p text:style-name="P72"><text:span text:style-name="T66">Y</text:span></text:p></draw:text-box></draw:frame></draw:g></text:h>
        </text:list-item>
      </text:list>
      <text:h text:style-name="P35" text:outline-level="1"/>
      <text:h text:style-name="P35" text:outline-level="1"/>
      <text:h text:style-name="P35" text:outline-level="1"/>
      <text:h text:style-name="P35" text:outline-level="1"/>
      <text:p text:style-name="P26"/>
      <text:p text:style-name="P27"><text:span text:style-name="Bold_5f_niv1"><text:span text:style-name="T62">a.</text:span></text:span><text:span text:style-name="T56"> </text:span><text:span text:style-name="_5f_BVS">L’image du segment [HR] par la symétrie de centre N est : </text:span><text:span text:style-name="_5f_pointillés_20_gris"><text:tab/></text:span></text:p>
      <text:p text:style-name="P27"><text:span text:style-name="Bold_5f_niv1"><text:span text:style-name="T62">b.</text:span></text:span><text:span text:style-name="T56"> </text:span><text:span text:style-name="_5f_BVS">L’image du triangle QUV par la symétrie de centre R est </text:span>: <text:tab/></text:p>
      <text:p text:style-name="P27"><text:span text:style-name="Bold_5f_niv1"><text:span text:style-name="T62">c.</text:span></text:span><text:span text:style-name="T56"> </text:span><text:span text:style-name="_5f_BVS">L’image du triangle QUV par la symétrie de centre L est :</text:span> <text:tab/></text:p>
      <text:p text:style-name="P27"><text:span text:style-name="Bold_5f_niv1"><text:span text:style-name="T62">d.</text:span></text:span><text:span text:style-name="T56"> </text:span><text:span text:style-name="_5f_BVS">L’image du quadrilatère DEJH par la symétrie de centre M est : </text:span><text:tab/></text:p>
      <text:list xml:id="list105930786945428" text:continue-numbering="true" text:style-name="Num_5f_Exo">
        <text:list-item>
          <text:h text:style-name="P36" text:outline-level="1"><text:span text:style-name="T34"> </text:span><text:span text:style-name="Bold_5f_niv1"><text:span text:style-name="T57">Frise</text:span></text:span></text:h>
        </text:list-item>
      </text:list>
      <text:list xml:id="list105931697091186" text:continue-list="list105931119592727" text:style-name="_5f_Numérotation_20_des_20_exercices_20_livrets">
        <text:list-header>
          <text:h text:style-name="P66" text:outline-level="1"><draw:g text:anchor-type="paragraph" draw:z-index="21" draw:name="OOoTep" draw:style-name="gr75"><svg:desc>@options;  repereortho(313,263,30,1,1){ 0 , moyen , noir , num1 ,i};@figure;  A = point( -5 , 0.99 )  { i };  sc_G = symetrie( G )  { noir };  isc_GarcCAB = image( sc_G , arcCAB )  { noir };  isc_GarcAIB = image( sc_G , arcAIB )  { noir };  isc_GarcCJA = image( sc_G , arcCJA )  { noir };
</svg:desc><draw:ellipse draw:style-name="gr76" draw:text-style-name="P81" svg:width="1.126cm" svg:height="1.123cm" svg:x="0cm" svg:y="0.28cm" draw:kind="section" draw:start-angle="0" draw:end-angle="180"><text:p/></draw:ellipse><draw:ellipse draw:style-name="gr77" draw:text-style-name="P82" svg:width="0.562cm" svg:height="0.56cm" svg:x="0cm" svg:y="0.559cm" draw:kind="section" draw:start-angle="0" draw:end-angle="180"><text:p/></draw:ellipse><draw:ellipse draw:style-name="gr77" draw:text-style-name="P82" svg:width="0.565cm" svg:height="0.56cm" svg:x="0.561cm" svg:y="0.559cm" draw:kind="section" draw:start-angle="0" draw:end-angle="180"><text:p/></draw:ellipse><draw:ellipse draw:style-name="gr71" draw:text-style-name="P77" svg:width="1.124cm" svg:height="1.123cm" svg:x="1.125cm" svg:y="0.28cm" draw:kind="arc" draw:start-angle="-180" draw:end-angle="0"><text:p/></draw:ellipse><draw:ellipse draw:style-name="gr71" draw:text-style-name="P77" svg:width="0.562cm" svg:height="0.56cm" svg:x="1.125cm" svg:y="0.561cm" draw:kind="arc" draw:start-angle="-180" draw:end-angle="0"><text:p/></draw:ellipse><draw:ellipse draw:style-name="gr71" draw:text-style-name="P77" svg:width="0.563cm" svg:height="0.56cm" svg:x="1.686cm" svg:y="0.561cm" draw:kind="arc" draw:start-angle="-180" draw:end-angle="0"><text:p/></draw:ellipse><draw:ellipse draw:style-name="gr71" draw:text-style-name="P77" svg:width="1.126cm" svg:height="1.123cm" svg:x="2.249cm" svg:y="0.28cm" draw:kind="arc" draw:start-angle="0" draw:end-angle="180"><text:p/></draw:ellipse><draw:ellipse draw:style-name="gr71" draw:text-style-name="P77" svg:width="0.563cm" svg:height="0.56cm" svg:x="2.249cm" svg:y="0.559cm" draw:kind="arc" draw:start-angle="0" draw:end-angle="180"><text:p/></draw:ellipse><draw:ellipse draw:style-name="gr71" draw:text-style-name="P77" svg:width="0.563cm" svg:height="0.56cm" svg:x="2.812cm" svg:y="0.559cm" draw:kind="arc" draw:start-angle="0" draw:end-angle="180"><text:p/></draw:ellipse><draw:ellipse draw:style-name="gr71" draw:text-style-name="P77" svg:width="1.124cm" svg:height="1.123cm" svg:x="1.125cm" svg:y="0.28cm" draw:kind="arc" draw:start-angle="-180" draw:end-angle="0"><text:p/></draw:ellipse><draw:ellipse draw:style-name="gr71" draw:text-style-name="P77" svg:width="1.124cm" svg:height="1.123cm" svg:x="3.374cm" svg:y="0.28cm" draw:kind="arc" draw:start-angle="-180" draw:end-angle="0"><text:p/></draw:ellipse><draw:ellipse draw:style-name="gr71" draw:text-style-name="P77" svg:width="0.563cm" svg:height="0.56cm" svg:x="3.937cm" svg:y="0.561cm" draw:kind="arc" draw:start-angle="-180" draw:end-angle="0"><text:p/></draw:ellipse><draw:ellipse draw:style-name="gr71" draw:text-style-name="P77" svg:width="0.563cm" svg:height="0.56cm" svg:x="3.374cm" svg:y="0.561cm" draw:kind="arc" draw:start-angle="-180" draw:end-angle="0"><text:p/></draw:ellipse><draw:ellipse draw:style-name="gr71" draw:text-style-name="P77" svg:width="1.128cm" svg:height="1.123cm" svg:x="4.498cm" svg:y="0.28cm" draw:kind="arc" draw:start-angle="0" draw:end-angle="180"><text:p/></draw:ellipse><draw:ellipse draw:style-name="gr71" draw:text-style-name="P77" svg:width="0.565cm" svg:height="0.56cm" svg:x="4.498cm" svg:y="0.559cm" draw:kind="arc" draw:start-angle="0" draw:end-angle="180"><text:p/></draw:ellipse><draw:ellipse draw:style-name="gr71" draw:text-style-name="P77" svg:width="1.128cm" svg:height="1.123cm" svg:x="4.498cm" svg:y="0.28cm" draw:kind="arc" draw:start-angle="0" draw:end-angle="180"><text:p/></draw:ellipse><draw:ellipse draw:style-name="gr71" draw:text-style-name="P77" svg:width="0.563cm" svg:height="0.56cm" svg:x="5.062cm" svg:y="0.559cm" draw:kind="arc" draw:start-angle="0" draw:end-angle="180"><text:p/></draw:ellipse><draw:ellipse draw:style-name="gr71" draw:text-style-name="P77" svg:width="1.126cm" svg:height="1.123cm" svg:x="5.623cm" svg:y="0.28cm" draw:kind="arc" draw:start-angle="-180" draw:end-angle="0"><text:p/></draw:ellipse><draw:ellipse draw:style-name="gr71" draw:text-style-name="P77" svg:width="0.563cm" svg:height="0.56cm" svg:x="6.188cm" svg:y="0.561cm" draw:kind="arc" draw:start-angle="-180" draw:end-angle="0"><text:p/></draw:ellipse><draw:ellipse draw:style-name="gr71" draw:text-style-name="P77" svg:width="0.565cm" svg:height="0.56cm" svg:x="5.623cm" svg:y="0.561cm" draw:kind="arc" draw:start-angle="-180" draw:end-angle="0"><text:p/></draw:ellipse><draw:ellipse draw:style-name="gr71" draw:text-style-name="P77" svg:width="1.128cm" svg:height="1.123cm" svg:x="6.749cm" svg:y="0.28cm" draw:kind="arc" draw:start-angle="0" draw:end-angle="180"><text:p/></draw:ellipse><draw:ellipse draw:style-name="gr71" draw:text-style-name="P77" svg:width="0.567cm" svg:height="0.56cm" svg:x="6.749cm" svg:y="0.559cm" draw:kind="arc" draw:start-angle="0" draw:end-angle="180"><text:p/></draw:ellipse><draw:ellipse draw:style-name="gr71" draw:text-style-name="P77" svg:width="0.563cm" svg:height="0.56cm" svg:x="7.313cm" svg:y="0.559cm" draw:kind="arc" draw:start-angle="0" draw:end-angle="180"><text:p/></draw:ellipse><draw:ellipse draw:style-name="gr71" draw:text-style-name="P77" svg:width="1.128cm" svg:height="1.123cm" svg:x="7.874cm" svg:y="0.28cm" draw:kind="arc" draw:start-angle="-180" draw:end-angle="0"><text:p/></draw:ellipse><draw:ellipse draw:style-name="gr71" draw:text-style-name="P77" svg:width="0.563cm" svg:height="0.56cm" svg:x="8.438cm" svg:y="0.561cm" draw:kind="arc" draw:start-angle="-180" draw:end-angle="0"><text:p/></draw:ellipse><draw:ellipse draw:style-name="gr71" draw:text-style-name="P77" svg:width="0.567cm" svg:height="0.56cm" svg:x="7.874cm" svg:y="0.561cm" draw:kind="arc" draw:start-angle="-180" draw:end-angle="0"><text:p/></draw:ellipse><draw:frame draw:name="DescriptionOOoTep" draw:style-name="gr74" draw:text-style-name="P78" svg:width="0.003cm" svg:height="0.003cm" svg:x="0cm" svg:y="0.28cm"><draw:text-box><text:p/></draw:text-box><svg:desc>@options;  repereortho(313,263,30,1,1){ 0 , moyen , noir , num1 ,i};@figure;  A = point( -5 , 0.99 )  { i };  sc_G = symetrie( G )  { noir };  isc_GarcCAB = image( sc_G , arcCAB )  { noir };  isc_GarcAIB = image( sc_G , arcAIB )  { noir };  isc_GarcCJA = image( sc_G , arcCJA )  { noir };
</svg:desc></draw:frame></draw:g><text:span text:style-name="Bold_5f_niv1"><text:span text:style-name="T12">a.</text:span></text:span><text:span text:style-name="T10"> </text:span><text:span text:style-name="T9">Colorie en bleu un motif symétrique au motif rouge par rapport à un point. </text:span><text:span text:style-name="T11">Représente ce point.</text:span></text:h>
          <text:h text:style-name="P67" text:outline-level="1"><text:span text:style-name="Bold_5f_niv1"><text:span text:style-name="T62">b.</text:span></text:span><text:span text:style-name="T56"> </text:span>Colorie en vert un motif symétrique au motif rouge par rapport à un axe. <text:span text:style-name="T58">Représente cet axe. </text:span></text:h>
          <text:h text:style-name="P70" text:outline-level="1"><text:span text:style-name="Bold_5f_niv1"><text:span text:style-name="T12">c.</text:span></text:span><text:span text:style-name="T14"> </text:span><text:span text:style-name="T15">Dessine le motif </text:span><text:span text:style-name="T16">minimal qui permet d’obtenir cette frise en répétant des </text:span><text:span text:style-name="T15">symétrie</text:span><text:span text:style-name="T16">s</text:span><text:span text:style-name="T15"> axiale</text:span><text:span text:style-name="T16">s</text:span><text:span text:style-name="T15">.</text:span></text:h>
        </text:list-header>
      </text:list>
      <text:h text:style-name="P68" text:outline-level="1"/>
      <text:h text:style-name="P68" text:outline-level="1"/>
      <text:h text:style-name="P68" text:outline-level="1"/>
      <text:list xml:id="list105931800987632" text:continue-numbering="true" text:style-name="_5f_Numérotation_20_des_20_exercices_20_livrets">
        <text:list-header>
          <text:h text:style-name="P69" text:outline-level="1"><text:span text:style-name="Bold_5f_niv1"><text:span text:style-name="T62">d.</text:span></text:span><text:span text:style-name="T59"> </text:span><text:span text:style-name="T60">Sachant que l’aire du motif rouge est égale à </text:span><text:span text:style-name="T60"><draw:frame draw:style-name="fr3" draw:name="Objet1" text:anchor-type="as-char" svg:width="0.295cm" svg:height="0.873cm" draw:z-index="18"><draw:object xlink:href="./Object 1" xlink:type="simple" xlink:show="embed" xlink:actuate="onLoad"/><draw:image xlink:href="./ObjectReplacements/Object 1" xlink:type="simple" xlink:show="embed" xlink:actuate="onLoad"/><svg:desc>formule</svg:desc></draw:frame></text:span><text:span text:style-name="T61"> </text:span><text:span text:style-name="_5f_Symbole"><text:span text:style-name="T28">×</text:span></text:span><text:span text:style-name="T61"> </text:span><text:span text:style-name="corps"><text:span text:style-name="T29">π</text:span></text:span><text:span text:style-name="corps"><text:span text:style-name="T32"> </text:span></text:span><text:span text:style-name="T61">cm²</text:span><text:span text:style-name="T30">, donne une valeur approchée au centième </text:span><text:span text:style-name="T31">de l’aire </text:span><text:span text:style-name="T30">du motif, puis déduis-en une valeur approchée (au centième) de l’aire de la </text:span><text:span text:style-name="T31">portion de </text:span><text:span text:style-name="T30">frise </text:span><text:span text:style-name="T31">représentée</text:span><text:span text:style-name="T30">.</text:span></text:h>
          <text:p text:style-name="P42"><text:span text:style-name="_5f_pointillés_20_gris"><text:span text:style-name="T27"><text:tab/></text:span></text:span></text:p>
          <text:p text:style-name="P42"><text:span text:style-name="_5f_pointillés_20_gris"><text:span text:style-name="T27"><text:tab/></text:span></text:span></text:p>
        </text:list-header>
      </text:list>
      <text:list xml:id="list105931652494200" text:continue-list="list105930786945428" text:style-name="Num_5f_Exo">
        <text:list-item>
          <text:h text:style-name="P30" text:outline-level="1"><text:span text:style-name="Bold_5f_niv1"><text:span text:style-name="T48"> </text:span></text:span><text:span text:style-name="Bold_5f_niv1"><text:span text:style-name="T58">Pavage</text:span></text:span></text:h>
        </text:list-item>
      </text:list>
      <text:p text:style-name="_5f_Paragraphe_20_livret_20_"><draw:g text:anchor-type="paragraph" draw:z-index="23" draw:name="Forme1" draw:style-name="gr1"><draw:polygon draw:style-name="gr2" draw:text-style-name="P71" svg:width="2.168cm" svg:height="2.102cm" svg:x="0.589cm" svg:y="0.807cm" svg:viewBox="0 0 2169 2103" draw:points="0,1398 2169,0 1451,1398 2169,2103"><text:p/></draw:polygon><draw:polygon draw:style-name="gr3" draw:text-style-name="P71" svg:width="2.182cm" svg:height="2.061cm" svg:x="0.574cm" svg:y="2.907cm" svg:viewBox="0 0 2183 2062" draw:points="2183,0 0,1370 2183,2062 1451,1370"><text:p/></draw:polygon><draw:polygon draw:style-name="gr4" draw:text-style-name="P71" svg:width="2.153cm" svg:height="2.075cm" svg:x="0.603cm" svg:y="4.971cm" svg:viewBox="0 0 2154 2076" draw:points="2154,0 0,1384 2139,2076 1436,1384"><text:p/></draw:polygon><draw:frame draw:style-name="gr5" draw:text-style-name="P73" svg:width="0.768cm" svg:height="0.627cm" svg:x="1.709cm" svg:y="1.2cm"><draw:text-box><text:p text:style-name="P72"><text:span text:style-name="T64">D</text:span></text:p></draw:text-box></draw:frame><draw:polygon draw:style-name="gr6" draw:text-style-name="P74" svg:width="2.168cm" svg:height="2.102cm" svg:x="2.025cm" svg:y="0.1cm" svg:viewBox="0 0 2169 2103" draw:points="2169,706 0,2103 718,706 0,0"><text:p/></draw:polygon><draw:polygon draw:style-name="gr7" draw:text-style-name="P74" svg:width="2.211cm" svg:height="2.075cm" svg:x="2.025cm" svg:y="2.204cm" svg:viewBox="0 0 2212 2076" draw:points="2212,692 0,2076 733,706 15,0"><text:p/></draw:polygon><draw:polygon draw:style-name="gr8" draw:text-style-name="P74" svg:width="2.197cm" svg:height="2.075cm" svg:x="2.025cm" svg:y="4.28cm" svg:viewBox="0 0 2198 2076" draw:points="2198,692 15,2076 733,692 0,0"><text:p/></draw:polygon><draw:polygon draw:style-name="gr9" draw:text-style-name="P71" svg:width="2.182cm" svg:height="2.089cm" svg:x="2.039cm" svg:y="4.971cm" svg:viewBox="0 0 2183 2090" draw:points="2183,0 0,1384 2183,2090 1472,1398"><text:p/></draw:polygon><draw:polygon draw:style-name="gr10" draw:text-style-name="P71" svg:width="2.211cm" svg:height="2.075cm" svg:x="2.025cm" svg:y="2.895cm" svg:viewBox="0 0 2212 2076" draw:points="2212,0 0,1384 2198,2076 1458,1370"><text:p/></draw:polygon><draw:polygon draw:style-name="gr11" draw:text-style-name="P71" svg:width="2.197cm" svg:height="2.089cm" svg:x="2.039cm" svg:y="0.807cm" svg:viewBox="0 0 2198 2090" draw:points="2169,0 0,1398 2198,2090 1458,1398"><text:p/></draw:polygon><draw:polygon draw:style-name="gr12" draw:text-style-name="P74" svg:width="2.175cm" svg:height="2.075cm" svg:x="3.483cm" svg:y="0.127cm" svg:viewBox="0 0 2176 2076" draw:points="0,0 2176,706 15,2076 725,678"><text:p/></draw:polygon><draw:polygon draw:style-name="gr13" draw:text-style-name="P74" svg:width="2.175cm" svg:height="2.061cm" svg:x="3.483cm" svg:y="2.204cm" svg:viewBox="0 0 2176 2062" draw:points="2176,692 15,0 754,692 0,2062"><text:p/></draw:polygon><draw:polygon draw:style-name="gr14" draw:text-style-name="P74" svg:width="2.189cm" svg:height="2.102cm" svg:x="3.483cm" svg:y="4.266cm" svg:viewBox="0 0 2190 2103" draw:points="2190,706 0,0 740,706 29,2103"><text:p/></draw:polygon><draw:polygon draw:style-name="gr15" draw:text-style-name="P71" svg:width="2.16cm" svg:height="2.061cm" svg:x="3.497cm" svg:y="0.833cm" svg:viewBox="0 0 2161 2062" draw:points="0,1370 2161,0 1451,1328 2161,2062"><text:p/></draw:polygon><draw:polygon draw:style-name="gr16" draw:text-style-name="P71" svg:width="2.189cm" svg:height="2.075cm" svg:x="3.483cm" svg:y="2.895cm" svg:viewBox="0 0 2190 2076" draw:points="0,1370 2176,0 1465,1370 2190,2076"><text:p/></draw:polygon><draw:polygon draw:style-name="gr17" draw:text-style-name="P71" svg:width="2.16cm" svg:height="2.075cm" svg:x="3.512cm" svg:y="4.971cm" svg:viewBox="0 0 2161 2076" draw:points="0,1398 2161,0 1451,1384 2147,2076"><text:p/></draw:polygon><draw:polygon draw:style-name="gr18" draw:text-style-name="P74" svg:width="2.182cm" svg:height="2.033cm" svg:x="4.935cm" svg:y="0.127cm" svg:viewBox="0 0 2183 2034" draw:points="0,0 2183,678 15,2034 725,706"><text:p/></draw:polygon><draw:polygon draw:style-name="gr19" draw:text-style-name="P74" svg:width="2.16cm" svg:height="2.102cm" svg:x="4.948cm" svg:y="2.162cm" svg:viewBox="0 0 2161 2103" draw:points="2161,747 0,0 711,733 0,2103"><text:p/></draw:polygon><draw:polygon draw:style-name="gr20" draw:text-style-name="P74" svg:width="2.168cm" svg:height="2.089cm" svg:x="4.948cm" svg:y="4.266cm" svg:viewBox="0 0 2169 2090" draw:points="2169,720 0,0 725,706 15,2090"><text:p/></draw:polygon><draw:polygon draw:style-name="gr21" draw:text-style-name="P71" svg:width="2.168cm" svg:height="2.102cm" svg:x="4.948cm" svg:y="0.807cm" svg:viewBox="0 0 2169 2103" draw:points="0,1356 2169,0 1436,1398 2161,2103"><text:p/></draw:polygon><draw:polygon draw:style-name="gr22" draw:text-style-name="P71" svg:width="2.168cm" svg:height="2.075cm" svg:x="4.948cm" svg:y="2.907cm" svg:viewBox="0 0 2169 2076" draw:points="2161,0 0,1356 2169,2076 1421,1356"><text:p/></draw:polygon><draw:polygon draw:style-name="gr23" draw:text-style-name="P71" svg:width="2.153cm" svg:height="2.075cm" svg:x="4.962cm" svg:y="4.983cm" svg:viewBox="0 0 2154 2076" draw:points="2154,2076 0,1370 2154,0 1436,1370"><text:p/></draw:polygon><draw:polygon draw:style-name="gr24" draw:text-style-name="P74" svg:width="2.189cm" svg:height="2.075cm" svg:x="6.369cm" svg:y="0.127cm" svg:viewBox="0 0 2190 2076" draw:points="0,0 2190,692 15,2076 747,678"><text:p/></draw:polygon><draw:polygon draw:style-name="gr25" draw:text-style-name="P74" svg:width="2.189cm" svg:height="2.061cm" svg:x="6.369cm" svg:y="2.204cm" svg:viewBox="0 0 2190 2062" draw:points="2190,692 15,0 740,706 0,2062"><text:p/></draw:polygon><draw:polygon draw:style-name="gr26" draw:text-style-name="P74" svg:width="2.204cm" svg:height="2.089cm" svg:x="6.369cm" svg:y="4.266cm" svg:viewBox="0 0 2205 2090" draw:points="2205,720 0,0 747,720 29,2090"><text:p/></draw:polygon><draw:polygon draw:style-name="gr27" draw:text-style-name="P71" svg:width="2.175cm" svg:height="2.075cm" svg:x="6.384cm" svg:y="0.821cm" svg:viewBox="0 0 2176 2076" draw:points="2176,0 0,1384 2176,2076 1465,1398"><text:p/></draw:polygon><draw:polygon draw:style-name="gr28" draw:text-style-name="P71" svg:width="2.204cm" svg:height="2.089cm" svg:x="6.369cm" svg:y="2.895cm" svg:viewBox="0 0 2205 2090" draw:points="2190,0 0,1370 2205,2090 1480,1398"><text:p/></draw:polygon><draw:polygon draw:style-name="gr29" draw:text-style-name="P71" svg:width="2.175cm" svg:height="2.061cm" svg:x="6.399cm" svg:y="4.983cm" svg:viewBox="0 0 2176 2062" draw:points="2176,0 0,1370 2161,2062 1436,1370"><text:p/></draw:polygon><draw:frame draw:style-name="gr30" draw:text-style-name="P75" svg:width="0.886cm" svg:height="0.833cm" svg:x="1.275cm" svg:y="1.701cm"><draw:text-box><text:p text:style-name="P72"><text:span text:style-name="T65">1</text:span></text:p></draw:text-box></draw:frame><draw:frame draw:style-name="gr31" draw:text-style-name="P75" svg:width="0.886cm" svg:height="0.835cm" svg:x="1.275cm" svg:y="3.8cm"><draw:text-box><text:p text:style-name="P72"><text:span text:style-name="T65">2</text:span></text:p></draw:text-box></draw:frame><draw:frame draw:style-name="gr32" draw:text-style-name="P75" svg:width="0.886cm" svg:height="0.833cm" svg:x="1.275cm" svg:y="5.901cm"><draw:text-box><text:p text:style-name="P72"><text:span text:style-name="T65">3</text:span></text:p></draw:text-box></draw:frame><draw:frame draw:style-name="gr33" draw:text-style-name="P76" svg:width="0.729cm" svg:height="0.664cm" svg:x="2.775cm" svg:y="0.701cm"><draw:text-box><text:p text:style-name="P72"><text:span text:style-name="T65">4</text:span></text:p></draw:text-box></draw:frame><draw:frame draw:style-name="gr34" draw:text-style-name="P75" svg:width="0.886cm" svg:height="0.833cm" svg:x="2.775cm" svg:y="2.701cm"><draw:text-box><text:p text:style-name="P72"><text:span text:style-name="T65">5</text:span></text:p></draw:text-box></draw:frame><draw:frame draw:style-name="gr35" draw:text-style-name="P76" svg:width="0.84cm" svg:height="0.666cm" svg:x="2.775cm" svg:y="4.8cm"><draw:text-box><text:p text:style-name="P72"><text:span text:style-name="T65">6</text:span></text:p></draw:text-box></draw:frame><draw:frame draw:style-name="gr36" draw:text-style-name="P75" svg:width="0.886cm" svg:height="0.833cm" svg:x="2.778cm" svg:y="1.701cm"><draw:text-box><text:p text:style-name="P72"><text:span text:style-name="T65">7</text:span></text:p></draw:text-box></draw:frame><draw:frame draw:style-name="gr37" draw:text-style-name="P75" svg:width="0.886cm" svg:height="0.835cm" svg:x="2.775cm" svg:y="3.8cm"><draw:text-box><text:p text:style-name="P72"><text:span text:style-name="T65">8</text:span></text:p></draw:text-box></draw:frame><draw:frame draw:style-name="gr38" draw:text-style-name="P75" svg:width="0.886cm" svg:height="0.833cm" svg:x="2.775cm" svg:y="5.901cm"><draw:text-box><text:p text:style-name="P72"><text:span text:style-name="T65">9</text:span></text:p></draw:text-box></draw:frame><draw:frame draw:style-name="gr39" draw:text-style-name="P75" svg:width="1.11cm" svg:height="0.833cm" svg:x="4.075cm" svg:y="0.701cm"><draw:text-box><text:p text:style-name="P72"><text:span text:style-name="T65">10</text:span></text:p></draw:text-box></draw:frame><draw:frame draw:style-name="gr40" draw:text-style-name="P75" svg:width="1.11cm" svg:height="0.833cm" svg:x="4.075cm" svg:y="2.701cm"><draw:text-box><text:p text:style-name="P72"><text:span text:style-name="T65">11</text:span></text:p></draw:text-box></draw:frame><draw:frame draw:style-name="gr41" draw:text-style-name="P75" svg:width="1.11cm" svg:height="0.833cm" svg:x="4.075cm" svg:y="4.8cm"><draw:text-box><text:p text:style-name="P72"><text:span text:style-name="T65">12</text:span></text:p></draw:text-box></draw:frame><draw:frame draw:style-name="gr42" draw:text-style-name="P75" svg:width="1.11cm" svg:height="0.833cm" svg:x="4.075cm" svg:y="1.701cm"><draw:text-box><text:p text:style-name="P72"><text:span text:style-name="T65">13</text:span></text:p></draw:text-box></draw:frame><draw:frame draw:style-name="gr43" draw:text-style-name="P75" svg:width="1.11cm" svg:height="0.835cm" svg:x="4.075cm" svg:y="3.8cm"><draw:text-box><text:p text:style-name="P72"><text:span text:style-name="T65">14</text:span></text:p></draw:text-box></draw:frame><draw:frame draw:style-name="gr44" draw:text-style-name="P76" svg:width="1.064cm" svg:height="0.664cm" svg:x="4.075cm" svg:y="5.901cm"><draw:text-box><text:p text:style-name="P72"><text:span text:style-name="T65">15</text:span></text:p></draw:text-box></draw:frame><draw:frame draw:style-name="gr45" draw:text-style-name="P75" svg:width="1.112cm" svg:height="0.833cm" svg:x="5.574cm" svg:y="0.701cm"><draw:text-box><text:p text:style-name="P72"><text:span text:style-name="T65">16</text:span></text:p></draw:text-box></draw:frame><draw:frame draw:style-name="gr46" draw:text-style-name="P75" svg:width="1.11cm" svg:height="0.833cm" svg:x="5.621cm" svg:y="2.701cm"><draw:text-box><text:p text:style-name="P72"><text:span text:style-name="T65">17</text:span></text:p></draw:text-box></draw:frame><draw:frame draw:style-name="gr47" draw:text-style-name="P76" svg:width="1.066cm" svg:height="0.666cm" svg:x="5.574cm" svg:y="4.8cm"><draw:text-box><text:p text:style-name="P72"><text:span text:style-name="T65">18</text:span></text:p></draw:text-box></draw:frame><draw:frame draw:style-name="gr48" draw:text-style-name="P75" svg:width="1.112cm" svg:height="0.833cm" svg:x="5.498cm" svg:y="1.701cm"><draw:text-box><text:p text:style-name="P72"><text:span text:style-name="T65">19</text:span></text:p></draw:text-box></draw:frame><draw:frame draw:style-name="gr49" draw:text-style-name="P75" svg:width="1.112cm" svg:height="0.835cm" svg:x="5.574cm" svg:y="3.8cm"><draw:text-box><text:p text:style-name="P72"><text:span text:style-name="T65">20</text:span></text:p></draw:text-box></draw:frame><draw:frame draw:style-name="gr50" draw:text-style-name="P75" svg:width="1.112cm" svg:height="0.833cm" svg:x="5.574cm" svg:y="5.901cm"><draw:text-box><text:p text:style-name="P72"><text:span text:style-name="T65">21</text:span></text:p></draw:text-box></draw:frame><draw:frame draw:style-name="gr51" draw:text-style-name="P75" svg:width="1.11cm" svg:height="0.833cm" svg:x="6.974cm" svg:y="0.701cm"><draw:text-box><text:p text:style-name="P72"><text:span text:style-name="T65">22</text:span></text:p></draw:text-box></draw:frame><draw:frame draw:style-name="gr52" draw:text-style-name="P75" svg:width="1.11cm" svg:height="0.833cm" svg:x="6.974cm" svg:y="2.701cm"><draw:text-box><text:p text:style-name="P72"><text:span text:style-name="T65">23</text:span></text:p></draw:text-box></draw:frame><draw:frame draw:style-name="gr53" draw:text-style-name="P75" svg:width="1.11cm" svg:height="0.833cm" svg:x="6.974cm" svg:y="4.8cm"><draw:text-box><text:p text:style-name="P72"><text:span text:style-name="T65">24</text:span></text:p></draw:text-box></draw:frame><draw:frame draw:style-name="gr54" draw:text-style-name="P75" svg:width="1.11cm" svg:height="0.833cm" svg:x="6.974cm" svg:y="1.701cm"><draw:text-box><text:p text:style-name="P72"><text:span text:style-name="T65">25</text:span></text:p></draw:text-box></draw:frame><draw:frame draw:style-name="gr55" draw:text-style-name="P75" svg:width="1.11cm" svg:height="0.835cm" svg:x="6.974cm" svg:y="3.8cm"><draw:text-box><text:p text:style-name="P72"><text:span text:style-name="T65">26</text:span></text:p></draw:text-box></draw:frame><draw:frame draw:style-name="gr56" draw:text-style-name="P75" svg:width="1.11cm" svg:height="0.833cm" svg:x="6.974cm" svg:y="5.901cm"><draw:text-box><text:p text:style-name="P72"><text:span text:style-name="T65">27</text:span></text:p></draw:text-box></draw:frame><draw:line draw:style-name="gr57" draw:text-style-name="P77" svg:x1="3.787cm" svg:y1="3.511cm" svg:x2="3.932cm" svg:y2="3.649cm"><text:p/></draw:line><draw:line draw:style-name="gr58" draw:text-style-name="P77" svg:x1="3.787cm" svg:y1="3.649cm" svg:x2="3.932cm" svg:y2="3.511cm"><text:p/></draw:line><draw:frame draw:style-name="gr59" draw:text-style-name="P73" svg:width="0.749cm" svg:height="0.625cm" svg:x="3.676cm" svg:y="3.463cm"><draw:text-box><text:p text:style-name="P72"><text:span text:style-name="T64">A</text:span></text:p></draw:text-box></draw:frame><draw:line draw:style-name="gr60" draw:text-style-name="P77" svg:x1="4.505cm" svg:y1="2.479cm" svg:x2="4.65cm" svg:y2="2.617cm"><text:p/></draw:line><draw:line draw:style-name="gr61" draw:text-style-name="P77" svg:x1="4.505cm" svg:y1="2.617cm" svg:x2="4.65cm" svg:y2="2.479cm"><text:p/></draw:line><draw:frame draw:style-name="gr62" draw:text-style-name="P73" svg:width="0.743cm" svg:height="0.625cm" svg:x="4.531cm" svg:y="2.175cm"><draw:text-box><text:p text:style-name="P72"><text:span text:style-name="T64">B</text:span></text:p></draw:text-box></draw:frame><draw:line draw:style-name="gr63" draw:text-style-name="P77" svg:x1="5.231cm" svg:y1="3.511cm" svg:x2="5.376cm" svg:y2="3.649cm"><text:p/></draw:line><draw:line draw:style-name="gr64" draw:text-style-name="P77" svg:x1="5.231cm" svg:y1="3.649cm" svg:x2="5.376cm" svg:y2="3.511cm"><text:p/></draw:line><draw:frame draw:style-name="gr65" draw:text-style-name="P73" svg:width="0.74cm" svg:height="0.625cm" svg:x="5.126cm" svg:y="3.463cm"><draw:text-box><text:p text:style-name="P72"><text:span text:style-name="T64">C</text:span></text:p></draw:text-box></draw:frame><draw:frame draw:name="DescriptionOOoTep" draw:style-name="gr66" draw:text-style-name="P78" svg:width="0.004cm" svg:height="0.004cm" svg:x="0.589cm" svg:y="0.807cm"><draw:text-box><text:p/></draw:text-box><svg:desc>@options;  repereortho(313,263,30,1,1){ 0 , moyen , noir , num1 ,i};@figure;  IP = point( -9.99 , 2.99 )  { noir , 2 };
</svg:desc></draw:frame><draw:line draw:style-name="gr67" draw:text-style-name="P77" svg:x1="2.328cm" svg:y1="1.435cm" svg:x2="2.473cm" svg:y2="1.573cm"><text:p/></draw:line><draw:line draw:style-name="gr68" draw:text-style-name="P77" svg:x1="2.328cm" svg:y1="1.573cm" svg:x2="2.473cm" svg:y2="1.435cm"><text:p/></draw:line></draw:g></text:p>
      <text:p text:style-name="_5f_Paragraphe_20_livret_20_"/>
      <text:p text:style-name="_5f_Paragraphe_20_livret_20_"/>
      <text:p text:style-name="_5f_Paragraphe_20_livret_20_"/>
      <text:p text:style-name="_5f_Paragraphe_20_livret_20_"/>
      <text:p text:style-name="_5f_Paragraphe_20_livret_20_"/>
      <text:p text:style-name="P52"/>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P26"><text:span text:style-name="_5f_pointillés_20_gris"><text:span text:style-name="T39">Complè</text:span></text:span><text:span text:style-name="_5f_pointillés_20_gris"><text:span text:style-name="T40">te</text:span></text:span><text:span text:style-name="_5f_pointillés_20_gris"><text:span text:style-name="T39"> les phrases suivantes.</text:span></text:span></text:p>
      <text:list xml:id="list105931215750062" text:continue-list="list105930219729232" text:style-name="liste_5f_abc">
        <text:list-item text:start-value="1">
          <text:p text:style-name="P38"><text:span text:style-name="_5f_pointillés_20_gris"><text:span text:style-name="T35">L’image de la figure 1 par la symétrie de centre </text:span></text:span><text:span text:style-name="_5f_pointillés_20_gris"><text:span text:style-name="T41">D</text:span></text:span><text:span text:style-name="_5f_pointillés_20_gris"><text:span text:style-name="T35"> est </text:span></text:span><text:span text:style-name="_5f_pointillés_20_gris"><text:span text:style-name="T49"><text:tab/></text:span></text:span></text:p>
        </text:list-item>
        <text:list-item>
          <text:p text:style-name="P38"><text:span text:style-name="_5f_pointillés_20_gris"><text:span text:style-name="T35">L’image de la figure 1 par la </text:span></text:span><text:span text:style-name="_5f_pointillés_20_gris"><text:span text:style-name="T42">symétrie</text:span></text:span><text:span text:style-name="_5f_pointillés_20_gris"><text:span text:style-name="T35"> de centre </text:span></text:span><text:span text:style-name="_5f_pointillés_20_gris"><text:span text:style-name="T36">A</text:span></text:span><text:span text:style-name="_5f_pointillés_20_gris"><text:span text:style-name="T35"> est </text:span></text:span><text:span text:style-name="_5f_pointillés_20_gris"><text:span text:style-name="T49"><text:tab/></text:span></text:span></text:p>
        </text:list-item>
        <text:list-item>
          <text:p text:style-name="P38"><text:span text:style-name="_5f_pointillés_20_gris"><text:span text:style-name="T35">L’image de la figure 1</text:span></text:span><text:span text:style-name="_5f_pointillés_20_gris"><text:span text:style-name="T36">6</text:span></text:span><text:span text:style-name="_5f_pointillés_20_gris"><text:span text:style-name="T35"> par la symétrie de centre </text:span></text:span><text:span text:style-name="_5f_pointillés_20_gris"><text:span text:style-name="T36">B</text:span></text:span><text:span text:style-name="_5f_pointillés_20_gris"><text:span text:style-name="T35"> est </text:span></text:span><text:span text:style-name="_5f_pointillés_20_gris"><text:span text:style-name="T49"><text:tab/></text:span></text:span></text:p>
        </text:list-item>
        <text:list-item>
          <text:p text:style-name="P38"><text:span text:style-name="_5f_pointillés_20_gris"><text:span text:style-name="T35">L’image de la figure 1</text:span></text:span><text:span text:style-name="_5f_pointillés_20_gris"><text:span text:style-name="T37">7</text:span></text:span><text:span text:style-name="_5f_pointillés_20_gris"><text:span text:style-name="T35"> par la symétrie de centre </text:span></text:span><text:span text:style-name="_5f_pointillés_20_gris"><text:span text:style-name="T43">A</text:span></text:span><text:span text:style-name="_5f_pointillés_20_gris"><text:span text:style-name="T35"> est </text:span></text:span><text:span text:style-name="_5f_pointillés_20_gris"><text:span text:style-name="T49"><text:tab/></text:span></text:span></text:p>
        </text:list-item>
        <text:list-item>
          <text:p text:style-name="P39"><text:span text:style-name="_5f_pointillés_20_gris"><text:span text:style-name="T38">L’image de la figure </text:span></text:span><text:span text:style-name="_5f_pointillés_20_gris"><text:span text:style-name="T50">…………</text:span></text:span><text:span text:style-name="_5f_pointillés_20_gris"><text:span text:style-name="T38"> par la symétrie de centre </text:span></text:span><text:span text:style-name="_5f_pointillés_20_gris"><text:span text:style-name="T37">C </text:span></text:span><text:span text:style-name="_5f_pointillés_20_gris"><text:span text:style-name="T38">est la figure 8.</text:span></text:span></text:p>
        </text:list-item>
        <text:list-item>
          <text:p text:style-name="P39"><text:span text:style-name="_5f_pointillés_20_gris"><text:span text:style-name="T38">La figure </text:span></text:span><text:span text:style-name="_5f_pointillés_20_gris"><text:span text:style-name="T41">5</text:span></text:span><text:span text:style-name="_5f_pointillés_20_gris"><text:span text:style-name="T38"> est l’image de la figure </text:span></text:span><text:span text:style-name="_5f_pointillés_20_gris"><text:span text:style-name="T41">19</text:span></text:span><text:span text:style-name="_5f_pointillés_20_gris"><text:span text:style-name="T38"> par la symétrie de centre </text:span></text:span><text:span text:style-name="_5f_pointillés_20_gris"><text:span text:style-name="T50">……………</text:span></text:span><text:span text:style-name="_5f_pointillés_20_gris"><text:span text:style-name="T38"> et c’est aussi l’image de la figure </text:span></text:span><text:span text:style-name="_5f_pointillés_20_gris"><text:span text:style-name="T41">26</text:span></text:span><text:span text:style-name="_5f_pointillés_20_gris"><text:span text:style-name="T38"> par la symétrie de centre </text:span></text:span><text:span text:style-name="_5f_pointillés_20_gris"><text:span text:style-name="T50">……… </text:span></text:span><text:span text:style-name="_5f_pointillés_20_gris"><text:span text:style-name="T38">.</text:span></text:span></text:p>
        </text:list-item>
      </text:list>
      <text:list xml:id="list105931650221910" text:continue-list="list105931652494200" text:style-name="Num_5f_Exo">
        <text:list-item>
          <text:h text:style-name="P37" text:outline-level="1"><draw:g text:anchor-type="paragraph" draw:z-index="22" draw:name="OOoTep" draw:style-name="gr69"><svg:desc>@options;@figure;  O = point( -1.22 , 0.85 )  { i };  polyOB'''''A''''' = polygone( O , B''''' , A'''''  )  { noir };
</svg:desc><draw:g draw:style-name="gr70"><draw:line draw:style-name="gr71" draw:text-style-name="P77" svg:x1="6.577cm" svg:y1="3.242cm" svg:x2="6.717cm" svg:y2="3.378cm"><text:p/></draw:line><draw:line draw:style-name="gr71" draw:text-style-name="P77" svg:x1="6.577cm" svg:y1="3.378cm" svg:x2="6.717cm" svg:y2="3.242cm"><text:p/></draw:line></draw:g><draw:frame draw:style-name="gr72" draw:text-style-name="P79" svg:width="0.944cm" svg:height="0.761cm" svg:x="6.093cm" svg:y="3.549cm"><draw:text-box><text:p text:style-name="P72"><text:span text:style-name="T66">O</text:span></text:p></draw:text-box></draw:frame><draw:polygon draw:style-name="gr73" draw:text-style-name="P80" svg:width="1.032cm" svg:height="2.5cm" svg:x="5.616cm" svg:y="0.811cm" svg:viewBox="0 0 1033 2501" draw:points="1033,2501 0,272 733,0"><text:p/></draw:polygon><draw:polygon draw:style-name="gr73" draw:text-style-name="P80" svg:width="2.499cm" svg:height="0.997cm" svg:x="4.147cm" svg:y="2.315cm" svg:viewBox="0 0 2500 998" draw:points="2500,998 125,0 0,754"><text:p/></draw:polygon><draw:polygon draw:style-name="gr73" draw:text-style-name="P80" svg:width="2.074cm" svg:height="1.985cm" svg:x="4.572cm" svg:y="3.31cm" svg:viewBox="0 0 2075 1986" draw:points="2075,0 0,1503 608,1986"><text:p/></draw:polygon><draw:polygon draw:style-name="gr73" draw:text-style-name="P80" svg:width="1.032cm" svg:height="2.5cm" svg:x="6.647cm" svg:y="3.31cm" svg:viewBox="0 0 1033 2501" draw:points="0,0 300,2501 1033,2229"><text:p/></draw:polygon><draw:polygon draw:style-name="gr73" draw:text-style-name="P80" svg:width="2.499cm" svg:height="0.997cm" svg:x="6.647cm" svg:y="3.31cm" svg:viewBox="0 0 2500 998" draw:points="0,0 2375,998 2500,243"><text:p/></draw:polygon><draw:polygon draw:style-name="gr73" draw:text-style-name="P80" svg:width="2.074cm" svg:height="1.985cm" svg:x="6.647cm" svg:y="1.327cm" svg:viewBox="0 0 2075 1986" draw:points="0,1986 2075,482 1467,0"><text:p/></draw:polygon><draw:frame draw:name="DescriptionOOoTep" draw:style-name="gr74" draw:text-style-name="P78" svg:width="0.003cm" svg:height="0.003cm" svg:x="6.578cm" svg:y="3.243cm"><draw:text-box><text:p/></draw:text-box><svg:desc>@options;@figure;  O = point( -1.22 , 0.85 )  { i };  polyOB'''''A''''' = polygone( O , B''''' , A'''''  )  { noir };
</svg:desc></draw:frame></draw:g><text:span text:style-name="Bold_5f_niv1"><text:span text:style-name="T48"> </text:span></text:span><text:span text:style-name="Bold_5f_niv1"><text:span text:style-name="T58">Rosaces</text:span></text:span></text:h>
        </text:list-item>
      </text:list>
      <text:list xml:id="list105930723628877" text:continue-list="list105931215750062" text:style-name="liste_5f_abc">
        <text:list-item text:start-value="1">
          <text:p text:style-name="P48"><text:span text:style-name="_5f_pointillés_20_gris"><text:span text:style-name="T17">Sur la fig</text:span></text:span><text:span text:style-name="_5f_pointillés_20_gris"><text:span text:style-name="T18">u</text:span></text:span><text:span text:style-name="_5f_pointillés_20_gris"><text:span text:style-name="T17">re ci‑contre, </text:span></text:span><text:span text:style-name="_5f_pointillés_20_gris"><text:span text:style-name="T18">c</text:span></text:span><text:span text:style-name="_5f_pointillés_20_gris"><text:span text:style-name="T17">olorie d’une même couleur les triangles symétriques par rapport au point O.</text:span></text:span></text:p>
        </text:list-item>
        <text:list-item>
          <text:p text:style-name="P48"><text:span text:style-name="_5f_BVS"><text:span text:style-name="T51">Combien de triangles </text:span></text:span><text:span text:style-name="_5f_BVS"><text:span text:style-name="T52">a-t-on utilisé</text:span></text:span><text:span text:style-name="_5f_BVS"><text:span text:style-name="T54">s</text:span></text:span><text:span text:style-name="_5f_BVS"><text:span text:style-name="T51"> au minimum</text:span></text:span><text:span text:style-name="_5f_BVS"><text:span text:style-name="T53"> <text:s/></text:span></text:span><text:span text:style-name="_5f_BVS"><text:span text:style-name="T51">pour obtenir cette rosace en effectuant des symétries de centre O ?</text:span></text:span></text:p>
        </text:list-item>
      </text:list>
      <text:p text:style-name="FILET_5f_POINTILLES"><text:span text:style-name="_5f_pointillés_20_gris"><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OpenSymbol2" svg:font-family="OpenSymbol"/>
    <style:font-face style:name="Tahoma1" svg:font-family="Tahoma"/>
    <style:font-face style:name="Bitstream Vera Sans7" svg:font-family="'Bitstream Vera Sans'" style:font-family-generic="roman"/>
    <style:font-face style:name="Liberation Sans1" svg:font-family="'Liberation Sans'" style:font-family-generic="roman"/>
    <style:font-face style:name="Thorndale" svg:font-family="Thorndale" style:font-family-generic="roman"/>
    <style:font-face style:name="Times New Roman2"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rial Unicode MS" svg:font-family="'Arial Unicode MS'" style:font-pitch="variable"/>
    <style:font-face style:name="Mangal1" svg:font-family="Mangal" style:font-pitch="variable"/>
    <style:font-face style:name="SimSun" svg:font-family="SimSun" style:font-pitch="variable"/>
    <style:font-face style:name="Tahoma" svg:font-family="Tahoma"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horndale1"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Italique" style:font-family-generic="roman" style:font-pitch="variable"/>
    <style:font-face style:name="Arial" svg:font-family="Arial" style:font-family-generic="swiss" style:font-pitch="variable"/>
    <style:font-face style:name="Bitstream Vera Sans6"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2"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1788" draw:display-name="Gradient 1788" draw:style="radial" draw:cx="0%" draw:cy="100%" draw:start-color="#b5e087" draw:end-color="#75ab24" draw:start-intensity="100%" draw:end-intensity="100%" draw:border="0%"/>
    <draw:gradient draw:name="Gradient_20_2" draw:display-name="Gradient 2" draw:style="linear" draw:start-color="#d7e12c" draw:end-color="#7fb241" draw:start-intensity="100%" draw:end-intensity="100%" draw:angle="1800" draw:border="0%"/>
    <draw:gradient draw:name="Gradient_20_319" draw:display-name="Gradient 319" draw:style="radial" draw:cx="100%" draw:cy="0%" draw:start-color="#7ed2ed" draw:end-color="#009bb5" draw:start-intensity="100%" draw:end-intensity="1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1cm" draw:dots2="1" draw:dots2-length="0.001cm" draw:distance="0.001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1cm" draw:dots2="1" draw:dots2-length="0.001cm" draw:distance="0.001cm"/>
    <draw:stroke-dash draw:name="Dashed_20__28_var_29__20_284" draw:display-name="Dashed (var) 284"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1cm" draw:dots2="1" draw:dots2-length="0.001cm" draw:distance="0.001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1cm" draw:dots2="1" draw:dots2-length="0.001cm" draw:distance="0.001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69" draw:display-name="Dashed (var) 6469" draw:style="rect" draw:dots1="1" draw:dots1-length="0.006cm" draw:dots2="1" draw:dots2-length="0.006cm" draw:distance="0.006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6cm" draw:dots2="1" draw:dots2-length="0.006cm" draw:distance="0.006cm"/>
    <draw:stroke-dash draw:name="Dashed_20__28_var_29__20_6471" draw:display-name="Dashed (var) 6471" draw:style="rect" draw:dots1="1" draw:dots1-length="0.006cm" draw:dots2="1" draw:dots2-length="0.006cm" draw:distance="0.006cm"/>
    <draw:stroke-dash draw:name="Dashed_20__28_var_29__20_6472" draw:display-name="Dashed (var) 6472" draw:style="rect" draw:dots1="1" draw:dots1-length="0.006cm" draw:dots2="1" draw:dots2-length="0.006cm" draw:distance="0.006cm"/>
    <draw:stroke-dash draw:name="Dashed_20__28_var_29__20_6473" draw:display-name="Dashed (var) 6473" draw:style="rect" draw:dots1="1" draw:dots1-length="0.006cm" draw:dots2="1" draw:dots2-length="0.006cm" draw:distance="0.006cm"/>
    <draw:stroke-dash draw:name="Dashed_20__28_var_29__20_6474" draw:display-name="Dashed (var) 6474" draw:style="rect" draw:dots1="1" draw:dots1-length="0.006cm" draw:dots2="1" draw:dots2-length="0.006cm" draw:distance="0.006cm"/>
    <draw:stroke-dash draw:name="Dashed_20__28_var_29__20_6475" draw:display-name="Dashed (var) 6475" draw:style="rect" draw:dots1="1" draw:dots1-length="0.006cm" draw:dots2="1" draw:dots2-length="0.006cm" draw:distance="0.006cm"/>
    <draw:stroke-dash draw:name="Dashed_20__28_var_29__20_6476" draw:display-name="Dashed (var) 6476" draw:style="rect" draw:dots1="1" draw:dots1-length="0.006cm" draw:dots2="1" draw:dots2-length="0.006cm" draw:distance="0.006cm"/>
    <draw:stroke-dash draw:name="Dashed_20__28_var_29__20_6477" draw:display-name="Dashed (var) 6477" draw:style="rect" draw:dots1="1" draw:dots1-length="0.006cm" draw:dots2="1" draw:dots2-length="0.006cm" draw:distance="0.006cm"/>
    <draw:stroke-dash draw:name="Dashed_20__28_var_29__20_6478" draw:display-name="Dashed (var) 6478" draw:style="rect" draw:dots1="1" draw:dots1-length="0.006cm" draw:dots2="1" draw:dots2-length="0.006cm" draw:distance="0.006cm"/>
    <draw:stroke-dash draw:name="Dashed_20__28_var_29__20_6479" draw:display-name="Dashed (var) 6479" draw:style="rect" draw:dots1="1" draw:dots1-length="0.006cm" draw:dots2="1" draw:dots2-length="0.006cm" draw:distance="0.006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6cm" draw:dots2="1" draw:dots2-length="0.006cm" draw:distance="0.006cm"/>
    <draw:stroke-dash draw:name="Dashed_20__28_var_29__20_6481" draw:display-name="Dashed (var) 6481" draw:style="rect" draw:dots1="1" draw:dots1-length="0.006cm" draw:dots2="1" draw:dots2-length="0.006cm" draw:distance="0.006cm"/>
    <draw:stroke-dash draw:name="Dashed_20__28_var_29__20_6482" draw:display-name="Dashed (var) 6482" draw:style="rect" draw:dots1="1" draw:dots1-length="0.006cm" draw:dots2="1" draw:dots2-length="0.006cm" draw:distance="0.006cm"/>
    <draw:stroke-dash draw:name="Dashed_20__28_var_29__20_6483" draw:display-name="Dashed (var) 6483" draw:style="rect" draw:dots1="1" draw:dots1-length="0.006cm" draw:dots2="1" draw:dots2-length="0.006cm" draw:distance="0.006cm"/>
    <draw:stroke-dash draw:name="Dashed_20__28_var_29__20_6484" draw:display-name="Dashed (var) 6484" draw:style="rect" draw:dots1="1" draw:dots1-length="0.006cm" draw:dots2="1" draw:dots2-length="0.006cm" draw:distance="0.006cm"/>
    <draw:stroke-dash draw:name="Dashed_20__28_var_29__20_6485" draw:display-name="Dashed (var) 6485" draw:style="rect" draw:dots1="1" draw:dots1-length="0.006cm" draw:dots2="1" draw:dots2-length="0.006cm" draw:distance="0.006cm"/>
    <draw:stroke-dash draw:name="Dashed_20__28_var_29__20_6486" draw:display-name="Dashed (var) 6486" draw:style="rect" draw:dots1="1" draw:dots1-length="0.006cm" draw:dots2="1" draw:dots2-length="0.006cm" draw:distance="0.006cm"/>
    <draw:stroke-dash draw:name="Dashed_20__28_var_29__20_6487" draw:display-name="Dashed (var) 6487" draw:style="rect" draw:dots1="1" draw:dots1-length="0.006cm" draw:dots2="1" draw:dots2-length="0.006cm" draw:distance="0.006cm"/>
    <draw:stroke-dash draw:name="Dashed_20__28_var_29__20_6488" draw:display-name="Dashed (var) 6488" draw:style="rect" draw:dots1="1" draw:dots1-length="0.006cm" draw:dots2="1" draw:dots2-length="0.006cm" draw:distance="0.006cm"/>
    <draw:stroke-dash draw:name="Dashed_20__28_var_29__20_6489" draw:display-name="Dashed (var) 6489" draw:style="rect" draw:dots1="1" draw:dots1-length="0.006cm" draw:dots2="1" draw:dots2-length="0.006cm" draw:distance="0.006cm"/>
    <draw:stroke-dash draw:name="Dashed_20__28_var_29__20_6490" draw:display-name="Dashed (var) 6490" draw:style="rect" draw:dots1="1" draw:dots1-length="0.006cm" draw:dots2="1" draw:dots2-length="0.006cm" draw:distance="0.006cm"/>
    <draw:stroke-dash draw:name="Dashed_20__28_var_29__20_6491" draw:display-name="Dashed (var) 6491" draw:style="rect" draw:dots1="1" draw:dots1-length="0.006cm" draw:dots2="1" draw:dots2-length="0.006cm" draw:distance="0.006cm"/>
    <draw:stroke-dash draw:name="Dashed_20__28_var_29__20_6492" draw:display-name="Dashed (var) 6492" draw:style="rect" draw:dots1="1" draw:dots1-length="0.006cm" draw:dots2="1" draw:dots2-length="0.006cm" draw:distance="0.006cm"/>
    <draw:stroke-dash draw:name="Dashed_20__28_var_29__20_6493" draw:display-name="Dashed (var) 6493" draw:style="rect" draw:dots1="1" draw:dots1-length="0.006cm" draw:dots2="1" draw:dots2-length="0.006cm" draw:distance="0.006cm"/>
    <draw:stroke-dash draw:name="Dashed_20__28_var_29__20_6494" draw:display-name="Dashed (var) 6494" draw:style="rect" draw:dots1="1" draw:dots1-length="0.006cm" draw:dots2="1" draw:dots2-length="0.006cm" draw:distance="0.006cm"/>
    <draw:stroke-dash draw:name="Dashed_20__28_var_29__20_6495" draw:display-name="Dashed (var) 6495" draw:style="rect" draw:dots1="1" draw:dots1-length="0.006cm" draw:dots2="1" draw:dots2-length="0.006cm" draw:distance="0.006cm"/>
    <draw:stroke-dash draw:name="Dashed_20__28_var_29__20_6496" draw:display-name="Dashed (var) 6496" draw:style="rect" draw:dots1="1" draw:dots1-length="0.006cm" draw:dots2="1" draw:dots2-length="0.006cm" draw:distance="0.006cm"/>
    <draw:stroke-dash draw:name="Dashed_20__28_var_29__20_6497" draw:display-name="Dashed (var) 6497" draw:style="rect" draw:dots1="1" draw:dots1-length="0.006cm" draw:dots2="1" draw:dots2-length="0.006cm" draw:distance="0.006cm"/>
    <draw:stroke-dash draw:name="Dashed_20__28_var_29__20_6498" draw:display-name="Dashed (var) 6498" draw:style="rect" draw:dots1="1" draw:dots1-length="0.006cm" draw:dots2="1" draw:dots2-length="0.006cm" draw:distance="0.006cm"/>
    <draw:stroke-dash draw:name="Dashed_20__28_var_29__20_6499" draw:display-name="Dashed (var) 6499" draw:style="rect" draw:dots1="1" draw:dots1-length="0.006cm" draw:dots2="1" draw:dots2-length="0.006cm" draw:distance="0.006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06cm" draw:dots2="1" draw:dots2-length="0.006cm" draw:distance="0.006cm"/>
    <draw:stroke-dash draw:name="Dashed_20__28_var_29__20_6533" draw:display-name="Dashed (var) 6533" draw:style="rect" draw:dots1="1" draw:dots1-length="0.006cm" draw:dots2="1" draw:dots2-length="0.006cm" draw:distance="0.006cm"/>
    <draw:stroke-dash draw:name="Dashed_20__28_var_29__20_6534" draw:display-name="Dashed (var) 6534" draw:style="rect" draw:dots1="1" draw:dots1-length="0.006cm" draw:dots2="1" draw:dots2-length="0.006cm" draw:distance="0.006cm"/>
    <draw:stroke-dash draw:name="Dashed_20__28_var_29__20_6535" draw:display-name="Dashed (var) 6535" draw:style="rect" draw:dots1="1" draw:dots1-length="0.006cm" draw:dots2="1" draw:dots2-length="0.006cm" draw:distance="0.006cm"/>
    <draw:stroke-dash draw:name="Dashed_20__28_var_29__20_6536" draw:display-name="Dashed (var) 6536" draw:style="rect" draw:dots1="1" draw:dots1-length="0.006cm" draw:dots2="1" draw:dots2-length="0.006cm" draw:distance="0.006cm"/>
    <draw:stroke-dash draw:name="Dashed_20__28_var_29__20_6537" draw:display-name="Dashed (var) 6537" draw:style="rect" draw:dots1="1" draw:dots1-length="0.006cm" draw:dots2="1" draw:dots2-length="0.006cm" draw:distance="0.006cm"/>
    <draw:stroke-dash draw:name="Dashed_20__28_var_29__20_6538" draw:display-name="Dashed (var) 6538" draw:style="rect" draw:dots1="1" draw:dots1-length="0.006cm" draw:dots2="1" draw:dots2-length="0.006cm" draw:distance="0.006cm"/>
    <draw:stroke-dash draw:name="Dashed_20__28_var_29__20_6539" draw:display-name="Dashed (var) 6539" draw:style="rect" draw:dots1="1" draw:dots1-length="0.006cm" draw:dots2="1" draw:dots2-length="0.006cm" draw:distance="0.006cm"/>
    <draw:stroke-dash draw:name="Dashed_20__28_var_29__20_6540" draw:display-name="Dashed (var) 6540" draw:style="rect" draw:dots1="1" draw:dots1-length="0.006cm" draw:dots2="1" draw:dots2-length="0.006cm" draw:distance="0.006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1cm" draw:dots2="1" draw:dots2-length="0.001cm" draw:distance="0.001cm"/>
    <draw:stroke-dash draw:name="Dashed_20__28_var_29__20_6795" draw:display-name="Dashed (var) 6795" draw:style="rect" draw:dots1="1" draw:dots1-length="0.001cm" draw:dots2="1" draw:dots2-length="0.001cm" draw:distance="0.001cm"/>
    <draw:stroke-dash draw:name="Dashed_20__28_var_29__20_6796" draw:display-name="Dashed (var) 6796" draw:style="rect" draw:dots1="1" draw:dots1-length="0.001cm" draw:dots2="1" draw:dots2-length="0.001cm" draw:distance="0.001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8" draw:display-name="Dashed (var) 6808" draw:style="rect" draw:dots1="1" draw:dots1-length="0.003cm" draw:dots2="1" draw:dots2-length="0.003cm" draw:distance="0.003cm"/>
    <draw:stroke-dash draw:name="Dashed_20__28_var_29__20_6809" draw:display-name="Dashed (var) 6809" draw:style="rect" draw:dots1="1" draw:dots1-length="0.003cm" draw:dots2="1" draw:dots2-length="0.003cm" draw:distance="0.003cm"/>
    <draw:stroke-dash draw:name="Dashed_20__28_var_29__20_6810" draw:display-name="Dashed (var) 6810" draw:style="rect" draw:dots1="1" draw:dots1-length="0.003cm" draw:dots2="1" draw:dots2-length="0.003cm" draw:distance="0.003cm"/>
    <draw:stroke-dash draw:name="Dashed_20__28_var_29__20_6811" draw:display-name="Dashed (var) 6811" draw:style="rect" draw:dots1="1" draw:dots1-length="0.003cm" draw:dots2="1" draw:dots2-length="0.003cm" draw:distance="0.003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1cm" draw:dots2="1" draw:dots2-length="0.001cm" draw:distance="0.001cm"/>
    <draw:stroke-dash draw:name="Dashed_20__28_var_29__20_6820" draw:display-name="Dashed (var) 6820" draw:style="rect" draw:dots1="1" draw:dots1-length="0.001cm" draw:dots2="1" draw:dots2-length="0.001cm" draw:distance="0.001cm"/>
    <draw:stroke-dash draw:name="Dashed_20__28_var_29__20_6821" draw:display-name="Dashed (var) 6821" draw:style="rect" draw:dots1="1" draw:dots1-length="0.001cm" draw:dots2="1" draw:dots2-length="0.001cm" draw:distance="0.001cm"/>
    <draw:stroke-dash draw:name="Dashed_20__28_var_29__20_6822" draw:display-name="Dashed (var) 6822" draw:style="rect" draw:dots1="1" draw:dots1-length="0.001cm" draw:dots2="1" draw:dots2-length="0.001cm" draw:distance="0.001cm"/>
    <draw:stroke-dash draw:name="Dashed_20__28_var_29__20_6823" draw:display-name="Dashed (var) 6823" draw:style="rect" draw:dots1="1" draw:dots1-length="0.001cm" draw:dots2="1" draw:dots2-length="0.001cm" draw:distance="0.001cm"/>
    <draw:stroke-dash draw:name="Dashed_20__28_var_29__20_6824" draw:display-name="Dashed (var) 6824" draw:style="rect" draw:dots1="1" draw:dots1-length="0.001cm" draw:dots2="1" draw:dots2-length="0.001cm" draw:distance="0.001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11cm" draw:dots2="1" draw:dots2-length="0.011cm" draw:distance="0.011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fr" fo:country="FR"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1"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2"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6"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style:font-name="Bitstream Vera Sans6"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style:font-name="Bitstream Vera Sans6"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2" fo:font-family="'Bitstream Vera Sans'" style:font-style-name="Roman" style:font-family-generic="swiss" style:font-pitch="variable" fo:font-size="14pt" fo:font-weight="bold" style:font-size-asian="14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4" fo:font-family="'Bitstream Vera Sans'" style:font-family-generic="roman" style:font-pitch="variable" fo:font-size="11pt" fo:font-style="normal" fo:font-weight="bold" style:font-size-asian="11pt" style:font-style-asian="normal"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loext:contextual-spacing="false" fo:text-align="justify" style:justify-single-word="false" style:page-number="auto"/>
      <style:text-properties style:font-name="Bitstream Vera Sans2"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 fo:font-family="'Times New Roman'" style:font-style-name="Italique" style:font-family-generic="roman" style:font-pitch="variable" fo:font-style="italic" fo:background-color="transparent"/>
    </style:style>
    <style:style style:name="corps" style:family="text">
      <style:text-properties style:font-name="Bitstream Vera Sans2"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1"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6"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5"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style:font-name="Bitstream Vera Sans2" fo:font-family="'Bitstream Vera Sans'" style:font-style-name="Roman" style:font-family-generic="swiss" style:font-pitch="variable" fo:font-size="12pt" fo:font-style="normal" fo:font-weight="normal" fo:background-color="transparent" style:font-size-asian="10.5pt"/>
    </style:style>
    <style:style style:name="_5f_Consigne" style:display-name="_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style:font-name="Times New Roman1"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style:font-name="Bitstream Vera Sans1"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1"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1"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6"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style:font-name="Bitstream Vera Sans2"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style:font-name="Bitstream Vera Sans2"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Numéros_20_de_20_s_27_entraîner" style:display-name="-Numéros de s'entraîner" style:family="text">
      <style:text-properties fo:color="#ffffff"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Bold_5f_niv2" style:display-name="Bold_niv2" style:family="text">
      <style:text-properties fo:color="#d3802b"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4"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4"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4"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1.101cm" fo:margin-right="0cm"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6"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6"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6" fo:font-size="11pt" fo:font-weight="normal" style:font-size-asian="11pt" style:font-weight-asian="normal" style:font-size-complex="11pt" style:font-weight-complex="normal"/>
    </style:style>
    <style:style style:name="MP22" style:family="paragraph" style:parent-style-name="Footer">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_5f_En-tête">
      <style:text-properties officeooo:paragraph-rsid="00551eb5"/>
    </style:style>
    <style:style style:name="MP27" style:family="paragraph">
      <loext:graphic-properties draw:fill="solid" draw:fill-color="#1ca2b8"/>
    </style:style>
    <style:style style:name="MP28" style:family="paragraph">
      <style:paragraph-properties fo:text-align="center"/>
    </style:style>
    <style:style style:name="MP29" style:family="paragraph">
      <loext:graphic-properties draw:fill="none" draw:fill-color="#ffffff"/>
      <style:paragraph-properties fo:text-align="center"/>
      <style:text-properties fo:color="#ffffff" style:font-name="Bitstream Vera Sans6"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rsid="001655a3" officeooo:paragraph-rsid="00551eb5"/>
    </style:style>
    <style:style style:name="MT1" style:family="text">
      <style:text-properties fo:font-variant="small-caps"/>
    </style:style>
    <style:style style:name="MT2" style:family="text">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T3" style:family="text">
      <style:text-properties fo:color="#33ccb2"/>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style:font-name="Bitstream Vera Sans6" fo:font-size="16pt" fo:font-weight="bold" style:font-size-asian="16pt" style:font-weight-asian="bold" style:font-size-complex="16pt" style:font-weight-complex="bold"/>
    </style:style>
    <style:style style:name="MT7" style:family="text">
      <style:text-properties fo:font-variant="normal" fo:text-transform="none" fo:color="#1ca2b8" style:font-name="Bitstream Vera Sans6" fo:font-size="16pt" fo:letter-spacing="-0.007cm" fo:font-style="normal" fo:text-shadow="none" fo:font-weight="bold" officeooo:rsid="003bda30" style:font-size-asian="16pt" style:font-style-asian="normal" style:font-size-complex="16pt" style:font-style-complex="normal"/>
    </style:style>
    <style:style style:name="MT8" style:family="text">
      <style:text-properties fo:font-size="16pt" fo:letter-spacing="-0.007cm" officeooo:rsid="00551eb5" style:font-size-asian="16pt" style:font-size-complex="16pt"/>
    </style:style>
    <style:style style:name="MT9" style:family="text">
      <style:text-properties officeooo:rsid="001d30cf"/>
    </style:style>
    <style:style style:name="MT10" style:family="text">
      <style:text-properties officeooo:rsid="0057740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7"/>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8">Série 3 : ???</text:p>
      </style:header>
      <style:footer>
        <text:p text:style-name="MP9">Chapitre ? : ...</text:p>
      </style:footer>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12">Série 2 :<text:tab/> <text:s text:c="87"/>Chapitre G? : ...</text:p>
      </style:footer-left>
    </style:master-page>
    <style:master-page style:name="_5f_Fiche_20_éditeur_20_série_20_2_20_impaire_20_une_20_colonne_20__28_D_29_" style:display-name="_Fiche éditeur série 2 impaire une colonne (D)" style:page-layout-name="Mpm10" style:next-style-name="_5f_Fiche_20_éditeur_20_série_20_2_20_paire_20__28_G_29_">
      <style:header>
        <text:p text:style-name="Header">Série 2 : Propriétés</text:p>
      </style:header>
      <style:footer>
        <text:p text:style-name="MP6">Chapitre G1 : Symétrie centrale</text:p>
      </style:footer>
      <style:footer-left>
        <text:p text:style-name="MP6"><text:s/><text:span text:style-name="MT3">Chapitre G4 : Angles</text:span></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8">Série 4 : ???</text:p>
      </style:header>
      <style:footer>
        <text:p text:style-name="MP13">Chapitre ? : ...</text:p>
      </style:footer>
      <style:footer-left>
        <text:p text:style-name="MP7"/>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8">Série 4 : ???</text:p>
      </style:header>
      <style:footer>
        <text:p text:style-name="MP9">Chapitre ? : ...</text:p>
      </style:footer>
    </style:master-page>
    <style:master-page style:name="_5f_Fiche_20_éditeur_20_série_20_5_20_paire_20__28_D_29_" style:display-name="_Fiche éditeur série 5 paire (D)" style:page-layout-name="Mpm13"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6">N4 : Fractions</text:p>
                    </table:table-cell>
                    <table:table-cell table:style-name="Tableau18.A1" office:value-type="string">
                      <text:p text:style-name="MP16"/>
                    </table:table-cell>
                  </table:table-row>
                  <table:table-row table:style-name="Tableau18.B1.1">
                    <table:table-cell table:style-name="Tableau18.A1" office:value-type="string">
                      <text:p text:style-name="MP17">Série 1 : Fractions et parts</text:p>
                    </table:table-cell>
                    <table:table-cell table:style-name="Tableau18.A1" office:value-type="string">
                      <text:p text:style-name="MP17"/>
                    </table:table-cell>
                  </table:table-row>
                </table:table>
              </table:table-cell>
            </table:table-row>
          </table:table-header-rows>
        </table:table>
        <text:p text:style-name="MP18"/>
      </style:header>
    </style:master-page>
    <style:master-page style:name="_5f_Fiche_20_éditeur_20_série_20_1_20_impaire_20__28_D_29_" style:display-name="_Fiche éditeur série 1 impaire (D)" style:page-layout-name="Mpm15"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12">Série 1 :<text:tab/><text:tab/> <text:s text:c="43"/>Chapitre G? : ...</text:p>
      </style:footer-left>
    </style:master-page>
    <style:master-page style:name="_5f_Fiche_20_format_20_Site" style:display-name="_Fiche format Site" style:page-layout-name="Mpm16">
      <style:header>
        <text:p text:style-name="MP19"/>
        <text:p text:style-name="MP20"><text:span text:style-name="MT4">Chapitre N3 :</text:span> <text:span text:style-name="MT5">Nombres fractions</text:span></text:p>
        <text:p text:style-name="MP21">Série 2 : Fractions et partage <text:s text:c="75"/></text:p>
      </style:header>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8">Synthèse</text:p>
      </style:header>
      <style:footer>
        <text:p text:style-name="MP6">Chapitre ? : ...</text:p>
      </style:footer>
      <style:footer-left>
        <text:p text:style-name="MP22"/>
      </style:footer-left>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8">Synthèse</text:p>
      </style:header>
      <style:footer>
        <text:p text:style-name="MP4">Chapitre ? : ...</text:p>
      </style:footer>
    </style:master-page>
    <style:master-page style:name="_5f_Fiche_20_du_20_livret_20_Génération_20_5" style:display-name="_Fiche du livret Génération 5" style:page-layout-name="Mpm17">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8"/>
    <style:master-page style:name="Left_20_Page" style:display-name="Left Page" style:page-layout-name="Mpm19" style:next-style-name="Right_20_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6"><draw:path text:anchor-type="paragraph" draw:z-index="1" draw:style-name="Mgr1" draw:text-style-name="MP27" svg:width="4.329cm" svg:height="2.24cm" svg:x="-1.499cm" svg:y="-1cm" svg:viewBox="0 0 4330 2241" svg:d="M0 2241l3984-288c209-15 363-168 345-342l-170-1611h-4159z"><text:p/></draw:path><draw:frame text:anchor-type="paragraph" draw:z-index="3" draw:style-name="Mgr2" draw:text-style-name="MP29" svg:width="2.703cm" svg:height="0.715cm" draw:transform="rotate (0.0872664625997165) translate (-0.172861111111111cm 0.218722222222222cm)"><draw:text-box><text:p text:style-name="MP28"><text:span text:style-name="MT6">Série 1</text:span></text:p></draw:text-box></draw:frame><draw:line text:anchor-type="paragraph" draw:z-index="9" draw:style-name="Mgr3" draw:text-style-name="MP28" svg:x1="18.004cm" svg:y1="0.36cm" svg:x2="20.496cm" svg:y2="0.36cm"><text:p/></draw:line><text:span text:style-name="MT7">R</text:span><text:span text:style-name="MT8">econnaître des points ou figures symétriques</text:span></text:p>
      </style:header>
      <style:footer>
        <text:p text:style-name="MP30"><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31"><draw:g text:anchor-type="paragraph" draw:z-index="11" draw:style-name="Mgr4"><draw:path draw:style-name="Mgr5" draw:text-style-name="MP32" svg:width="0.855cm" svg:height="1.172cm" svg:x="-0.03cm" svg:y="-0.194cm" svg:viewBox="0 0 856 1173" svg:d="M856 1173h-856v-991c0-100 79-182 175-182h505c97 0 176 82 176 182z"><text:p/></draw:path></draw:g><text:page-number text:select-page="current">101</text:page-number></text:p></draw:text-box></draw:frame><text:p text:style-name="MP33">Transformation<text:span text:style-name="MT9">s</text:span> et parallélogramme<text:span text:style-name="MT10">s</text:span> • D2</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3-26T10:59:29.346000000</dc:date>
    <meta:printed-by>Katia Hache</meta:printed-by>
    <meta:print-date>2008-12-06T20:07:18</meta:print-date>
    <meta:editing-cycles>112</meta:editing-cycles>
    <meta:editing-duration>P1DT23H9M4S</meta:editing-duration>
    <meta:document-statistic meta:table-count="3" meta:image-count="0" meta:object-count="1" meta:page-count="3" meta:paragraph-count="109" meta:word-count="768" meta:character-count="4319" meta:non-whitespace-character-count="3228"/>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1</mn>
      <mn>2</mn>
    </mfrac>
    <annotation encoding="StarMath 5.0">{1} over {2}</annotation>
  </semantics>
</math>
</file>